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51mm"/>
    </style:style>
    <style:style style:name="co2" style:family="table-column">
      <style:table-column-properties fo:break-before="auto" style:column-width="3.32mm"/>
    </style:style>
    <style:style style:name="co3" style:family="table-column">
      <style:table-column-properties fo:break-before="auto" style:column-width="61.24mm"/>
    </style:style>
    <style:style style:name="co4" style:family="table-column">
      <style:table-column-properties fo:break-before="auto" style:column-width="25.21mm"/>
    </style:style>
    <style:style style:name="co5" style:family="table-column">
      <style:table-column-properties fo:break-before="auto" style:column-width="22.54mm"/>
    </style:style>
    <style:style style:name="co6" style:family="table-column">
      <style:table-column-properties fo:break-before="auto" style:column-width="1.76mm"/>
    </style:style>
    <style:style style:name="co7" style:family="table-column">
      <style:table-column-properties fo:break-before="auto" style:column-width="5.96mm"/>
    </style:style>
    <style:style style:name="co8" style:family="table-column">
      <style:table-column-properties fo:break-before="auto" style:column-width="19.23mm"/>
    </style:style>
    <style:style style:name="co9" style:family="table-column">
      <style:table-column-properties fo:break-before="auto" style:column-width="17.9mm"/>
    </style:style>
    <style:style style:name="co10" style:family="table-column">
      <style:table-column-properties fo:break-before="auto" style:column-width="4.2mm"/>
    </style:style>
    <style:style style:name="co11" style:family="table-column">
      <style:table-column-properties fo:break-before="auto" style:column-width="20.34mm"/>
    </style:style>
    <style:style style:name="co12" style:family="table-column">
      <style:table-column-properties fo:break-before="auto" style:column-width="23.21mm"/>
    </style:style>
    <style:style style:name="co13" style:family="table-column">
      <style:table-column-properties fo:break-before="auto" style:column-width="4.43mm"/>
    </style:style>
    <style:style style:name="co14" style:family="table-column">
      <style:table-column-properties fo:break-before="auto" style:column-width="22.1mm"/>
    </style:style>
    <style:style style:name="co15" style:family="table-column">
      <style:table-column-properties fo:break-before="auto" style:column-width="2.65mm"/>
    </style:style>
    <style:style style:name="co16" style:family="table-column">
      <style:table-column-properties fo:break-before="auto" style:column-width="20.57mm"/>
    </style:style>
    <style:style style:name="co17" style:family="table-column">
      <style:table-column-properties fo:break-before="auto" style:column-width="34.04mm"/>
    </style:style>
    <style:style style:name="co18" style:family="table-column">
      <style:table-column-properties fo:break-before="auto" style:column-width="2.43mm"/>
    </style:style>
    <style:style style:name="co19" style:family="table-column">
      <style:table-column-properties fo:break-before="auto" style:column-width="0.88mm"/>
    </style:style>
    <style:style style:name="co20" style:family="table-column">
      <style:table-column-properties fo:break-before="auto" style:column-width="33.16mm"/>
    </style:style>
    <style:style style:name="co21" style:family="table-column">
      <style:table-column-properties fo:break-before="auto" style:column-width="17.23mm"/>
    </style:style>
    <style:style style:name="co22" style:family="table-column">
      <style:table-column-properties fo:break-before="auto" style:column-width="7.28mm"/>
    </style:style>
    <style:style style:name="co23" style:family="table-column">
      <style:table-column-properties fo:break-before="auto" style:column-width="75.18mm"/>
    </style:style>
    <style:style style:name="ro1" style:family="table-row">
      <style:table-row-properties style:row-height="9.21mm" fo:break-before="auto" style:use-optimal-row-height="false"/>
    </style:style>
    <style:style style:name="ro2" style:family="table-row">
      <style:table-row-properties style:row-height="5.61mm" fo:break-before="auto" style:use-optimal-row-height="false"/>
    </style:style>
    <style:style style:name="ro3" style:family="table-row">
      <style:table-row-properties style:row-height="4.97mm" fo:break-before="auto" style:use-optimal-row-height="false"/>
    </style:style>
    <style:style style:name="ro4" style:family="table-row">
      <style:table-row-properties style:row-height="4.55mm" fo:break-before="auto" style:use-optimal-row-height="false"/>
    </style:style>
    <style:style style:name="ro5" style:family="table-row">
      <style:table-row-properties style:row-height="4.02mm" fo:break-before="auto" style:use-optimal-row-height="false"/>
    </style:style>
    <style:style style:name="ro6" style:family="table-row">
      <style:table-row-properties style:row-height="3.97mm" fo:break-before="auto" style:use-optimal-row-height="false"/>
    </style:style>
    <style:style style:name="ro7" style:family="table-row">
      <style:table-row-properties style:row-height="5.72mm" fo:break-before="auto" style:use-optimal-row-height="true"/>
    </style:style>
    <style:style style:name="ta1" style:family="table" style:master-page-name="PageStyle_5f_Page1">
      <style:table-properties table:display="true" style:writing-mode="lr-tb"/>
    </style:style>
    <style:style style:name="ta2" style:family="table" style:master-page-name="PageStyle_5f_Page2">
      <style:table-properties table:display="true" style:writing-mode="lr-tb"/>
    </style:style>
    <style:style style:name="ta3" style:family="table" style:master-page-name="PageStyle_5f_Page3">
      <style:table-properties table:display="true" style:writing-mode="lr-tb"/>
    </style:style>
    <style:style style:name="ta4" style:family="table" style:master-page-name="PageStyle_5f_Page4">
      <style:table-properties table:display="true" style:writing-mode="lr-tb"/>
    </style:style>
    <style:style style:name="ta5" style:family="table" style:master-page-name="PageStyle_5f_Page5">
      <style:table-properties table:display="true" style:writing-mode="lr-tb"/>
    </style:style>
    <style:style style:name="ta6" style:family="table" style:master-page-name="PageStyle_5f_Page6">
      <style:table-properties table:display="true" style:writing-mode="lr-tb"/>
    </style:style>
    <style:style style:name="ta7" style:family="table" style:master-page-name="PageStyle_5f_Page7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5pt" fo:font-style="normal" fo:text-shadow="none" style:text-underline-style="none" fo:font-weight="bold" style:font-name-asian="細明體" style:font-size-asian="15pt" style:font-style-asian="normal" style:font-weight-asian="bold" style:font-size-complex="15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" style:family="table-cell" style:parent-style-name="Default">
      <style:table-cell-properties fo:border-bottom="0.74pt dotte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" style:family="table-cell" style:parent-style-name="Default">
      <style:table-cell-properties fo:background-color="#d9d9d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5pt" fo:font-style="normal" fo:text-shadow="none" style:text-underline-style="none" fo:font-weight="bold" style:font-name-asian="細明體" style:font-size-asian="15pt" style:font-style-asian="normal" style:font-weight-asian="bold" style:font-size-complex="15pt" style:font-style-complex="normal" style:font-weight-complex="bold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2" style:family="table-cell" style:parent-style-name="Default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4" style:family="table-cell" style:parent-style-name="Default">
      <style:table-cell-properties fo:border-bottom="0.74pt dotte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5" style:family="table-cell" style:parent-style-name="Default">
      <style:table-cell-properties fo:border-bottom="none" fo:background-color="#d9d9d9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7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8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9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0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1" style:family="table-cell" style:parent-style-name="Default" style:data-style-name="N14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2" style:family="table-cell" style:parent-style-name="Default" style:data-style-name="N143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3" style:family="table-cell" style:parent-style-name="Default" style:data-style-name="N14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4" style:family="table-cell" style:parent-style-name="Default" style:data-style-name="N14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5" style:family="table-cell" style:parent-style-name="Default" style:data-style-name="N14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6" style:family="table-cell" style:parent-style-name="Default" style:data-style-name="N143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7" style:family="table-cell" style:parent-style-name="Default" style:data-style-name="N144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8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1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2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4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5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6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7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8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1" style:family="table-cell" style:parent-style-name="Default">
      <style:table-cell-properties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2" style:family="table-cell" style:parent-style-name="Default" style:data-style-name="N14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3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4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5" style:family="table-cell" style:parent-style-name="一般_5f_WESRB002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6" style:family="table-cell" style:parent-style-name="一般_5f_WESRB002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7" style:family="table-cell" style:parent-style-name="一般_5f_WESRB002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8" style:family="table-cell" style:parent-style-name="一般_5f_WESRB002" style:data-style-name="N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9" style:family="table-cell" style:parent-style-name="一般_5f_WESRB00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0" style:family="table-cell" style:parent-style-name="一般_5f_WESRB003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1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2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3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4" style:family="table-cell" style:parent-style-name="Default" style:data-style-name="N14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5" style:family="table-cell" style:parent-style-name="Default" style:data-style-name="N141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6" style:family="table-cell" style:parent-style-name="Default" style:data-style-name="N142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7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8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9" style:family="table-cell" style:parent-style-name="Default" style:data-style-name="N141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0" style:family="table-cell" style:parent-style-name="Default" style:data-style-name="N141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1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2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3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84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5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6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7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8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9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0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1" style:family="table-cell" style:parent-style-name="一般_5f_WESRB001">
      <style:table-cell-properties fo:border-bottom="0.74pt dotte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2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3" style:family="table-cell" style:parent-style-name="Default" style:data-style-name="N141">
      <style:table-cell-properties fo:border-bottom="none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4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9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0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1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2" style:family="table-cell" style:parent-style-name="一般_5f_WESRB001">
      <style:table-cell-properties fo:border-bottom="0.74pt dotte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3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4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5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07" style:family="table-cell" style:parent-style-name="一般_5f_WESRB001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8" style:family="table-cell" style:parent-style-name="一般_5f_WESRB001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9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0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1" style:family="table-cell" style:parent-style-name="一般_5f_WESRB001">
      <style:table-cell-properties fo:border-bottom="0.74pt dotte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2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3" style:family="table-cell" style:parent-style-name="一般_5f_WESRB001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tru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4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1" style:family="text">
      <style:text-properties style:use-window-font-color="true" style:font-name="Times New Roman" fo:font-size="8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8pt" style:font-size-complex="8pt" style:font-weight-asian="normal" style:font-weight-complex="normal" style:font-style-asian="normal" style:font-style-complex="normal"/>
    </style:style>
    <style:style style:name="T2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 style:font-name="細明體" style:font-name-asian="細明體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age1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4" table:default-cell-style-name="ce14"/>
        <table:table-column table:style-name="co5" table:number-columns-repeated="8" table:default-cell-style-name="ce14"/>
        <table:table-column table:style-name="co6" table:default-cell-style-name="ce13"/>
        <table:table-column table:style-name="co7" table:default-cell-style-name="ce14"/>
        <table:table-column table:style-name="co8" table:default-cell-style-name="ce14"/>
        <table:table-column table:style-name="co9" table:number-columns-repeated="1009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油當量單位）</text:p>
            </table:table-cell>
            <table:covered-table-cell table:number-columns-repeated="11" table:style-name="ce15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106年(西元2017年)</text:p>
            </table:table-cell>
            <table:covered-table-cell table:number-columns-repeated="2" table:style-name="ce2"/>
            <table:table-cell table:style-name="ce36" table:number-columns-repeated="6"/>
            <table:table-cell table:style-name="ce49" office:value-type="string" calcext:value-type="string" table:number-columns-spanned="3" table:number-rows-spanned="1">
              <text:p>(單位：公秉油當量)(<text:span text:style-name="T1">Unit:kiloiter of oil equivalent</text:span><text:span text:style-name="T2">)</text:span></text:p>
            </table:table-cell>
            <table:covered-table-cell table:number-columns-repeated="2" table:style-name="ce49"/>
            <table:table-cell table:style-name="ce12"/>
            <table:table-cell table:style-name="ce36" table:number-columns-repeated="1011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1" calcext:value-type="float">
              <text:p>1</text:p>
            </table:table-cell>
            <table:table-cell table:style-name="ce37" office:value-type="float" office:value="2" calcext:value-type="float">
              <text:p>2</text:p>
            </table:table-cell>
            <table:table-cell table:style-name="ce37" office:value-type="float" office:value="3" calcext:value-type="float">
              <text:p>3</text:p>
            </table:table-cell>
            <table:table-cell table:style-name="ce37" office:value-type="float" office:value="4" calcext:value-type="float">
              <text:p>4</text:p>
            </table:table-cell>
            <table:table-cell table:style-name="ce37" office:value-type="float" office:value="5" calcext:value-type="float">
              <text:p>5</text:p>
            </table:table-cell>
            <table:table-cell table:style-name="ce37" office:value-type="float" office:value="6" calcext:value-type="float">
              <text:p>6</text:p>
            </table:table-cell>
            <table:table-cell table:style-name="ce37" office:value-type="float" office:value="7" calcext:value-type="float">
              <text:p>7</text:p>
            </table:table-cell>
            <table:table-cell table:style-name="ce37" office:value-type="float" office:value="8" calcext:value-type="float">
              <text:p>8</text:p>
            </table:table-cell>
            <table:table-cell table:style-name="ce37" office:value-type="float" office:value="9" calcext:value-type="float">
              <text:p>9</text:p>
            </table:table-cell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煤及煤產品</text:p>
            </table:table-cell>
            <table:table-cell table:style-name="ce38" office:value-type="string" calcext:value-type="string">
              <text:p>煙煤-煉焦煤</text:p>
            </table:table-cell>
            <table:table-cell table:style-name="ce38" office:value-type="string" calcext:value-type="string">
              <text:p>煙煤-燃料煤</text:p>
            </table:table-cell>
            <table:table-cell table:style-name="ce38" office:value-type="string" calcext:value-type="string">
              <text:p>無煙煤</text:p>
            </table:table-cell>
            <table:table-cell table:style-name="ce38" office:value-type="string" calcext:value-type="string">
              <text:p>亞煙煤</text:p>
            </table:table-cell>
            <table:table-cell table:style-name="ce38" office:value-type="string" calcext:value-type="string">
              <text:p>褐煤</text:p>
            </table:table-cell>
            <table:table-cell table:style-name="ce38" office:value-type="string" calcext:value-type="string">
              <text:p>泥煤</text:p>
            </table:table-cell>
            <table:table-cell table:style-name="ce38" office:value-type="string" calcext:value-type="string">
              <text:p>焦炭</text:p>
            </table:table-cell>
            <table:table-cell table:style-name="ce38" office:value-type="string" calcext:value-type="string">
              <text:p>煤球</text:p>
            </table:table-cell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table:number-columns-repeated="9"/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Coal and Coal</text:p>
            </table:table-cell>
            <table:table-cell table:number-columns-repeated="2" table:style-name="ce39" office:value-type="string" calcext:value-type="string">
              <text:p>Bituminous Coal-</text:p>
            </table:table-cell>
            <table:table-cell table:style-name="ce39" office:value-type="string" calcext:value-type="string">
              <text:p>Anthracite</text:p>
            </table:table-cell>
            <table:table-cell table:style-name="ce39" office:value-type="string" calcext:value-type="string">
              <text:p>Sub-bituminous</text:p>
            </table:table-cell>
            <table:table-cell table:style-name="ce39" office:value-type="string" calcext:value-type="string">
              <text:p>Lignite</text:p>
            </table:table-cell>
            <table:table-cell table:style-name="ce39" office:value-type="string" calcext:value-type="string">
              <text:p>Peat</text:p>
            </table:table-cell>
            <table:table-cell table:style-name="ce39" office:value-type="string" calcext:value-type="string">
              <text:p>Coke Oven Coke</text:p>
            </table:table-cell>
            <table:table-cell table:style-name="ce39" office:value-type="string" calcext:value-type="string">
              <text:p>Patent Fuel</text:p>
            </table:table-cell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Products Total</text:p>
            </table:table-cell>
            <table:table-cell table:style-name="ce39" office:value-type="string" calcext:value-type="string">
              <text:p>Coking Coal</text:p>
            </table:table-cell>
            <table:table-cell table:style-name="ce39" office:value-type="string" calcext:value-type="string">
              <text:p>Steam Coal</text:p>
            </table:table-cell>
            <table:table-cell table:style-name="ce39"/>
            <table:table-cell table:style-name="ce39" office:value-type="string" calcext:value-type="string">
              <text:p>Coal</text:p>
            </table:table-cell>
            <table:table-cell table:style-name="ce39" table:number-columns-repeated="4"/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office:value-type="string" calcext:value-type="string">
              <text:p>C2-C12</text:p>
            </table:table-cell>
            <table:table-cell table:style-name="ce40" table:number-columns-repeated="8"/>
            <table:table-cell table:style-name="ce4"/>
            <table:table-cell table:style-name="ce50" table:number-columns-repeated="1011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9" table:style-name="ce41" office:value-type="float" office:value="0" calcext:value-type="float">
            <text:p/>
          </table:table-cell>
          <table:table-cell table:style-name="ce12"/>
          <table:table-cell table:style-name="ce36" table:number-columns-repeated="1011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44246881.0390044" calcext:value-type="float">
            <text:p><text:s/>44,246,881 <text:s/></text:p>
          </table:table-cell>
          <table:table-cell table:style-name="ce42" office:value-type="float" office:value="5139976.57111111" calcext:value-type="float">
            <text:p><text:s/>5,139,977 <text:s/></text:p>
          </table:table-cell>
          <table:table-cell table:style-name="ce42" office:value-type="float" office:value="31985840.5123378" calcext:value-type="float">
            <text:p><text:s/>31,985,841 <text:s/></text:p>
          </table:table-cell>
          <table:table-cell table:style-name="ce42" office:value-type="float" office:value="177956.766666667" calcext:value-type="float">
            <text:p><text:s/>177,957 <text:s/></text:p>
          </table:table-cell>
          <table:table-cell table:style-name="ce42" office:value-type="float" office:value="6730356.96666667" calcext:value-type="float">
            <text:p><text:s/>6,730,357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12750.222222222" calcext:value-type="float">
            <text:p><text:s/>212,750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style-name="ce42" office:value-type="float" office:value="36488.4444444444" calcext:value-type="float">
            <text:p><text:s/>36,488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88.66666666667" calcext:value-type="float">
            <text:p><text:s/>1,089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5399.7777777778" calcext:value-type="float">
            <text:p><text:s/>35,400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style-name="ce42" office:value-type="float" office:value="150995.31568" calcext:value-type="float">
            <text:p><text:s/>150,995 <text:s/></text:p>
          </table:table-cell>
          <table:table-cell table:style-name="ce42" office:value-type="float" office:value="-153623.371111111" calcext:value-type="float">
            <text:p><text:s/>-153,623 <text:s/></text:p>
          </table:table-cell>
          <table:table-cell table:style-name="ce42" office:value-type="float" office:value="28827.7312355555" calcext:value-type="float">
            <text:p><text:s/>28,828 <text:s/></text:p>
          </table:table-cell>
          <table:table-cell table:style-name="ce42" office:value-type="float" office:value="25671.2333333333" calcext:value-type="float">
            <text:p><text:s/>25,671 <text:s/></text:p>
          </table:table-cell>
          <table:table-cell table:style-name="ce42" office:value-type="float" office:value="256515.388888889" calcext:value-type="float">
            <text:p><text:s/>256,515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-6395.66666666666" calcext:value-type="float">
            <text:p><text:s/>-6,396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44059397.27888" calcext:value-type="float">
            <text:p><text:s/>44,059,397 <text:s/></text:p>
          </table:table-cell>
          <table:table-cell table:style-name="ce43" office:value-type="float" office:value="5293599.94222222" calcext:value-type="float">
            <text:p><text:s/>5,293,600 <text:s/></text:p>
          </table:table-cell>
          <table:table-cell table:style-name="ce43" office:value-type="float" office:value="31957012.7811022" calcext:value-type="float">
            <text:p><text:s/>31,957,013 <text:s/></text:p>
          </table:table-cell>
          <table:table-cell table:style-name="ce43" office:value-type="float" office:value="151196.866666667" calcext:value-type="float">
            <text:p><text:s/>151,197 <text:s/></text:p>
          </table:table-cell>
          <table:table-cell table:style-name="ce43" office:value-type="float" office:value="6473841.57777778" calcext:value-type="float">
            <text:p><text:s/>6,473,842 <text:s/>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183746.111111111" calcext:value-type="float">
            <text:p><text:s/>183,746 <text:s/></text:p>
          </table:table-cell>
          <table:table-cell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style-name="ce43" office:value-type="float" office:value="-140640.517621111" calcext:value-type="float">
            <text:p><text:s/>-140,641 <text:s/></text:p>
          </table:table-cell>
          <table:table-cell table:style-name="ce43" office:value-type="float" office:value="-37744.1766666664" calcext:value-type="float">
            <text:p><text:s/>-37,744 <text:s/></text:p>
          </table:table-cell>
          <table:table-cell table:style-name="ce43" office:value-type="float" office:value="-171675.974287778" calcext:value-type="float">
            <text:p><text:s/>-171,676 <text:s/></text:p>
          </table:table-cell>
          <table:table-cell table:style-name="ce43" office:value-type="float" office:value="-91682.3" calcext:value-type="float">
            <text:p><text:s/>-91,682 <text:s/></text:p>
          </table:table-cell>
          <table:table-cell table:style-name="ce43" office:value-type="float" office:value="203432.6" calcext:value-type="float">
            <text:p><text:s/>203,433 <text:s/>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-42970.6666666667" calcext:value-type="float">
            <text:p><text:s/>-42,971 <text:s/></text:p>
          </table:table-cell>
          <table:table-cell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44023214.2110977" calcext:value-type="float">
            <text:p><text:s/>44,023,214 <text:s/></text:p>
          </table:table-cell>
          <table:table-cell table:style-name="ce42" office:value-type="float" office:value="5331344.11888889" calcext:value-type="float">
            <text:p><text:s/>5,331,344 <text:s/></text:p>
          </table:table-cell>
          <table:table-cell table:style-name="ce42" office:value-type="float" office:value="27251221.8167807" calcext:value-type="float">
            <text:p><text:s/>27,251,22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6270408.97777778" calcext:value-type="float">
            <text:p><text:s/>6,270,409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045068.22222222" calcext:value-type="float">
            <text:p><text:s/>4,045,068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6758939.80379" calcext:value-type="float">
            <text:p><text:s/>6,758,940 <text:s/></text:p>
          </table:table-cell>
          <table:table-cell table:style-name="ce42" office:value-type="float" office:value="5331344.11888889" calcext:value-type="float">
            <text:p><text:s/>5,331,344 <text:s/></text:p>
          </table:table-cell>
          <table:table-cell table:style-name="ce42" office:value-type="float" office:value="1427595.68490111" calcext:value-type="float">
            <text:p><text:s/>1,427,59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style-name="ce42" office:value-type="float" office:value="5422395.39777778" calcext:value-type="float">
            <text:p><text:s/>5,422,39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377327.17555556" calcext:value-type="float">
            <text:p><text:s/>1,377,32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4045068.22222222" calcext:value-type="float">
            <text:p><text:s/>4,045,068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22517494.8" calcext:value-type="float">
            <text:p><text:s/>22,517,49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6474370.5333333" calcext:value-type="float">
            <text:p><text:s/>16,474,37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6043124.26666667" calcext:value-type="float">
            <text:p><text:s/>6,043,12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style-name="ce42" office:value-type="float" office:value="854827.057777778" calcext:value-type="float">
            <text:p><text:s/>854,82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854827.057777778" calcext:value-type="float">
            <text:p><text:s/>854,82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8469557.15175217" calcext:value-type="float">
            <text:p><text:s/>8,469,557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7117101.36521296" calcext:value-type="float">
            <text:p><text:s/>7,117,101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227284.711111111" calcext:value-type="float">
            <text:p><text:s/>227,285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8227362.11655556" calcext:value-type="float">
            <text:p><text:s/>8,227,36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4710033.22222222" calcext:value-type="float">
            <text:p><text:s/>4,710,033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8227362.11655556" calcext:value-type="float">
            <text:p><text:s/>8,227,36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4710033.22222222" calcext:value-type="float">
            <text:p><text:s/>4,710,033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1264607.59366667" calcext:value-type="float">
            <text:p><text:s/>1,264,608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601502.335" calcext:value-type="float">
            <text:p><text:s/>601,502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style-name="ce42" office:value-type="float" office:value="663105.258666667" calcext:value-type="float">
            <text:p><text:s/>663,105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style-name="ce44" office:value-type="float" office:value="98778.0445555556" calcext:value-type="float">
            <text:p><text:s/>98,778 <text:s/></text:p>
          </table:table-cell>
          <table:table-cell table:number-columns-repeated="6" table:style-name="ce44" office:value-type="float" office:value="0" calcext:value-type="float">
            <text:p/>
          </table:table-cell>
          <table:table-cell table:style-name="ce44" office:value-type="float" office:value="86983.5555555556" calcext:value-type="float">
            <text:p><text:s/>86,984 <text:s/></text:p>
          </table:table-cell>
          <table:table-cell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7040800.06373672" calcext:value-type="float">
            <text:p><text:s/>7,040,800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4877466.93860926" calcext:value-type="float">
            <text:p><text:s/>4,877,467 <text:s/></text:p>
          </table:table-cell>
          <table:table-cell table:style-name="ce44" office:value-type="float" office:value="242879.166666667" calcext:value-type="float">
            <text:p><text:s/>242,879 <text:s/></text:p>
          </table:table-cell>
          <table:table-cell table:number-columns-repeated="3" table:style-name="ce44" office:value-type="float" office:value="0" calcext:value-type="float">
            <text:p/>
          </table:table-cell>
          <table:table-cell table:style-name="ce44" office:value-type="float" office:value="804698.222222222" calcext:value-type="float">
            <text:p><text:s/>804,698 <text:s/></text:p>
          </table:table-cell>
          <table:table-cell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6698135.20818117" calcext:value-type="float">
            <text:p><text:s/>6,698,135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4877466.93860926" calcext:value-type="float">
            <text:p><text:s/>4,877,467 <text:s/></text:p>
          </table:table-cell>
          <table:table-cell table:style-name="ce44" office:value-type="float" office:value="226417.422222222" calcext:value-type="float">
            <text:p><text:s/>226,417 <text:s/></text:p>
          </table:table-cell>
          <table:table-cell table:number-columns-repeated="3" table:style-name="ce44" office:value-type="float" office:value="0" calcext:value-type="float">
            <text:p/>
          </table:table-cell>
          <table:table-cell table:style-name="ce44" office:value-type="float" office:value="478495.111111111" calcext:value-type="float">
            <text:p><text:s/>478,495 <text:s/></text:p>
          </table:table-cell>
          <table:table-cell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6698135.20818117" calcext:value-type="float">
            <text:p><text:s/>6,698,13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877466.93860926" calcext:value-type="float">
            <text:p><text:s/>4,877,467 <text:s/></text:p>
          </table:table-cell>
          <table:table-cell table:style-name="ce42" office:value-type="float" office:value="226417.422222222" calcext:value-type="float">
            <text:p><text:s/>226,417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78495.111111111" calcext:value-type="float">
            <text:p><text:s/>478,495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style-name="ce42" office:value-type="float" office:value="48659.5100444445" calcext:value-type="float">
            <text:p><text:s/>48,66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8659.5100444445" calcext:value-type="float">
            <text:p><text:s/>48,66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style-name="ce42" office:value-type="float" office:value="399598.778854066" calcext:value-type="float">
            <text:p><text:s/>399,59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99598.778854066" calcext:value-type="float">
            <text:p><text:s/>399,59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style-name="ce42" office:value-type="float" office:value="440842.317871222" calcext:value-type="float">
            <text:p><text:s/>440,84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40842.317871222" calcext:value-type="float">
            <text:p><text:s/>440,84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style-name="ce42" office:value-type="float" office:value="2467072.89197197" calcext:value-type="float">
            <text:p><text:s/>2,467,07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461283.4253053" calcext:value-type="float">
            <text:p><text:s/>2,461,28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style-name="ce42" office:value-type="float" office:value="1636586.56079398" calcext:value-type="float">
            <text:p><text:s/>1,636,58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636586.56079398" calcext:value-type="float">
            <text:p><text:s/>1,636,58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style-name="ce45" office:value-type="float" office:value="68520.3622333771" calcext:value-type="float">
            <text:p>( 68,520 <text:s/>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68520.3622333771" calcext:value-type="float">
            <text:p>( 68,520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style-name="ce45" office:value-type="float" office:value="1568066.1985606" calcext:value-type="float">
            <text:p>( 1,568,066 <text:s/>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1568066.1985606" calcext:value-type="float">
            <text:p>( 1,568,066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style-name="ce42" office:value-type="float" office:value="682608.912549179" calcext:value-type="float">
            <text:p><text:s/>682,60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682608.912549179" calcext:value-type="float">
            <text:p><text:s/>682,60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style-name="ce42" office:value-type="float" office:value="142087.951962145" calcext:value-type="float">
            <text:p><text:s/>142,08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42087.951962145" calcext:value-type="float">
            <text:p><text:s/>142,08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style-name="ce46" office:value-type="float" office:value="5789.46666666667" calcext:value-type="float">
            <text:p><text:s/>5,789 <text:s/></text:p>
          </table:table-cell>
          <table:table-cell table:number-columns-repeated="8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style-name="ce42" office:value-type="float" office:value="12018.1333333333" calcext:value-type="float">
            <text:p><text:s/>12,01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2018.1333333333" calcext:value-type="float">
            <text:p><text:s/>12,01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style-name="ce42" office:value-type="float" office:value="4505.28" calcext:value-type="float">
            <text:p><text:s/>4,50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505.28" calcext:value-type="float">
            <text:p><text:s/>4,50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style-name="ce46" office:value-type="float" office:value="12659.2355555556" calcext:value-type="float">
            <text:p><text:s/>12,659 <text:s/></text:p>
          </table:table-cell>
          <table:table-cell table:style-name="ce46" office:value-type="float" office:value="0" calcext:value-type="float">
            <text:p/>
          </table:table-cell>
          <table:table-cell table:style-name="ce46" office:value-type="float" office:value="12659.2355555556" calcext:value-type="float">
            <text:p><text:s/>12,659 <text:s/></text:p>
          </table:table-cell>
          <table:table-cell table:number-columns-repeated="6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style-name="ce42" office:value-type="float" office:value="1340798.43128889" calcext:value-type="float">
            <text:p><text:s/>1,340,79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340798.43128889" calcext:value-type="float">
            <text:p><text:s/>1,340,79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style-name="ce42" office:value-type="float" office:value="996263.172622222" calcext:value-type="float">
            <text:p><text:s/>996,26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996263.172622222" calcext:value-type="float">
            <text:p><text:s/>996,26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style-name="ce42" office:value-type="float" office:value="344535.258666667" calcext:value-type="float">
            <text:p><text:s/>344,53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44535.258666667" calcext:value-type="float">
            <text:p><text:s/>344,53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9" table:style-name="ce47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1814878.80290524" calcext:value-type="float">
            <text:p><text:s/>1,814,879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26417.422222222" calcext:value-type="float">
            <text:p><text:s/>226,417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78495.111111111" calcext:value-type="float">
            <text:p><text:s/>478,495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1814878.80290524" calcext:value-type="float">
            <text:p><text:s/>1,814,879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26417.422222222" calcext:value-type="float">
            <text:p><text:s/>226,417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78495.111111111" calcext:value-type="float">
            <text:p><text:s/>478,495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style-name="ce42" office:value-type="float" office:value="157101.82635645" calcext:value-type="float">
            <text:p><text:s/>157,10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57101.82635645" calcext:value-type="float">
            <text:p><text:s/>157,10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style-name="ce42" office:value-type="float" office:value="342664.855555556" calcext:value-type="float">
            <text:p><text:s/>342,665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6461.7444444444" calcext:value-type="float">
            <text:p><text:s/>16,462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26203.111111111" calcext:value-type="float">
            <text:p><text:s/>326,203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style-name="ce42" office:value-type="float" office:value="342664.855555556" calcext:value-type="float">
            <text:p><text:s/>342,665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6461.7444444444" calcext:value-type="float">
            <text:p><text:s/>16,462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26203.111111111" calcext:value-type="float">
            <text:p><text:s/>326,203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127973207.498153" calcext:value-type="float">
            <text:p><text:s/>127,973,20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97384650.2414263" calcext:value-type="float">
            <text:p><text:s/>97,384,65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8551681.2574217" calcext:value-type="float">
            <text:p><text:s/>28,551,68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95819919.509" calcext:value-type="float">
            <text:p><text:s/>95,819,92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70092922.2515783" calcext:value-type="float">
            <text:p><text:s/>70,092,92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5726997.2574217" calcext:value-type="float">
            <text:p><text:s/>25,726,99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6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6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style-name="ce42" office:value-type="float" office:value="2691236.996795" calcext:value-type="float">
            <text:p><text:s/>2,691,23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691236.996795" calcext:value-type="float">
            <text:p><text:s/>2,691,23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6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style-name="ce42" office:value-type="float" office:value="29462050.992358" calcext:value-type="float">
            <text:p><text:s/>29,462,05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4600490.993053" calcext:value-type="float">
            <text:p><text:s/>24,600,49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824684" calcext:value-type="float">
            <text:p><text:s/>2,824,68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style-name="ce42" office:value-type="float" office:value="19779057.691375" calcext:value-type="float">
            <text:p><text:s/>19,779,05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8096360.691375" calcext:value-type="float">
            <text:p><text:s/>18,096,36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682697" calcext:value-type="float">
            <text:p><text:s/>1,682,69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style-name="ce43" office:value-type="float" office:value="19779057.691375" calcext:value-type="float">
            <text:p><text:s/>19,779,058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18096360.691375" calcext:value-type="float">
            <text:p><text:s/>18,096,361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1682697" calcext:value-type="float">
            <text:p><text:s/>1,682,697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1"/>
          <table:table-cell table:style-name="ce36" table:number-columns-repeated="1011"/>
        </table:table-row>
        <table:table-row table:style-name="ro7" table:number-rows-repeated="97">
          <table:table-cell table:style-name="ce13"/>
          <table:table-cell table:style-name="ce23"/>
          <table:table-cell table:style-name="ce13" table:number-columns-repeated="10"/>
          <table:table-cell/>
          <table:table-cell table:style-name="ce13" table:number-columns-repeated="1011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Titles" table:base-cell-address="$Page1.$A$1" table:cell-range-address="$Page1.$A$1:.$AMJ$8" table:range-usable-as="repeat-column repeat-row"/>
        </table:named-expressions>
      </table:table>
      <table:table table:name="Page2" table:style-name="ta2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5" table:number-columns-repeated="3" table:default-cell-style-name="ce14"/>
        <table:table-column table:style-name="co4" table:default-cell-style-name="ce14"/>
        <table:table-column table:style-name="co5" table:number-columns-repeated="5" table:default-cell-style-name="ce14"/>
        <table:table-column table:style-name="co6" table:default-cell-style-name="ce14"/>
        <table:table-column table:style-name="co10" table:default-cell-style-name="ce14"/>
        <table:table-column table:style-name="co9" table:number-columns-repeated="1010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油當量單位）</text:p>
            </table:table-cell>
            <table:covered-table-cell table:number-columns-repeated="11" table:style-name="ce15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106年(西元2017年)</text:p>
            </table:table-cell>
            <table:covered-table-cell table:number-columns-repeated="2" table:style-name="ce2"/>
            <table:table-cell table:style-name="ce36" table:number-columns-repeated="5"/>
            <table:table-cell table:style-name="ce49" office:value-type="string" calcext:value-type="string" table:number-columns-spanned="4" table:number-rows-spanned="1">
              <text:p>(單位：公秉油當量)(<text:span text:style-name="T1">Unit:kiloiter of oil equivalent</text:span><text:span text:style-name="T2">)</text:span></text:p>
            </table:table-cell>
            <table:covered-table-cell table:number-columns-repeated="3" table:style-name="ce49"/>
            <table:table-cell table:style-name="ce36" table:number-columns-repeated="1012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10" calcext:value-type="float">
              <text:p>10</text:p>
            </table:table-cell>
            <table:table-cell table:style-name="ce37" office:value-type="float" office:value="11" calcext:value-type="float">
              <text:p>11</text:p>
            </table:table-cell>
            <table:table-cell table:style-name="ce37" office:value-type="float" office:value="12" calcext:value-type="float">
              <text:p>12</text:p>
            </table:table-cell>
            <table:table-cell table:style-name="ce37" office:value-type="float" office:value="13" calcext:value-type="float">
              <text:p>13</text:p>
            </table:table-cell>
            <table:table-cell table:style-name="ce37" office:value-type="float" office:value="14" calcext:value-type="float">
              <text:p>14</text:p>
            </table:table-cell>
            <table:table-cell table:style-name="ce37" office:value-type="float" office:value="15" calcext:value-type="float">
              <text:p>15</text:p>
            </table:table-cell>
            <table:table-cell table:style-name="ce37" office:value-type="float" office:value="16" calcext:value-type="float">
              <text:p>16</text:p>
            </table:table-cell>
            <table:table-cell table:style-name="ce37" office:value-type="float" office:value="17" calcext:value-type="float">
              <text:p>17</text:p>
            </table:table-cell>
            <table:table-cell table:style-name="ce37" office:value-type="float" office:value="18" calcext:value-type="float">
              <text:p>18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焦爐氣</text:p>
            </table:table-cell>
            <table:table-cell table:style-name="ce38" office:value-type="string" calcext:value-type="string">
              <text:p>高爐氣</text:p>
            </table:table-cell>
            <table:table-cell table:style-name="ce38" office:value-type="string" calcext:value-type="string">
              <text:p>轉爐氣</text:p>
            </table:table-cell>
            <table:table-cell table:style-name="ce38" office:value-type="string" calcext:value-type="string">
              <text:p>原油及石油</text:p>
            </table:table-cell>
            <table:table-cell table:style-name="ce38" office:value-type="string" calcext:value-type="string">
              <text:p>原油</text:p>
            </table:table-cell>
            <table:table-cell table:style-name="ce38" office:value-type="string" calcext:value-type="string">
              <text:p>煉油廠進料</text:p>
            </table:table-cell>
            <table:table-cell table:style-name="ce38" office:value-type="string" calcext:value-type="string">
              <text:p>添加劑/</text:p>
            </table:table-cell>
            <table:table-cell table:style-name="ce38" office:value-type="string" calcext:value-type="string">
              <text:p>煉油氣</text:p>
            </table:table-cell>
            <table:table-cell table:style-name="ce38" office:value-type="string" calcext:value-type="string">
              <text:p>液化石油氣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/>
            <table:table-cell table:style-name="ce51" table:number-columns-repeated="2"/>
            <table:table-cell table:style-name="ce38" office:value-type="string" calcext:value-type="string">
              <text:p>產品合計</text:p>
            </table:table-cell>
            <table:table-cell table:style-name="ce51" table:number-columns-repeated="2"/>
            <table:table-cell table:style-name="ce51" office:value-type="string" calcext:value-type="string">
              <text:p>含氧化合物</text:p>
            </table:table-cell>
            <table:table-cell table:style-name="ce51"/>
            <table:table-cell table:style-name="ce38"/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Coke Oven Gas</text:p>
            </table:table-cell>
            <table:table-cell table:style-name="ce52" office:value-type="string" calcext:value-type="string">
              <text:p>Blast Furnace Gas</text:p>
            </table:table-cell>
            <table:table-cell table:style-name="ce52" office:value-type="string" calcext:value-type="string">
              <text:p>Oxygen Steel</text:p>
            </table:table-cell>
            <table:table-cell table:style-name="ce52" office:value-type="string" calcext:value-type="string">
              <text:p>Crude Oil and Petroleum</text:p>
            </table:table-cell>
            <table:table-cell table:style-name="ce52" office:value-type="string" calcext:value-type="string">
              <text:p>Crude Oil</text:p>
            </table:table-cell>
            <table:table-cell table:style-name="ce52" office:value-type="string" calcext:value-type="string">
              <text:p>Refinery</text:p>
            </table:table-cell>
            <table:table-cell table:style-name="ce52" office:value-type="string" calcext:value-type="string">
              <text:p>Additives/</text:p>
            </table:table-cell>
            <table:table-cell table:style-name="ce52" office:value-type="string" calcext:value-type="string">
              <text:p>Refinery Gas</text:p>
            </table:table-cell>
            <table:table-cell table:style-name="ce52" office:value-type="string" calcext:value-type="string">
              <text:p>LPG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/>
            <table:table-cell table:style-name="ce52"/>
            <table:table-cell table:style-name="ce52" office:value-type="string" calcext:value-type="string">
              <text:p>Furnace Gas</text:p>
            </table:table-cell>
            <table:table-cell table:style-name="ce39" office:value-type="string" calcext:value-type="string">
              <text:p>Products Total</text:p>
            </table:table-cell>
            <table:table-cell table:style-name="ce52"/>
            <table:table-cell table:style-name="ce52" office:value-type="string" calcext:value-type="string">
              <text:p>Feedstocks</text:p>
            </table:table-cell>
            <table:table-cell table:style-name="ce52" office:value-type="string" calcext:value-type="string">
              <text:p>Oxygenates</text:p>
            </table:table-cell>
            <table:table-cell table:style-name="ce52"/>
            <table:table-cell table:style-name="ce39"/>
            <table:table-cell table:style-name="ce50" table:number-columns-repeated="1012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3"/>
            <table:table-cell table:style-name="ce40" office:value-type="string" calcext:value-type="string">
              <text:p>C14-C36</text:p>
            </table:table-cell>
            <table:table-cell table:style-name="ce40" table:number-columns-repeated="5"/>
            <table:table-cell table:style-name="ce50" table:number-columns-repeated="1012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3" table:style-name="ce41" office:value-type="float" office:value="0" calcext:value-type="float">
            <text:p/>
          </table:table-cell>
          <table:table-cell table:style-name="ce41" office:value-type="float" office:value="88911.7355083231" calcext:value-type="float">
            <text:p><text:s/>88,912 <text:s/></text:p>
          </table:table-cell>
          <table:table-cell table:style-name="ce41" office:value-type="float" office:value="5409" calcext:value-type="float">
            <text:p><text:s/>5,409 <text:s/></text:p>
          </table:table-cell>
          <table:table-cell table:style-name="ce41" office:value-type="float" office:value="83502.7355083231" calcext:value-type="float">
            <text:p><text:s/>83,503 <text:s/></text:p>
          </table:table-cell>
          <table:table-cell table:number-columns-repeated="3" table:style-name="ce41" office:value-type="float" office:value="0" calcext:value-type="float">
            <text:p/>
          </table:table-cell>
          <table:table-cell table:style-name="ce36" table:number-columns-repeated="1012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0950091.9944437" calcext:value-type="float">
            <text:p><text:s/>70,950,092 <text:s/></text:p>
          </table:table-cell>
          <table:table-cell table:style-name="ce42" office:value-type="float" office:value="49472375" calcext:value-type="float">
            <text:p><text:s/>49,472,37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87509.643" calcext:value-type="float">
            <text:p><text:s/>287,51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687197.54923" calcext:value-type="float">
            <text:p><text:s/>1,687,198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9196423.245789" calcext:value-type="float">
            <text:p><text:s/>19,196,423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46914" calcext:value-type="float">
            <text:p><text:s/>446,91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5033.31753" calcext:value-type="float">
            <text:p><text:s/>35,033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345578.4" calcext:value-type="float">
            <text:p><text:s/>1,345,578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164634.66666667" calcext:value-type="float">
            <text:p><text:s/>3,164,635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-390469.939808269" calcext:value-type="float">
            <text:p><text:s/>-390,470 <text:s/></text:p>
          </table:table-cell>
          <table:table-cell table:style-name="ce42" office:value-type="float" office:value="274800" calcext:value-type="float">
            <text:p><text:s/>274,800 <text:s/></text:p>
          </table:table-cell>
          <table:table-cell table:style-name="ce42" office:value-type="float" office:value="-114.1027793807" calcext:value-type="float">
            <text:p><text:s/>-114 <text:s/></text:p>
          </table:table-cell>
          <table:table-cell table:style-name="ce42" office:value-type="float" office:value="-274018" calcext:value-type="float">
            <text:p><text:s/>-274,018 <text:s/></text:p>
          </table:table-cell>
          <table:table-cell table:style-name="ce42" office:value-type="float" office:value="-0.0000000000035573" calcext:value-type="float">
            <text:p><text:s/>-0 <text:s/></text:p>
          </table:table-cell>
          <table:table-cell table:style-name="ce42" office:value-type="float" office:value="-40982.77606" calcext:value-type="float">
            <text:p><text:s/>-40,983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47722837.3573047" calcext:value-type="float">
            <text:p><text:s/>47,722,837 <text:s/></text:p>
          </table:table-cell>
          <table:table-cell table:style-name="ce43" office:value-type="float" office:value="49202984" calcext:value-type="float">
            <text:p><text:s/>49,202,984 <text:s/></text:p>
          </table:table-cell>
          <table:table-cell table:style-name="ce43" office:value-type="float" office:value="83616.8382877038" calcext:value-type="float">
            <text:p><text:s/>83,617 <text:s/></text:p>
          </table:table-cell>
          <table:table-cell table:style-name="ce43" office:value-type="float" office:value="114613.643" calcext:value-type="float">
            <text:p><text:s/>114,614 <text:s/></text:p>
          </table:table-cell>
          <table:table-cell table:style-name="ce43" office:value-type="float" office:value="0.0000000000035573" calcext:value-type="float">
            <text:p><text:s/>0 <text:s/></text:p>
          </table:table-cell>
          <table:table-cell table:style-name="ce43" office:value-type="float" office:value="1693147.00776" calcext:value-type="float">
            <text:p><text:s/>1,693,147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219173.59442333" calcext:value-type="float">
            <text:p><text:s/>4,219,17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29961.96109" calcext:value-type="float">
            <text:p><text:s/>129,962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style-name="ce43" office:value-type="float" office:value="0.0000000000186663" calcext:value-type="float">
            <text:p><text:s/>0 <text:s/></text:p>
          </table:table-cell>
          <table:table-cell table:style-name="ce43" office:value-type="float" office:value="-0.00000000002627" calcext:value-type="float">
            <text:p><text:s/>-0 <text:s/></text:p>
          </table:table-cell>
          <table:table-cell table:style-name="ce43" office:value-type="float" office:value="0.00000000000106" calcext:value-type="float">
            <text:p><text:s/>0 <text:s/></text:p>
          </table:table-cell>
          <table:table-cell table:style-name="ce43" office:value-type="float" office:value="-145388.378222693" calcext:value-type="float">
            <text:p><text:s/>-145,388 <text:s/></text:p>
          </table:table-cell>
          <table:table-cell table:style-name="ce43" office:value-type="float" office:value="-19857" calcext:value-type="float">
            <text:p><text:s/>-19,857 <text:s/></text:p>
          </table:table-cell>
          <table:table-cell table:style-name="ce43" office:value-type="float" office:value="1.5307183326" calcext:value-type="float">
            <text:p><text:s/>2 <text:s/>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520.674567864603" calcext:value-type="float">
            <text:p><text:s/>521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316405.714087783" calcext:value-type="float">
            <text:p><text:s/>316,406 <text:s/></text:p>
          </table:table-cell>
          <table:table-cell table:style-name="ce42" office:value-type="float" office:value="657600.459266321" calcext:value-type="float">
            <text:p><text:s/>657,600 <text:s/></text:p>
          </table:table-cell>
          <table:table-cell table:style-name="ce42" office:value-type="float" office:value="151164.902073993" calcext:value-type="float">
            <text:p><text:s/>151,165 <text:s/></text:p>
          </table:table-cell>
          <table:table-cell table:style-name="ce42" office:value-type="float" office:value="52850389.2203342" calcext:value-type="float">
            <text:p><text:s/>52,850,389 <text:s/></text:p>
          </table:table-cell>
          <table:table-cell table:style-name="ce42" office:value-type="float" office:value="49222841" calcext:value-type="float">
            <text:p><text:s/>49,222,841 <text:s/></text:p>
          </table:table-cell>
          <table:table-cell table:style-name="ce42" office:value-type="float" office:value="83615.3075693712" calcext:value-type="float">
            <text:p><text:s/>83,615 <text:s/></text:p>
          </table:table-cell>
          <table:table-cell table:style-name="ce42" office:value-type="float" office:value="287509.643" calcext:value-type="float">
            <text:p><text:s/>287,510 <text:s/></text:p>
          </table:table-cell>
          <table:table-cell table:style-name="ce42" office:value-type="float" office:value="98396.1288228059" calcext:value-type="float">
            <text:p><text:s/>98,396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9593965.9505694" calcext:value-type="float">
            <text:p><text:s/>49,593,966 <text:s/></text:p>
          </table:table-cell>
          <table:table-cell table:style-name="ce42" office:value-type="float" office:value="49222841" calcext:value-type="float">
            <text:p><text:s/>49,222,841 <text:s/></text:p>
          </table:table-cell>
          <table:table-cell table:style-name="ce42" office:value-type="float" office:value="83615.3075693712" calcext:value-type="float">
            <text:p><text:s/>83,615 <text:s/></text:p>
          </table:table-cell>
          <table:table-cell table:style-name="ce42" office:value-type="float" office:value="287509.643" calcext:value-type="float">
            <text:p><text:s/>287,510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973847.6" calcext:value-type="float">
            <text:p><text:s/>2,973,848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6605.8666666667" calcext:value-type="float">
            <text:p><text:s/>16,606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316405.714087783" calcext:value-type="float">
            <text:p><text:s/>316,406 <text:s/></text:p>
          </table:table-cell>
          <table:table-cell table:style-name="ce43" office:value-type="float" office:value="657600.459266321" calcext:value-type="float">
            <text:p><text:s/>657,600 <text:s/></text:p>
          </table:table-cell>
          <table:table-cell table:style-name="ce43" office:value-type="float" office:value="151164.902073993" calcext:value-type="float">
            <text:p><text:s/>151,165 <text:s/></text:p>
          </table:table-cell>
          <table:table-cell table:style-name="ce43" office:value-type="float" office:value="265969.803098156" calcext:value-type="float">
            <text:p><text:s/>265,970 <text:s/>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98396.1288228059" calcext:value-type="float">
            <text:p><text:s/>98,396 <text:s/></text:p>
          </table:table-cell>
          <table:table-cell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1365854.93333333" calcext:value-type="float">
            <text:p><text:s/>1,365,855 <text:s/></text:p>
          </table:table-cell>
          <table:table-cell table:style-name="ce42" office:value-type="float" office:value="1861760.894" calcext:value-type="float">
            <text:p><text:s/>1,861,761 <text:s/></text:p>
          </table:table-cell>
          <table:table-cell table:style-name="ce42" office:value-type="float" office:value="289713.067" calcext:value-type="float">
            <text:p><text:s/>289,713 <text:s/></text:p>
          </table:table-cell>
          <table:table-cell table:style-name="ce42" office:value-type="float" office:value="55376691.168999" calcext:value-type="float">
            <text:p><text:s/>55,376,691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12100" calcext:value-type="float">
            <text:p><text:s/>212,100 <text:s/></text:p>
          </table:table-cell>
          <table:table-cell table:style-name="ce42" office:value-type="float" office:value="2408978.05149678" calcext:value-type="float">
            <text:p><text:s/>2,408,978 <text:s/></text:p>
          </table:table-cell>
          <table:table-cell table:style-name="ce42" office:value-type="float" office:value="1436493.34438" calcext:value-type="float">
            <text:p><text:s/>1,436,493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1365854.93333333" calcext:value-type="float">
            <text:p><text:s/>1,365,855 <text:s/></text:p>
          </table:table-cell>
          <table:table-cell table:style-name="ce42" office:value-type="float" office:value="1861760.894" calcext:value-type="float">
            <text:p><text:s/>1,861,761 <text:s/></text:p>
          </table:table-cell>
          <table:table-cell table:style-name="ce42" office:value-type="float" office:value="289713.067" calcext:value-type="float">
            <text:p><text:s/>289,713 <text:s/></text:p>
          </table:table-cell>
          <table:table-cell table:style-name="ce42" office:value-type="float" office:value="51740678.584023" calcext:value-type="float">
            <text:p><text:s/>51,740,679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12100" calcext:value-type="float">
            <text:p><text:s/>212,100 <text:s/></text:p>
          </table:table-cell>
          <table:table-cell table:style-name="ce42" office:value-type="float" office:value="2408978.05149678" calcext:value-type="float">
            <text:p><text:s/>2,408,978 <text:s/></text:p>
          </table:table-cell>
          <table:table-cell table:style-name="ce42" office:value-type="float" office:value="1362611.099404" calcext:value-type="float">
            <text:p><text:s/>1,362,611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3636012.584976" calcext:value-type="float">
            <text:p><text:s/>3,636,013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43" office:value-type="float" office:value="73882.244976" calcext:value-type="float">
            <text:p><text:s/>73,882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249344.666666667" calcext:value-type="float">
            <text:p><text:s/>249,345 <text:s/></text:p>
          </table:table-cell>
          <table:table-cell table:style-name="ce42" office:value-type="float" office:value="940391.617666667" calcext:value-type="float">
            <text:p><text:s/>940,392 <text:s/></text:p>
          </table:table-cell>
          <table:table-cell table:style-name="ce42" office:value-type="float" office:value="74871.3093333333" calcext:value-type="float">
            <text:p><text:s/>74,871 <text:s/></text:p>
          </table:table-cell>
          <table:table-cell table:style-name="ce42" office:value-type="float" office:value="3126066.93849521" calcext:value-type="float">
            <text:p><text:s/>3,126,067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310562.29526176" calcext:value-type="float">
            <text:p><text:s/>2,310,562 <text:s/></text:p>
          </table:table-cell>
          <table:table-cell table:style-name="ce42" office:value-type="float" office:value="154736.719848986" calcext:value-type="float">
            <text:p><text:s/>154,737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881.6" calcext:value-type="float">
            <text:p><text:s/>1,882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204236.2" calcext:value-type="float">
            <text:p><text:s/>204,236 <text:s/></text:p>
          </table:table-cell>
          <table:table-cell table:style-name="ce42" office:value-type="float" office:value="322394.825666667" calcext:value-type="float">
            <text:p><text:s/>322,395 <text:s/></text:p>
          </table:table-cell>
          <table:table-cell table:style-name="ce42" office:value-type="float" office:value="74871.3093333333" calcext:value-type="float">
            <text:p><text:s/>74,871 <text:s/></text:p>
          </table:table-cell>
          <table:table-cell table:style-name="ce42" office:value-type="float" office:value="18286.9333333333" calcext:value-type="float">
            <text:p><text:s/>18,287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style-name="ce42" office:value-type="float" office:value="45108.4666666667" calcext:value-type="float">
            <text:p><text:s/>45,108 <text:s/></text:p>
          </table:table-cell>
          <table:table-cell table:style-name="ce42" office:value-type="float" office:value="617996.792" calcext:value-type="float">
            <text:p><text:s/>617,99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102720.22494289" calcext:value-type="float">
            <text:p><text:s/>3,102,720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310562.29526176" calcext:value-type="float">
            <text:p><text:s/>2,310,562 <text:s/></text:p>
          </table:table-cell>
          <table:table-cell table:style-name="ce42" office:value-type="float" office:value="153285.33963" calcext:value-type="float">
            <text:p><text:s/>153,285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631.06666666667" calcext:value-type="float">
            <text:p><text:s/>1,63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1547.11355231963" calcext:value-type="float">
            <text:p><text:s/>1,547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43" office:value-type="float" office:value="1451.3802189863" calcext:value-type="float">
            <text:p><text:s/>1,451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style-name="ce44" office:value-type="float" office:value="100.333333333333" calcext:value-type="float">
            <text:p><text:s/>100 <text:s/></text:p>
          </table:table-cell>
          <table:table-cell table:style-name="ce44" office:value-type="float" office:value="9952.24766666667" calcext:value-type="float">
            <text:p><text:s/>9,952 <text:s/></text:p>
          </table:table-cell>
          <table:table-cell table:style-name="ce44" office:value-type="float" office:value="1741.908" calcext:value-type="float">
            <text:p><text:s/>1,742 <text:s/></text:p>
          </table:table-cell>
          <table:table-cell table:number-columns-repeated="6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800004.219245551" calcext:value-type="float">
            <text:p><text:s/>800,004 <text:s/></text:p>
          </table:table-cell>
          <table:table-cell table:style-name="ce44" office:value-type="float" office:value="253816.569400346" calcext:value-type="float">
            <text:p><text:s/>253,817 <text:s/></text:p>
          </table:table-cell>
          <table:table-cell table:style-name="ce44" office:value-type="float" office:value="61934.9475926739" calcext:value-type="float">
            <text:p><text:s/>61,935 <text:s/></text:p>
          </table:table-cell>
          <table:table-cell table:style-name="ce44" office:value-type="float" office:value="43049287.1512736" calcext:value-type="float">
            <text:p><text:s/>43,049,287 <text:s/>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39204" calcext:value-type="float">
            <text:p><text:s/>39,204 <text:s/></text:p>
          </table:table-cell>
          <table:table-cell table:style-name="ce44" office:value-type="float" office:value="19.6274122164856" calcext:value-type="float">
            <text:p><text:s/>20 <text:s/></text:p>
          </table:table-cell>
          <table:table-cell table:style-name="ce44" office:value-type="float" office:value="2844420.99663315" calcext:value-type="float">
            <text:p><text:s/>2,844,421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800004.219245551" calcext:value-type="float">
            <text:p><text:s/>800,004 <text:s/></text:p>
          </table:table-cell>
          <table:table-cell table:style-name="ce44" office:value-type="float" office:value="253816.569400346" calcext:value-type="float">
            <text:p><text:s/>253,817 <text:s/></text:p>
          </table:table-cell>
          <table:table-cell table:style-name="ce44" office:value-type="float" office:value="61934.9475926739" calcext:value-type="float">
            <text:p><text:s/>61,935 <text:s/></text:p>
          </table:table-cell>
          <table:table-cell table:style-name="ce44" office:value-type="float" office:value="18147043.5679156" calcext:value-type="float">
            <text:p><text:s/>18,147,044 <text:s/></text:p>
          </table:table-cell>
          <table:table-cell table:number-columns-repeated="3" table:style-name="ce44" office:value-type="float" office:value="0" calcext:value-type="float">
            <text:p/>
          </table:table-cell>
          <table:table-cell table:style-name="ce44" office:value-type="float" office:value="19.6274122164856" calcext:value-type="float">
            <text:p><text:s/>20 <text:s/></text:p>
          </table:table-cell>
          <table:table-cell table:style-name="ce44" office:value-type="float" office:value="1663132.48376315" calcext:value-type="float">
            <text:p><text:s/>1,663,13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800004.219245551" calcext:value-type="float">
            <text:p><text:s/>800,004 <text:s/></text:p>
          </table:table-cell>
          <table:table-cell table:style-name="ce42" office:value-type="float" office:value="253816.569400346" calcext:value-type="float">
            <text:p><text:s/>253,817 <text:s/></text:p>
          </table:table-cell>
          <table:table-cell table:style-name="ce42" office:value-type="float" office:value="61934.9475926739" calcext:value-type="float">
            <text:p><text:s/>61,935 <text:s/></text:p>
          </table:table-cell>
          <table:table-cell table:style-name="ce42" office:value-type="float" office:value="1964140.85191018" calcext:value-type="float">
            <text:p><text:s/>1,964,141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9.6274122164856" calcext:value-type="float">
            <text:p><text:s/>20 <text:s/></text:p>
          </table:table-cell>
          <table:table-cell table:style-name="ce42" office:value-type="float" office:value="312382.08998" calcext:value-type="float">
            <text:p><text:s/>312,38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5114.3323166667" calcext:value-type="float">
            <text:p><text:s/>35,11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807.86565" calcext:value-type="float">
            <text:p><text:s/>2,80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86298.607371673" calcext:value-type="float">
            <text:p><text:s/>186,29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6289.88711" calcext:value-type="float">
            <text:p><text:s/>6,29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61963.133140864" calcext:value-type="float">
            <text:p><text:s/>161,96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155.31274" calcext:value-type="float">
            <text:p><text:s/>1,15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8465.63595" calcext:value-type="float">
            <text:p><text:s/>18,46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660.43595" calcext:value-type="float">
            <text:p><text:s/>2,66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276.93873333333" calcext:value-type="float">
            <text:p><text:s/>5,27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6.8054" calcext:value-type="float">
            <text:p><text:s/>2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6352.7441558253" calcext:value-type="float">
            <text:p><text:s/>76,35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545.17273" calcext:value-type="float">
            <text:p><text:s/>2,54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253.97734" calcext:value-type="float">
            <text:p><text:s/>3,25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468.77734" calcext:value-type="float">
            <text:p><text:s/>2,46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style-name="ce42" office:value-type="float" office:value="5789.46666666667" calcext:value-type="float">
            <text:p><text:s/>5,789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47929.333881872" calcext:value-type="float">
            <text:p><text:s/>547,929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9.6274122164856" calcext:value-type="float">
            <text:p><text:s/>20 <text:s/></text:p>
          </table:table-cell>
          <table:table-cell table:style-name="ce42" office:value-type="float" office:value="153997.023" calcext:value-type="float">
            <text:p><text:s/>153,99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24676.725320683" calcext:value-type="float">
            <text:p><text:s/>324,67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60309.46946" calcext:value-type="float">
            <text:p><text:s/>60,30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222138.861754219" calcext:value-type="float">
            <text:p>( 222,139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60309.46946" calcext:value-type="float">
            <text:p>( 60,309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102537.863566464" calcext:value-type="float">
            <text:p>( 102,538 <text:s/>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2326.5639414245" calcext:value-type="float">
            <text:p><text:s/>92,327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9.6274122164856" calcext:value-type="float">
            <text:p><text:s/>20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7098.4910797653" calcext:value-type="float">
            <text:p><text:s/>37,098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style-name="ce46" office:value-type="float" office:value="5789.46666666667" calcext:value-type="float">
            <text:p><text:s/>5,789 <text:s/></text:p>
          </table:table-cell>
          <table:table-cell table:number-columns-repeated="2" table:style-name="ce46" office:value-type="float" office:value="0" calcext:value-type="float">
            <text:p/>
          </table:table-cell>
          <table:table-cell table:style-name="ce46" office:value-type="float" office:value="93827.55354" calcext:value-type="float">
            <text:p><text:s/>93,828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46" office:value-type="float" office:value="93687.55354" calcext:value-type="float">
            <text:p><text:s/>93,68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9364.3164522222" calcext:value-type="float">
            <text:p><text:s/>69,36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148.29423" calcext:value-type="float">
            <text:p><text:s/>3,14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6530.8060066667" calcext:value-type="float">
            <text:p><text:s/>36,53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272.93934" calcext:value-type="float">
            <text:p><text:s/>3,273 <text:s/>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style-name="ce46" office:value-type="float" office:value="39589.05011" calcext:value-type="float">
            <text:p><text:s/>39,589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46" office:value-type="float" office:value="2135.05011" calcext:value-type="float">
            <text:p><text:s/>2,13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15951.417516667" calcext:value-type="float">
            <text:p><text:s/>215,95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9187.55085" calcext:value-type="float">
            <text:p><text:s/>9,18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0906" calcext:value-type="float">
            <text:p><text:s/>30,906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85045.417516667" calcext:value-type="float">
            <text:p><text:s/>185,04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9187.55085" calcext:value-type="float">
            <text:p><text:s/>9,18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6364.66551" calcext:value-type="float">
            <text:p>( 6,365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6182.66551" calcext:value-type="float">
            <text:p>( 6,183 <text:s/>)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3" table:style-name="ce47" office:value-type="float" office:value="0" calcext:value-type="float">
            <text:p/>
          </table:table-cell>
          <table:table-cell table:style-name="ce47" office:value-type="float" office:value="3434.34344666667" calcext:value-type="float">
            <text:p>( 3,434 <text:s/>)</text:p>
          </table:table-cell>
          <table:table-cell table:number-columns-repeated="4" table:style-name="ce47" office:value-type="float" office:value="0" calcext:value-type="float">
            <text:p/>
          </table:table-cell>
          <table:table-cell table:style-name="ce47" office:value-type="float" office:value="2565.27678" calcext:value-type="float">
            <text:p>( 2,565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794214.752578884" calcext:value-type="float">
            <text:p><text:s/>794,215 <text:s/></text:p>
          </table:table-cell>
          <table:table-cell table:style-name="ce42" office:value-type="float" office:value="253816.569400346" calcext:value-type="float">
            <text:p><text:s/>253,817 <text:s/></text:p>
          </table:table-cell>
          <table:table-cell table:style-name="ce42" office:value-type="float" office:value="61934.9475926739" calcext:value-type="float">
            <text:p><text:s/>61,935 <text:s/></text:p>
          </table:table-cell>
          <table:table-cell table:style-name="ce42" office:value-type="float" office:value="217359.872236667" calcext:value-type="float">
            <text:p><text:s/>217,36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0896.14957" calcext:value-type="float">
            <text:p><text:s/>20,89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794214.752578884" calcext:value-type="float">
            <text:p><text:s/>794,215 <text:s/></text:p>
          </table:table-cell>
          <table:table-cell table:style-name="ce42" office:value-type="float" office:value="253816.569400346" calcext:value-type="float">
            <text:p><text:s/>253,817 <text:s/></text:p>
          </table:table-cell>
          <table:table-cell table:style-name="ce42" office:value-type="float" office:value="61934.9475926739" calcext:value-type="float">
            <text:p><text:s/>61,935 <text:s/></text:p>
          </table:table-cell>
          <table:table-cell table:style-name="ce42" office:value-type="float" office:value="187158.98775" calcext:value-type="float">
            <text:p><text:s/>187,15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0085.53175" calcext:value-type="float">
            <text:p><text:s/>10,08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0200.8844866667" calcext:value-type="float">
            <text:p><text:s/>30,20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0810.61782" calcext:value-type="float">
            <text:p><text:s/>10,81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9020.0171" calcext:value-type="float">
            <text:p>( 9,020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9020.0171" calcext:value-type="float">
            <text:p>( 9,020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0849.8588333333" calcext:value-type="float">
            <text:p><text:s/>50,85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7572.5255" calcext:value-type="float">
            <text:p><text:s/>7,573 <text:s/>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style-name="ce46" office:value-type="float" office:value="8199.06756" calcext:value-type="float">
            <text:p><text:s/>8,199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46" office:value-type="float" office:value="2718.06756" calcext:value-type="float">
            <text:p><text:s/>2,71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5353.9013499253" calcext:value-type="float">
            <text:p><text:s/>55,35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783.74079" calcext:value-type="float">
            <text:p><text:s/>2,78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0541.6028877778" calcext:value-type="float">
            <text:p><text:s/>30,54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5485.72511" calcext:value-type="float">
            <text:p><text:s/>5,48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2070.63674" calcext:value-type="float">
            <text:p><text:s/>92,07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83179.83674" calcext:value-type="float">
            <text:p><text:s/>83,18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42.32000001867" calcext:value-type="float">
            <text:p><text:s/>1,142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1952.53026" calcext:value-type="float">
            <text:p><text:s/>61,95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50.93026" calcext:value-type="float">
            <text:p><text:s/>51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50580.7690666667" calcext:value-type="float">
            <text:p><text:s/>50,581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3548349.9488994" calcext:value-type="float">
            <text:p><text:s/>13,548,35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9682.8122105556" calcext:value-type="float">
            <text:p><text:s/>39,68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8576.888888889" calcext:value-type="float">
            <text:p><text:s/>108,577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3228405.9933439" calcext:value-type="float">
            <text:p><text:s/>13,228,40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9682.8122105556" calcext:value-type="float">
            <text:p><text:s/>39,68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8836.5333333333" calcext:value-type="float">
            <text:p><text:s/>18,837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92530.533333333" calcext:value-type="float">
            <text:p><text:s/>192,53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27384.390043333" calcext:value-type="float">
            <text:p><text:s/>427,38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419.50451" calcext:value-type="float">
            <text:p><text:s/>42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5741.9900433333" calcext:value-type="float">
            <text:p><text:s/>75,74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419.50451" calcext:value-type="float">
            <text:p><text:s/>420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351642.4" calcext:value-type="float">
            <text:p><text:s/>351,642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95363.288386356" calcext:value-type="float">
            <text:p><text:s/>995,36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98842.9883863562" calcext:value-type="float">
            <text:p><text:s/>98,84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52052.790980801" calcext:value-type="float">
            <text:p><text:s/>452,05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98635.2465363562" calcext:value-type="float">
            <text:p><text:s/>98,63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397.2" calcext:value-type="float">
            <text:p><text:s/>3,397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823.0666666667" calcext:value-type="float">
            <text:p><text:s/>10,823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575.4" calcext:value-type="float">
            <text:p><text:s/>9,575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964.46936666667" calcext:value-type="float">
            <text:p><text:s/>4,96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3.4027" calcext:value-type="float">
            <text:p><text:s/>1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84020.954018889" calcext:value-type="float">
            <text:p><text:s/>384,02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5.46513" calcext:value-type="float">
            <text:p><text:s/>25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130529.407353333" calcext:value-type="float">
            <text:p><text:s/>130,529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43" office:value-type="float" office:value="168.87402" calcext:value-type="float">
            <text:p><text:s/>169 <text:s/></text:p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3" table:style-name="ce44" office:value-type="float" office:value="0" calcext:value-type="float">
            <text:p/>
          </table:table-cell>
          <table:table-cell table:style-name="ce44" office:value-type="float" office:value="1211805.08867624" calcext:value-type="float">
            <text:p><text:s/>1,211,805 <text:s/></text:p>
          </table:table-cell>
          <table:table-cell table:number-columns-repeated="4" table:style-name="ce44" office:value-type="float" office:value="0" calcext:value-type="float">
            <text:p/>
          </table:table-cell>
          <table:table-cell table:style-name="ce44" office:value-type="float" office:value="1211805.08867624" calcext:value-type="float">
            <text:p><text:s/>1,211,80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4902243.5833581" calcext:value-type="float">
            <text:p><text:s/>24,902,244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9204" calcext:value-type="float">
            <text:p><text:s/>39,20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181288.51287" calcext:value-type="float">
            <text:p><text:s/>1,181,28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4902243.5833581" calcext:value-type="float">
            <text:p><text:s/>24,902,244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9204" calcext:value-type="float">
            <text:p><text:s/>39,20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181288.51287" calcext:value-type="float">
            <text:p><text:s/>1,181,28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21260400.3795367" calcext:value-type="float">
            <text:p>( 21,260,400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1181288.51287" calcext:value-type="float">
            <text:p>( 1,181,289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670288.16114" calcext:value-type="float">
            <text:p><text:s/>670,288 <text:s/></text:p>
          </table:table-cell>
          <table:table-cell table:style-name="ce42" office:value-type="float" office:value="1134218.858587" calcext:value-type="float">
            <text:p><text:s/>1,134,219 <text:s/></text:p>
          </table:table-cell>
          <table:table-cell table:style-name="ce42" office:value-type="float" office:value="232368.979578" calcext:value-type="float">
            <text:p><text:s/>232,369 <text:s/></text:p>
          </table:table-cell>
          <table:table-cell table:style-name="ce42" office:value-type="float" office:value="12710546.497275" calcext:value-type="float">
            <text:p><text:s/>12,710,546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58431.778798" calcext:value-type="float">
            <text:p><text:s/>358,432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595330.882" calcext:value-type="float">
            <text:p><text:s/>11,595,33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7011.300042" calcext:value-type="float">
            <text:p><text:s/>47,01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style-name="ce42" office:value-type="float" office:value="670288.16114" calcext:value-type="float">
            <text:p><text:s/>670,288 <text:s/></text:p>
          </table:table-cell>
          <table:table-cell table:style-name="ce42" office:value-type="float" office:value="1134218.858587" calcext:value-type="float">
            <text:p><text:s/>1,134,219 <text:s/></text:p>
          </table:table-cell>
          <table:table-cell table:style-name="ce42" office:value-type="float" office:value="232368.979578" calcext:value-type="float">
            <text:p><text:s/>232,369 <text:s/></text:p>
          </table:table-cell>
          <table:table-cell table:style-name="ce42" office:value-type="float" office:value="1068204.315233" calcext:value-type="float">
            <text:p><text:s/>1,068,204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58431.778798" calcext:value-type="float">
            <text:p><text:s/>358,432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36753.601494" calcext:value-type="float">
            <text:p><text:s/>436,754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3855.712933" calcext:value-type="float">
            <text:p><text:s/>43,856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436753.601494" calcext:value-type="float">
            <text:p><text:s/>436,754 <text:s/>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43855.712933" calcext:value-type="float">
            <text:p><text:s/>43,856 <text:s/></text:p>
          </table:table-cell>
          <table:table-cell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022"/>
        </table:table-row>
        <table:table-row table:style-name="ro7" table:number-rows-repeated="97">
          <table:table-cell table:style-name="ce13"/>
          <table:table-cell table:style-name="ce23"/>
          <table:table-cell table:style-name="ce13" table:number-columns-repeated="1022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Titles" table:base-cell-address="$Page1.$A$1" table:cell-range-address="$Page2.$A$1:.$AMJ$8" table:range-usable-as="repeat-column repeat-row"/>
        </table:named-expressions>
      </table:table>
      <table:table table:name="Page3" table:style-name="ta3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11" table:default-cell-style-name="ce14"/>
        <table:table-column table:style-name="co12" table:number-columns-repeated="8" table:default-cell-style-name="ce14"/>
        <table:table-column table:style-name="co6" table:default-cell-style-name="ce14"/>
        <table:table-column table:style-name="co2" table:default-cell-style-name="ce14"/>
        <table:table-column table:style-name="co9" table:number-columns-repeated="1010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油當量單位）</text:p>
            </table:table-cell>
            <table:covered-table-cell table:number-columns-repeated="11" table:style-name="ce15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106年(西元2017年)</text:p>
            </table:table-cell>
            <table:covered-table-cell table:number-columns-repeated="2" table:style-name="ce2"/>
            <table:table-cell table:style-name="ce53" table:number-columns-repeated="2"/>
            <table:table-cell table:style-name="ce36" table:number-columns-repeated="3"/>
            <table:table-cell table:style-name="ce49" office:value-type="string" calcext:value-type="string" table:number-columns-spanned="4" table:number-rows-spanned="1">
              <text:p>(單位：公秉油當量)(<text:span text:style-name="T1">Unit:kiloiter of oil equivalent</text:span><text:span text:style-name="T2">)</text:span></text:p>
            </table:table-cell>
            <table:covered-table-cell table:number-columns-repeated="3" table:style-name="ce49"/>
            <table:table-cell table:style-name="ce36" table:number-columns-repeated="1012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19" calcext:value-type="float">
              <text:p>19</text:p>
            </table:table-cell>
            <table:table-cell table:style-name="ce37" office:value-type="float" office:value="20" calcext:value-type="float">
              <text:p>20</text:p>
            </table:table-cell>
            <table:table-cell table:style-name="ce37" office:value-type="float" office:value="21" calcext:value-type="float">
              <text:p>21</text:p>
            </table:table-cell>
            <table:table-cell table:style-name="ce37" office:value-type="float" office:value="22" calcext:value-type="float">
              <text:p>22</text:p>
            </table:table-cell>
            <table:table-cell table:style-name="ce37" office:value-type="float" office:value="23" calcext:value-type="float">
              <text:p>23</text:p>
            </table:table-cell>
            <table:table-cell table:style-name="ce54" office:value-type="float" office:value="24" calcext:value-type="float">
              <text:p>24</text:p>
            </table:table-cell>
            <table:table-cell table:style-name="ce54" office:value-type="float" office:value="25" calcext:value-type="float">
              <text:p>25</text:p>
            </table:table-cell>
            <table:table-cell table:style-name="ce54" office:value-type="float" office:value="26" calcext:value-type="float">
              <text:p>26</text:p>
            </table:table-cell>
            <table:table-cell table:style-name="ce54" office:value-type="float" office:value="27" calcext:value-type="float">
              <text:p>27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(丙烷混合氣)</text:p>
            </table:table-cell>
            <table:table-cell table:style-name="ce38" office:value-type="string" calcext:value-type="string">
              <text:p>天然汽油</text:p>
            </table:table-cell>
            <table:table-cell table:style-name="ce38" office:value-type="string" calcext:value-type="string">
              <text:p>石油腦</text:p>
            </table:table-cell>
            <table:table-cell table:style-name="ce38" office:value-type="string" calcext:value-type="string">
              <text:p>車用汽油</text:p>
            </table:table-cell>
            <table:table-cell table:style-name="ce38" office:value-type="string" calcext:value-type="string">
              <text:p>(無鉛汽油)</text:p>
            </table:table-cell>
            <table:table-cell table:style-name="ce38" office:value-type="string" calcext:value-type="string">
              <text:p>航空汽油</text:p>
            </table:table-cell>
            <table:table-cell table:number-columns-repeated="2" table:style-name="ce38" office:value-type="string" calcext:value-type="string">
              <text:p>航空燃油-</text:p>
            </table:table-cell>
            <table:table-cell table:style-name="ce38" office:value-type="string" calcext:value-type="string">
              <text:p>煤油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1"/>
            <table:table-cell table:style-name="ce38" table:number-columns-repeated="4"/>
            <table:table-cell table:style-name="ce51"/>
            <table:table-cell table:style-name="ce51" office:value-type="string" calcext:value-type="string">
              <text:p>汽油型</text:p>
            </table:table-cell>
            <table:table-cell table:style-name="ce51" office:value-type="string" calcext:value-type="string">
              <text:p>煤油型</text:p>
            </table:table-cell>
            <table:table-cell table:style-name="ce38"/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(Propane Air)</text:p>
            </table:table-cell>
            <table:table-cell table:style-name="ce39" office:value-type="string" calcext:value-type="string">
              <text:p>Natural Gasoline</text:p>
            </table:table-cell>
            <table:table-cell table:style-name="ce39" office:value-type="string" calcext:value-type="string">
              <text:p>Naphthas</text:p>
            </table:table-cell>
            <table:table-cell table:style-name="ce39" office:value-type="string" calcext:value-type="string">
              <text:p>Motor Gasoline</text:p>
            </table:table-cell>
            <table:table-cell table:style-name="ce39" office:value-type="string" calcext:value-type="string">
              <text:p>(Unleaded</text:p>
            </table:table-cell>
            <table:table-cell table:style-name="ce52" office:value-type="string" calcext:value-type="string">
              <text:p>Aviation Gasoline</text:p>
            </table:table-cell>
            <table:table-cell table:number-columns-repeated="2" table:style-name="ce52" office:value-type="string" calcext:value-type="string">
              <text:p>Jet Fuel-</text:p>
            </table:table-cell>
            <table:table-cell table:style-name="ce39" office:value-type="string" calcext:value-type="string">
              <text:p>Kerosene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/>
            <table:table-cell table:style-name="ce52" table:number-columns-repeated="3"/>
            <table:table-cell table:style-name="ce52" office:value-type="string" calcext:value-type="string">
              <text:p>Gasoline)</text:p>
            </table:table-cell>
            <table:table-cell table:style-name="ce52"/>
            <table:table-cell table:style-name="ce52" office:value-type="string" calcext:value-type="string">
              <text:p>Gasoline Type</text:p>
            </table:table-cell>
            <table:table-cell table:style-name="ce52" office:value-type="string" calcext:value-type="string">
              <text:p>Kerosene Type</text:p>
            </table:table-cell>
            <table:table-cell table:style-name="ce52"/>
            <table:table-cell table:style-name="ce50" table:number-columns-repeated="1012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9"/>
            <table:table-cell table:style-name="ce50" table:number-columns-repeated="1012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9" table:style-name="ce41" office:value-type="float" office:value="0" calcext:value-type="float">
            <text:p/>
          </table:table-cell>
          <table:table-cell table:style-name="ce36" table:number-columns-repeated="1012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4054976" calcext:value-type="float">
            <text:p><text:s/>14,054,976 <text:s/></text:p>
          </table:table-cell>
          <table:table-cell table:number-columns-repeated="2" table:style-name="ce42" office:value-type="float" office:value="146380" calcext:value-type="float">
            <text:p><text:s/>146,380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18286.222222222" calcext:value-type="float">
            <text:p><text:s/>118,286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4879816.93333333" calcext:value-type="float">
            <text:p><text:s/>4,879,817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22461.333333333" calcext:value-type="float">
            <text:p><text:s/>922,461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73.333333333333" calcext:value-type="float">
            <text:p><text:s/>17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42" office:value-type="float" office:value="3164634.66666667" calcext:value-type="float">
            <text:p><text:s/>3,164,635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9694.6666666667" calcext:value-type="float">
            <text:p><text:s/>49,695 <text:s/></text:p>
          </table:table-cell>
          <table:table-cell table:number-columns-repeated="2" table:style-name="ce42" office:value-type="float" office:value="-283719.973333333" calcext:value-type="float">
            <text:p><text:s/>-283,720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-12193.7777777778" calcext:value-type="float">
            <text:p><text:s/>-12,194 <text:s/></text:p>
          </table:table-cell>
          <table:table-cell table:style-name="ce42" office:value-type="float" office:value="-4130.05555555556" calcext:value-type="float">
            <text:p><text:s/>-4,130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14005281.3333333" calcext:value-type="float">
            <text:p><text:s/>14,005,281 <text:s/></text:p>
          </table:table-cell>
          <table:table-cell table:number-columns-repeated="2" table:style-name="ce43" office:value-type="float" office:value="-4449890.29333333" calcext:value-type="float">
            <text:p><text:s/>-4,449,890 <text:s/>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-3956616" calcext:value-type="float">
            <text:p><text:s/>-3,956,616 <text:s/></text:p>
          </table:table-cell>
          <table:table-cell table:style-name="ce43" office:value-type="float" office:value="4130.05555555556" calcext:value-type="float">
            <text:p><text:s/>4,130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271859.93333333" calcext:value-type="float">
            <text:p><text:s/>3,271,860 <text:s/></text:p>
          </table:table-cell>
          <table:table-cell table:number-columns-repeated="2" table:style-name="ce42" office:value-type="float" office:value="26123.9333333333" calcext:value-type="float">
            <text:p><text:s/>26,124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2000.8888888889" calcext:value-type="float">
            <text:p><text:s/>12,001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46373.5999999996" calcext:value-type="float">
            <text:p><text:s/>46,374 <text:s/></text:p>
          </table:table-cell>
          <table:table-cell table:number-columns-repeated="2" table:style-name="ce43" office:value-type="float" office:value="-100824.62" calcext:value-type="float">
            <text:p><text:s/>-100,825 <text:s/>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-53442.6666666666" calcext:value-type="float">
            <text:p><text:s/>-53,443 <text:s/></text:p>
          </table:table-cell>
          <table:table-cell table:style-name="ce43" office:value-type="float" office:value="2392.27777777778" calcext:value-type="float">
            <text:p><text:s/>2,392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392064.06666667" calcext:value-type="float">
            <text:p><text:s/>9,392,064 <text:s/></text:p>
          </table:table-cell>
          <table:table-cell table:number-columns-repeated="2" table:style-name="ce42" office:value-type="float" office:value="13291566.34" calcext:value-type="float">
            <text:p><text:s/>13,291,566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204550.22222222" calcext:value-type="float">
            <text:p><text:s/>4,204,550 <text:s/></text:p>
          </table:table-cell>
          <table:table-cell table:style-name="ce42" office:value-type="float" office:value="2168.44444444444" calcext:value-type="float">
            <text:p><text:s/>2,168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392064.06666667" calcext:value-type="float">
            <text:p><text:s/>9,392,064 <text:s/></text:p>
          </table:table-cell>
          <table:table-cell table:number-columns-repeated="2" table:style-name="ce42" office:value-type="float" office:value="9830371.78666667" calcext:value-type="float">
            <text:p><text:s/>9,830,372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204550.22222222" calcext:value-type="float">
            <text:p><text:s/>4,204,550 <text:s/></text:p>
          </table:table-cell>
          <table:table-cell table:style-name="ce42" office:value-type="float" office:value="2168.44444444444" calcext:value-type="float">
            <text:p><text:s/>2,168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number-columns-repeated="2" table:style-name="ce43" office:value-type="float" office:value="3461194.55333333" calcext:value-type="float">
            <text:p><text:s/>3,461,195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3521.26666666667" calcext:value-type="float">
            <text:p><text:s/>3,52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879.8" calcext:value-type="float">
            <text:p><text:s/>1,88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631.06666666667" calcext:value-type="float">
            <text:p><text:s/>1,63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number-columns-repeated="2" table:style-name="ce43" office:value-type="float" office:value="10.4" calcext:value-type="float">
            <text:p><text:s/>10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20079111.8666667" calcext:value-type="float">
            <text:p><text:s/>20,079,112 <text:s/></text:p>
          </table:table-cell>
          <table:table-cell table:number-columns-repeated="2" table:style-name="ce44" office:value-type="float" office:value="8912855.46666667" calcext:value-type="float">
            <text:p><text:s/>8,912,855 <text:s/>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289376" calcext:value-type="float">
            <text:p><text:s/>289,376 <text:s/></text:p>
          </table:table-cell>
          <table:table-cell table:style-name="ce44" office:value-type="float" office:value="3906.22222222222" calcext:value-type="float">
            <text:p><text:s/>3,906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number-columns-repeated="3" table:style-name="ce44" office:value-type="float" office:value="0" calcext:value-type="float">
            <text:p/>
          </table:table-cell>
          <table:table-cell table:number-columns-repeated="2" table:style-name="ce44" office:value-type="float" office:value="8912855.46666667" calcext:value-type="float">
            <text:p><text:s/>8,912,855 <text:s/>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289376" calcext:value-type="float">
            <text:p><text:s/>289,376 <text:s/></text:p>
          </table:table-cell>
          <table:table-cell table:style-name="ce44" office:value-type="float" office:value="3906.22222222222" calcext:value-type="float">
            <text:p><text:s/>3,90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5306.6" calcext:value-type="float">
            <text:p><text:s/>5,307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83.555555555556" calcext:value-type="float">
            <text:p><text:s/>884 <text:s/></text:p>
          </table:table-cell>
          <table:table-cell table:style-name="ce42" office:value-type="float" office:value="0.944444444444444" calcext:value-type="float">
            <text:p><text:s/>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0.866666666666667" calcext:value-type="float">
            <text:p><text:s/>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302.466666666667" calcext:value-type="float">
            <text:p><text:s/>30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78.8666666666667" calcext:value-type="float">
            <text:p><text:s/>7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8.66666666666667" calcext:value-type="float">
            <text:p><text:s/>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39" calcext:value-type="float">
            <text:p><text:s/>39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83.555555555556" calcext:value-type="float">
            <text:p><text:s/>884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28.266666666667" calcext:value-type="float">
            <text:p><text:s/>12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17.866666666667" calcext:value-type="float">
            <text:p><text:s/>11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0.4" calcext:value-type="float">
            <text:p><text:s/>1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3" table:style-name="ce47" office:value-type="float" office:value="0" calcext:value-type="float">
            <text:p/>
          </table:table-cell>
          <table:table-cell table:number-columns-repeated="2" table:style-name="ce47" office:value-type="float" office:value="10.4" calcext:value-type="float">
            <text:p>( 10 <text:s/>)</text:p>
          </table:table-cell>
          <table:table-cell table:number-columns-repeated="4" table:style-name="ce47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0.4" calcext:value-type="float">
            <text:p><text:s/>1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0.4" calcext:value-type="float">
            <text:p><text:s/>1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number-columns-repeated="2" table:style-name="ce46" office:value-type="float" office:value="44.2" calcext:value-type="float">
            <text:p><text:s/>44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324.133333333333" calcext:value-type="float">
            <text:p><text:s/>32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3887.86666666667" calcext:value-type="float">
            <text:p><text:s/>3,888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0.944444444444444" calcext:value-type="float">
            <text:p><text:s/>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452.4" calcext:value-type="float">
            <text:p><text:s/>45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29.4666666666667" calcext:value-type="float">
            <text:p><text:s/>2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8864487.41446667" calcext:value-type="float">
            <text:p><text:s/>8,864,487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8576.888888889" calcext:value-type="float">
            <text:p><text:s/>108,577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42" office:value-type="float" office:value="108576.888888889" calcext:value-type="float">
            <text:p><text:s/>108,577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8864487.41446667" calcext:value-type="float">
            <text:p><text:s/>8,864,48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9136.6522" calcext:value-type="float">
            <text:p><text:s/>9,13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9136.6522" calcext:value-type="float">
            <text:p><text:s/>9,13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33924.8" calcext:value-type="float">
            <text:p><text:s/>33,925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79915.555555556" calcext:value-type="float">
            <text:p><text:s/>179,916 <text:s/></text:p>
          </table:table-cell>
          <table:table-cell table:style-name="ce42" office:value-type="float" office:value="3905.27777777778" calcext:value-type="float">
            <text:p><text:s/>3,90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42" office:value-type="float" office:value="1457.27777777778" calcext:value-type="float">
            <text:p><text:s/>1,45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7615.4" calcext:value-type="float">
            <text:p><text:s/>7,61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2929.33333333333" calcext:value-type="float">
            <text:p><text:s/>2,929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12" calcext:value-type="float">
            <text:p><text:s/>112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21461.2666666667" calcext:value-type="float">
            <text:p><text:s/>21,461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79803.555555556" calcext:value-type="float">
            <text:p><text:s/>179,804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number-columns-repeated="2" table:style-name="ce43" office:value-type="float" office:value="1918.8" calcext:value-type="float">
            <text:p><text:s/>1,919 <text:s/>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2448" calcext:value-type="float">
            <text:p><text:s/>2,448 <text:s/></text:p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0079111.8666667" calcext:value-type="float">
            <text:p><text:s/>20,079,11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0079111.8666667" calcext:value-type="float">
            <text:p><text:s/>20,079,11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20079111.8666667" calcext:value-type="float">
            <text:p>( 20,079,112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6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022"/>
        </table:table-row>
        <table:table-row table:style-name="ro7" table:number-rows-repeated="97">
          <table:table-cell table:style-name="ce13"/>
          <table:table-cell table:style-name="ce23"/>
          <table:table-cell table:style-name="ce13" table:number-columns-repeated="1022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Titles" table:base-cell-address="$Page1.$A$1" table:cell-range-address="$Page3.$A$1:.$AMJ$8" table:range-usable-as="repeat-column repeat-row"/>
        </table:named-expressions>
      </table:table>
      <table:table table:name="Page4" table:style-name="ta4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12" table:number-columns-repeated="9" table:default-cell-style-name="ce14"/>
        <table:table-column table:style-name="co6" table:default-cell-style-name="ce13"/>
        <table:table-column table:style-name="co13" table:default-cell-style-name="ce13"/>
        <table:table-column table:style-name="co8" table:default-cell-style-name="ce13"/>
        <table:table-column table:style-name="co9" table:number-columns-repeated="1009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油當量單位）</text:p>
            </table:table-cell>
            <table:covered-table-cell table:number-columns-repeated="11" table:style-name="ce15"/>
            <table:table-cell/>
            <table:table-cell table:style-name="ce14" table:number-columns-repeated="2"/>
            <table:table-cell table:number-columns-repeated="1009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106年(西元2017年)</text:p>
            </table:table-cell>
            <table:covered-table-cell table:number-columns-repeated="2" table:style-name="ce2"/>
            <table:table-cell table:style-name="ce53" table:number-columns-repeated="3"/>
            <table:table-cell table:style-name="ce36" table:number-columns-repeated="3"/>
            <table:table-cell table:style-name="ce49" office:value-type="string" calcext:value-type="string" table:number-columns-spanned="3" table:number-rows-spanned="1">
              <text:p>(單位：公秉油當量)(<text:span text:style-name="T1">Unit:kiloiter of oil equivalent</text:span><text:span text:style-name="T2">)</text:span></text:p>
            </table:table-cell>
            <table:covered-table-cell table:number-columns-repeated="2" table:style-name="ce49"/>
            <table:table-cell table:style-name="ce12" table:number-columns-repeated="3"/>
            <table:table-cell table:style-name="ce36" table:number-columns-repeated="1009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28" calcext:value-type="float">
              <text:p>28</text:p>
            </table:table-cell>
            <table:table-cell table:style-name="ce37" office:value-type="float" office:value="29" calcext:value-type="float">
              <text:p>29</text:p>
            </table:table-cell>
            <table:table-cell table:style-name="ce37" office:value-type="float" office:value="30" calcext:value-type="float">
              <text:p>30</text:p>
            </table:table-cell>
            <table:table-cell table:style-name="ce37" office:value-type="float" office:value="31" calcext:value-type="float">
              <text:p>31</text:p>
            </table:table-cell>
            <table:table-cell table:style-name="ce37" office:value-type="float" office:value="32" calcext:value-type="float">
              <text:p>32</text:p>
            </table:table-cell>
            <table:table-cell table:style-name="ce37" office:value-type="float" office:value="33" calcext:value-type="float">
              <text:p>33</text:p>
            </table:table-cell>
            <table:table-cell table:style-name="ce37" office:value-type="float" office:value="34" calcext:value-type="float">
              <text:p>34</text:p>
            </table:table-cell>
            <table:table-cell table:style-name="ce37" office:value-type="float" office:value="35" calcext:value-type="float">
              <text:p>35</text:p>
            </table:table-cell>
            <table:table-cell table:style-name="ce37" office:value-type="float" office:value="36" calcext:value-type="float">
              <text:p>36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柴油</text:p>
            </table:table-cell>
            <table:table-cell table:style-name="ce38" office:value-type="string" calcext:value-type="string">
              <text:p>燃料油</text:p>
            </table:table-cell>
            <table:table-cell table:style-name="ce38" office:value-type="string" calcext:value-type="string">
              <text:p>白精油</text:p>
            </table:table-cell>
            <table:table-cell table:style-name="ce38" office:value-type="string" calcext:value-type="string">
              <text:p>潤滑油</text:p>
            </table:table-cell>
            <table:table-cell table:style-name="ce38" office:value-type="string" calcext:value-type="string">
              <text:p>柏油</text:p>
            </table:table-cell>
            <table:table-cell table:style-name="ce38" office:value-type="string" calcext:value-type="string">
              <text:p>溶劑油</text:p>
            </table:table-cell>
            <table:table-cell table:style-name="ce38" office:value-type="string" calcext:value-type="string">
              <text:p>石蠟</text:p>
            </table:table-cell>
            <table:table-cell table:style-name="ce38" office:value-type="string" calcext:value-type="string">
              <text:p>石油焦</text:p>
            </table:table-cell>
            <table:table-cell table:style-name="ce38" office:value-type="string" calcext:value-type="string">
              <text:p>其他石油產品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table:number-columns-repeated="9"/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Diesel Oil</text:p>
            </table:table-cell>
            <table:table-cell table:style-name="ce39" office:value-type="string" calcext:value-type="string">
              <text:p>Fuel Oil</text:p>
            </table:table-cell>
            <table:table-cell table:style-name="ce39" office:value-type="string" calcext:value-type="string">
              <text:p>White Spirits</text:p>
            </table:table-cell>
            <table:table-cell table:style-name="ce39" office:value-type="string" calcext:value-type="string">
              <text:p>Lubricants</text:p>
            </table:table-cell>
            <table:table-cell table:style-name="ce39" office:value-type="string" calcext:value-type="string">
              <text:p>Asphalts</text:p>
            </table:table-cell>
            <table:table-cell table:style-name="ce39" office:value-type="string" calcext:value-type="string">
              <text:p>Solvents</text:p>
            </table:table-cell>
            <table:table-cell table:style-name="ce39" office:value-type="string" calcext:value-type="string">
              <text:p>Paraffin Waxes</text:p>
            </table:table-cell>
            <table:table-cell table:style-name="ce39" office:value-type="string" calcext:value-type="string">
              <text:p>Petroleum Coke</text:p>
            </table:table-cell>
            <table:table-cell table:style-name="ce39" office:value-type="string" calcext:value-type="string">
              <text:p>Other Petroleum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2" table:number-columns-repeated="8"/>
            <table:table-cell table:style-name="ce52" office:value-type="string" calcext:value-type="string">
              <text:p>Products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9"/>
            <table:table-cell table:style-name="ce4" table:number-columns-repeated="3"/>
            <table:table-cell table:style-name="ce50" table:number-columns-repeated="1009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9" table:style-name="ce41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43103.2" calcext:value-type="float">
            <text:p><text:s/>43,103 <text:s/></text:p>
          </table:table-cell>
          <table:table-cell table:style-name="ce42" office:value-type="float" office:value="2762234.66666667" calcext:value-type="float">
            <text:p><text:s/>2,762,23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53364.266666667" calcext:value-type="float">
            <text:p><text:s/>353,364 <text:s/></text:p>
          </table:table-cell>
          <table:table-cell table:style-name="ce42" office:value-type="float" office:value="191466.666666667" calcext:value-type="float">
            <text:p><text:s/>191,467 <text:s/></text:p>
          </table:table-cell>
          <table:table-cell table:style-name="ce42" office:value-type="float" office:value="1375441.66888036" calcext:value-type="float">
            <text:p><text:s/>1,375,442 <text:s/></text:p>
          </table:table-cell>
          <table:table-cell table:style-name="ce42" office:value-type="float" office:value="114608" calcext:value-type="float">
            <text:p><text:s/>114,608 <text:s/></text:p>
          </table:table-cell>
          <table:table-cell table:style-name="ce42" office:value-type="float" office:value="50439.1111111111" calcext:value-type="float">
            <text:p><text:s/>50,439 <text:s/></text:p>
          </table:table-cell>
          <table:table-cell table:style-name="ce42" office:value-type="float" office:value="292710" calcext:value-type="float">
            <text:p><text:s/>292,710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style-name="ce42" office:value-type="float" office:value="9212661.0632" calcext:value-type="float">
            <text:p><text:s/>9,212,661 <text:s/></text:p>
          </table:table-cell>
          <table:table-cell table:style-name="ce42" office:value-type="float" office:value="1729819.73333333" calcext:value-type="float">
            <text:p><text:s/>1,729,820 <text:s/></text:p>
          </table:table-cell>
          <table:table-cell table:style-name="ce42" office:value-type="float" office:value="64" calcext:value-type="float">
            <text:p><text:s/>64 <text:s/></text:p>
          </table:table-cell>
          <table:table-cell table:style-name="ce42" office:value-type="float" office:value="760048" calcext:value-type="float">
            <text:p><text:s/>760,048 <text:s/></text:p>
          </table:table-cell>
          <table:table-cell table:style-name="ce42" office:value-type="float" office:value="278053.333333333" calcext:value-type="float">
            <text:p><text:s/>278,053 <text:s/></text:p>
          </table:table-cell>
          <table:table-cell table:style-name="ce42" office:value-type="float" office:value="298093.46505896" calcext:value-type="float">
            <text:p><text:s/>298,093 <text:s/></text:p>
          </table:table-cell>
          <table:table-cell table:style-name="ce42" office:value-type="float" office:value="11099" calcext:value-type="float">
            <text:p><text:s/>11,099 <text:s/></text:p>
          </table:table-cell>
          <table:table-cell table:style-name="ce42" office:value-type="float" office:value="493916.066666667" calcext:value-type="float">
            <text:p><text:s/>493,916 <text:s/></text:p>
          </table:table-cell>
          <table:table-cell table:style-name="ce42" office:value-type="float" office:value="128443" calcext:value-type="float">
            <text:p><text:s/>128,443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style-name="ce42" office:value-type="float" office:value="109235.466666667" calcext:value-type="float">
            <text:p><text:s/>109,235 <text:s/></text:p>
          </table:table-cell>
          <table:table-cell table:style-name="ce42" office:value-type="float" office:value="1236105.6" calcext:value-type="float">
            <text:p><text:s/>1,236,106 <text:s/></text:p>
          </table:table-cell>
          <table:table-cell table:style-name="ce42" office:value-type="float" office:value="64" calcext:value-type="float">
            <text:p><text:s/>6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style-name="ce42" office:value-type="float" office:value="157749.411866667" calcext:value-type="float">
            <text:p><text:s/>157,749 <text:s/></text:p>
          </table:table-cell>
          <table:table-cell table:style-name="ce42" office:value-type="float" office:value="-30457.5106133332" calcext:value-type="float">
            <text:p><text:s/>-30,458 <text:s/></text:p>
          </table:table-cell>
          <table:table-cell table:style-name="ce42" office:value-type="float" office:value="-3123" calcext:value-type="float">
            <text:p><text:s/>-3,123 <text:s/></text:p>
          </table:table-cell>
          <table:table-cell table:style-name="ce42" office:value-type="float" office:value="29707.7333333334" calcext:value-type="float">
            <text:p><text:s/>29,708 <text:s/></text:p>
          </table:table-cell>
          <table:table-cell table:style-name="ce42" office:value-type="float" office:value="-51180" calcext:value-type="float">
            <text:p><text:s/>-51,180 <text:s/></text:p>
          </table:table-cell>
          <table:table-cell table:style-name="ce42" office:value-type="float" office:value="2244.68888888891" calcext:value-type="float">
            <text:p><text:s/>2,24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-7285.24444444444" calcext:value-type="float">
            <text:p><text:s/>-7,285 <text:s/></text:p>
          </table:table-cell>
          <table:table-cell table:style-name="ce42" office:value-type="float" office:value="-197462" calcext:value-type="float">
            <text:p><text:s/>-197,462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-9436542.74173333" calcext:value-type="float">
            <text:p><text:s/>-9,436,543 <text:s/></text:p>
          </table:table-cell>
          <table:table-cell table:style-name="ce43" office:value-type="float" office:value="-173233.156053334" calcext:value-type="float">
            <text:p><text:s/>-173,233 <text:s/></text:p>
          </table:table-cell>
          <table:table-cell table:style-name="ce43" office:value-type="float" office:value="2995" calcext:value-type="float">
            <text:p><text:s/>2,995 <text:s/></text:p>
          </table:table-cell>
          <table:table-cell table:style-name="ce43" office:value-type="float" office:value="-436391.466666667" calcext:value-type="float">
            <text:p><text:s/>-436,391 <text:s/></text:p>
          </table:table-cell>
          <table:table-cell table:style-name="ce43" office:value-type="float" office:value="-35406.6666666667" calcext:value-type="float">
            <text:p><text:s/>-35,407 <text:s/></text:p>
          </table:table-cell>
          <table:table-cell table:style-name="ce43" office:value-type="float" office:value="1075103.51493251" calcext:value-type="float">
            <text:p><text:s/>1,075,104 <text:s/></text:p>
          </table:table-cell>
          <table:table-cell table:style-name="ce43" office:value-type="float" office:value="103509" calcext:value-type="float">
            <text:p><text:s/>103,509 <text:s/></text:p>
          </table:table-cell>
          <table:table-cell table:style-name="ce43" office:value-type="float" office:value="-436191.711111111" calcext:value-type="float">
            <text:p><text:s/>-436,192 <text:s/></text:p>
          </table:table-cell>
          <table:table-cell table:style-name="ce43" office:value-type="float" office:value="361729" calcext:value-type="float">
            <text:p><text:s/>361,729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style-name="ce42" office:value-type="float" office:value="28988.4" calcext:value-type="float">
            <text:p><text:s/>28,988 <text:s/></text:p>
          </table:table-cell>
          <table:table-cell table:style-name="ce42" office:value-type="float" office:value="438359.466666667" calcext:value-type="float">
            <text:p><text:s/>438,359 <text:s/></text:p>
          </table:table-cell>
          <table:table-cell table:style-name="ce42" office:value-type="float" office:value="1919" calcext:value-type="float">
            <text:p><text:s/>1,919 <text:s/></text:p>
          </table:table-cell>
          <table:table-cell table:style-name="ce42" office:value-type="float" office:value="717.866666666667" calcext:value-type="float">
            <text:p><text:s/>71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749.14444444444" calcext:value-type="float">
            <text:p><text:s/>2,749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06493" calcext:value-type="float">
            <text:p><text:s/>306,493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style-name="ce43" office:value-type="float" office:value="33203.3575999999" calcext:value-type="float">
            <text:p><text:s/>33,203 <text:s/></text:p>
          </table:table-cell>
          <table:table-cell table:style-name="ce43" office:value-type="float" office:value="-53755.5322200006" calcext:value-type="float">
            <text:p><text:s/>-53,756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134151.622841964" calcext:value-type="float">
            <text:p><text:s/>134,152 <text:s/></text:p>
          </table:table-cell>
          <table:table-cell table:style-name="ce42" office:value-type="float" office:value="2919001.26553896" calcext:value-type="float">
            <text:p><text:s/>2,919,00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88154.5555555556" calcext:value-type="float">
            <text:p><text:s/>88,155 <text:s/></text:p>
          </table:table-cell>
          <table:table-cell table:style-name="ce42" office:value-type="float" office:value="16719.6970055333" calcext:value-type="float">
            <text:p><text:s/>16,720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131509.466666667" calcext:value-type="float">
            <text:p><text:s/>131,509 <text:s/></text:p>
          </table:table-cell>
          <table:table-cell table:style-name="ce42" office:value-type="float" office:value="2842338.13333333" calcext:value-type="float">
            <text:p><text:s/>2,842,33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6605.8666666667" calcext:value-type="float">
            <text:p><text:s/>16,60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2642.15617529733" calcext:value-type="float">
            <text:p><text:s/>2,642 <text:s/></text:p>
          </table:table-cell>
          <table:table-cell table:style-name="ce43" office:value-type="float" office:value="60057.265538964" calcext:value-type="float">
            <text:p><text:s/>60,057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88154.5555555556" calcext:value-type="float">
            <text:p><text:s/>88,155 <text:s/></text:p>
          </table:table-cell>
          <table:table-cell table:style-name="ce43" office:value-type="float" office:value="16719.6970055333" calcext:value-type="float">
            <text:p><text:s/>16,720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14935291.0326667" calcext:value-type="float">
            <text:p><text:s/>14,935,291 <text:s/></text:p>
          </table:table-cell>
          <table:table-cell table:style-name="ce42" office:value-type="float" office:value="5552042.7449" calcext:value-type="float">
            <text:p><text:s/>5,552,043 <text:s/></text:p>
          </table:table-cell>
          <table:table-cell table:style-name="ce42" office:value-type="float" office:value="946" calcext:value-type="float">
            <text:p><text:s/>946 <text:s/></text:p>
          </table:table-cell>
          <table:table-cell table:style-name="ce42" office:value-type="float" office:value="999003.733333333" calcext:value-type="float">
            <text:p><text:s/>999,004 <text:s/></text:p>
          </table:table-cell>
          <table:table-cell table:style-name="ce42" office:value-type="float" office:value="566471.111111111" calcext:value-type="float">
            <text:p><text:s/>566,471 <text:s/></text:p>
          </table:table-cell>
          <table:table-cell table:style-name="ce42" office:value-type="float" office:value="80573.6333333333" calcext:value-type="float">
            <text:p><text:s/>80,57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070506.35555556" calcext:value-type="float">
            <text:p><text:s/>1,070,506 <text:s/></text:p>
          </table:table-cell>
          <table:table-cell table:style-name="ce42" office:value-type="float" office:value="1223936.08888889" calcext:value-type="float">
            <text:p><text:s/>1,223,936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14889682.206" calcext:value-type="float">
            <text:p><text:s/>14,889,682 <text:s/></text:p>
          </table:table-cell>
          <table:table-cell table:style-name="ce42" office:value-type="float" office:value="5552042.7449" calcext:value-type="float">
            <text:p><text:s/>5,552,043 <text:s/></text:p>
          </table:table-cell>
          <table:table-cell table:style-name="ce42" office:value-type="float" office:value="946" calcext:value-type="float">
            <text:p><text:s/>946 <text:s/></text:p>
          </table:table-cell>
          <table:table-cell table:style-name="ce42" office:value-type="float" office:value="999003.733333333" calcext:value-type="float">
            <text:p><text:s/>999,004 <text:s/></text:p>
          </table:table-cell>
          <table:table-cell table:style-name="ce42" office:value-type="float" office:value="566471.111111111" calcext:value-type="float">
            <text:p><text:s/>566,471 <text:s/></text:p>
          </table:table-cell>
          <table:table-cell table:style-name="ce42" office:value-type="float" office:value="80573.6333333333" calcext:value-type="float">
            <text:p><text:s/>80,57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070506.35555556" calcext:value-type="float">
            <text:p><text:s/>1,070,506 <text:s/></text:p>
          </table:table-cell>
          <table:table-cell table:style-name="ce42" office:value-type="float" office:value="1168609.12888889" calcext:value-type="float">
            <text:p><text:s/>1,168,609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style-name="ce43" office:value-type="float" office:value="45608.8266666667" calcext:value-type="float">
            <text:p><text:s/>45,609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43" office:value-type="float" office:value="55326.96" calcext:value-type="float">
            <text:p><text:s/>55,327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30772.9333333333" calcext:value-type="float">
            <text:p><text:s/>30,773 <text:s/></text:p>
          </table:table-cell>
          <table:table-cell table:style-name="ce42" office:value-type="float" office:value="82422.598167776" calcext:value-type="float">
            <text:p><text:s/>82,423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98087.133333333" calcext:value-type="float">
            <text:p><text:s/>498,087 <text:s/></text:p>
          </table:table-cell>
          <table:table-cell table:style-name="ce42" office:value-type="float" office:value="45963.9918833556" calcext:value-type="float">
            <text:p><text:s/>45,964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881.6" calcext:value-type="float">
            <text:p><text:s/>1,88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8286.9333333333" calcext:value-type="float">
            <text:p><text:s/>18,28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style-name="ce42" office:value-type="float" office:value="30772.9333333333" calcext:value-type="float">
            <text:p><text:s/>30,773 <text:s/></text:p>
          </table:table-cell>
          <table:table-cell table:style-name="ce42" office:value-type="float" office:value="62168.7315011093" calcext:value-type="float">
            <text:p><text:s/>62,169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98087.133333333" calcext:value-type="float">
            <text:p><text:s/>498,087 <text:s/></text:p>
          </table:table-cell>
          <table:table-cell table:style-name="ce42" office:value-type="float" office:value="45963.9918833556" calcext:value-type="float">
            <text:p><text:s/>45,964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85.3333333333333" calcext:value-type="float">
            <text:p><text:s/>85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5271631.97715804" calcext:value-type="float">
            <text:p><text:s/>5,271,632 <text:s/></text:p>
          </table:table-cell>
          <table:table-cell table:style-name="ce44" office:value-type="float" office:value="1992781.79069326" calcext:value-type="float">
            <text:p><text:s/>1,992,782 <text:s/></text:p>
          </table:table-cell>
          <table:table-cell table:style-name="ce44" office:value-type="float" office:value="2022" calcext:value-type="float">
            <text:p><text:s/>2,022 <text:s/></text:p>
          </table:table-cell>
          <table:table-cell table:style-name="ce44" office:value-type="float" office:value="561894.4" calcext:value-type="float">
            <text:p><text:s/>561,894 <text:s/></text:p>
          </table:table-cell>
          <table:table-cell table:style-name="ce44" office:value-type="float" office:value="531064.444444444" calcext:value-type="float">
            <text:p><text:s/>531,064 <text:s/></text:p>
          </table:table-cell>
          <table:table-cell table:style-name="ce44" office:value-type="float" office:value="1152928.0038214" calcext:value-type="float">
            <text:p><text:s/>1,152,928 <text:s/></text:p>
          </table:table-cell>
          <table:table-cell table:style-name="ce44" office:value-type="float" office:value="103509" calcext:value-type="float">
            <text:p><text:s/>103,509 <text:s/></text:p>
          </table:table-cell>
          <table:table-cell table:style-name="ce44" office:value-type="float" office:value="48072.9555555556" calcext:value-type="float">
            <text:p><text:s/>48,073 <text:s/></text:p>
          </table:table-cell>
          <table:table-cell table:style-name="ce44" office:value-type="float" office:value="1216488.4" calcext:value-type="float">
            <text:p><text:s/>1,216,488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5271631.97715804" calcext:value-type="float">
            <text:p><text:s/>5,271,632 <text:s/></text:p>
          </table:table-cell>
          <table:table-cell table:style-name="ce44" office:value-type="float" office:value="1992781.79069326" calcext:value-type="float">
            <text:p><text:s/>1,992,782 <text:s/>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-0.000000000003" calcext:value-type="float">
            <text:p><text:s/>-0 <text:s/></text:p>
          </table:table-cell>
          <table:table-cell table:style-name="ce44" office:value-type="float" office:value="13340" calcext:value-type="float">
            <text:p><text:s/>13,34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103032.643824703" calcext:value-type="float">
            <text:p><text:s/>103,033 <text:s/></text:p>
          </table:table-cell>
          <table:table-cell table:style-name="ce42" office:value-type="float" office:value="1529175.39069326" calcext:value-type="float">
            <text:p><text:s/>1,529,175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-0.000000000003" calcext:value-type="float">
            <text:p><text:s/>-0 <text:s/></text:p>
          </table:table-cell>
          <table:table-cell table:style-name="ce42" office:value-type="float" office:value="13340" calcext:value-type="float">
            <text:p><text:s/>13,34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style-name="ce42" office:value-type="float" office:value="5088.53333333333" calcext:value-type="float">
            <text:p><text:s/>5,089 <text:s/></text:p>
          </table:table-cell>
          <table:table-cell table:style-name="ce42" office:value-type="float" office:value="27217.0666666667" calcext:value-type="float">
            <text:p><text:s/>27,21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style-name="ce42" office:value-type="float" office:value="3289.86966292133" calcext:value-type="float">
            <text:p><text:s/>3,290 <text:s/></text:p>
          </table:table-cell>
          <table:table-cell table:style-name="ce42" office:value-type="float" office:value="176416.383932085" calcext:value-type="float">
            <text:p><text:s/>176,41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style-name="ce42" office:value-type="float" office:value="753.2" calcext:value-type="float">
            <text:p><text:s/>753 <text:s/></text:p>
          </table:table-cell>
          <table:table-cell table:style-name="ce42" office:value-type="float" office:value="160054.620400864" calcext:value-type="float">
            <text:p><text:s/>160,05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style-name="ce42" office:value-type="float" office:value="42" calcext:value-type="float">
            <text:p><text:s/>42 <text:s/></text:p>
          </table:table-cell>
          <table:table-cell table:style-name="ce42" office:value-type="float" office:value="15763.2" calcext:value-type="float">
            <text:p><text:s/>15,76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250.13333333333" calcext:value-type="float">
            <text:p><text:s/>5,25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style-name="ce42" office:value-type="float" office:value="793.333333333333" calcext:value-type="float">
            <text:p><text:s/>793 <text:s/></text:p>
          </table:table-cell>
          <table:table-cell table:style-name="ce42" office:value-type="float" office:value="72935.3714258253" calcext:value-type="float">
            <text:p><text:s/>72,93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style-name="ce42" office:value-type="float" office:value="89.6" calcext:value-type="float">
            <text:p><text:s/>90 <text:s/></text:p>
          </table:table-cell>
          <table:table-cell table:style-name="ce42" office:value-type="float" office:value="686.933333333333" calcext:value-type="float">
            <text:p><text:s/>68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style-name="ce42" office:value-type="float" office:value="59355.5741617627" calcext:value-type="float">
            <text:p><text:s/>59,356 <text:s/></text:p>
          </table:table-cell>
          <table:table-cell table:style-name="ce42" office:value-type="float" office:value="334557.109307893" calcext:value-type="float">
            <text:p><text:s/>334,557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-0.000000000003" calcext:value-type="float">
            <text:p><text:s/>-0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style-name="ce42" office:value-type="float" office:value="59215.3333333333" calcext:value-type="float">
            <text:p><text:s/>59,215 <text:s/></text:p>
          </table:table-cell>
          <table:table-cell table:style-name="ce42" office:value-type="float" office:value="205151.922527349" calcext:value-type="float">
            <text:p><text:s/>205,152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-0.000000000003" calcext:value-type="float">
            <text:p><text:s/>-0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style-name="ce45" office:value-type="float" office:value="1189.06666666667" calcext:value-type="float">
            <text:p>( 1,189 <text:s/>)</text:p>
          </table:table-cell>
          <table:table-cell table:style-name="ce45" office:value-type="float" office:value="160640.325627552" calcext:value-type="float">
            <text:p>( 160,640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style-name="ce45" office:value-type="float" office:value="58026.2666666667" calcext:value-type="float">
            <text:p>( 58,026 <text:s/>)</text:p>
          </table:table-cell>
          <table:table-cell table:style-name="ce45" office:value-type="float" office:value="44511.5968997973" calcext:value-type="float">
            <text:p>( 44,512 <text:s/>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-0.000000000003" calcext:value-type="float">
            <text:p>( -0 <text:s/>)</text:p>
          </table:table-cell>
          <table:table-cell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style-name="ce42" office:value-type="float" office:value="0.240828429333333" calcext:value-type="float">
            <text:p><text:s/>0 <text:s/></text:p>
          </table:table-cell>
          <table:table-cell table:style-name="ce42" office:value-type="float" office:value="92306.6957007787" calcext:value-type="float">
            <text:p><text:s/>92,30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7098.4910797653" calcext:value-type="float">
            <text:p><text:s/>37,09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style-name="ce46" office:value-type="float" office:value="140" calcext:value-type="float">
            <text:p><text:s/>140 <text:s/></text:p>
          </table:table-cell>
          <table:table-cell table:number-columns-repeated="8" table:style-name="ce46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style-name="ce42" office:value-type="float" office:value="1518.53333333333" calcext:value-type="float">
            <text:p><text:s/>1,519 <text:s/></text:p>
          </table:table-cell>
          <table:table-cell table:style-name="ce42" office:value-type="float" office:value="63774.9333333333" calcext:value-type="float">
            <text:p><text:s/>63,77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style-name="ce42" office:value-type="float" office:value="13.0666666666667" calcext:value-type="float">
            <text:p><text:s/>13 <text:s/></text:p>
          </table:table-cell>
          <table:table-cell table:style-name="ce42" office:value-type="float" office:value="33244.8" calcext:value-type="float">
            <text:p><text:s/>33,24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style-name="ce46" office:value-type="float" office:value="36.4" calcext:value-type="float">
            <text:p><text:s/>36 <text:s/></text:p>
          </table:table-cell>
          <table:table-cell table:style-name="ce46" office:value-type="float" office:value="37417.6" calcext:value-type="float">
            <text:p><text:s/>37,418 <text:s/></text:p>
          </table:table-cell>
          <table:table-cell table:number-columns-repeated="7" table:style-name="ce46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style-name="ce42" office:value-type="float" office:value="11805.7333333333" calcext:value-type="float">
            <text:p><text:s/>11,806 <text:s/></text:p>
          </table:table-cell>
          <table:table-cell table:style-name="ce42" office:value-type="float" office:value="194829.866666667" calcext:value-type="float">
            <text:p><text:s/>194,83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style-name="ce42" office:value-type="float" office:value="10207.8666666667" calcext:value-type="float">
            <text:p><text:s/>10,208 <text:s/></text:p>
          </table:table-cell>
          <table:table-cell table:style-name="ce42" office:value-type="float" office:value="20580.2666666667" calcext:value-type="float">
            <text:p><text:s/>20,58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style-name="ce42" office:value-type="float" office:value="1597.86666666667" calcext:value-type="float">
            <text:p><text:s/>1,598 <text:s/></text:p>
          </table:table-cell>
          <table:table-cell table:style-name="ce42" office:value-type="float" office:value="174249.6" calcext:value-type="float">
            <text:p><text:s/>174,25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style-name="ce45" office:value-type="float" office:value="182" calcext:value-type="float">
            <text:p>( 182 <text:s/>)</text:p>
          </table:table-cell>
          <table:table-cell table:number-columns-repeated="8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style-name="ce47" office:value-type="float" office:value="858.666666666667" calcext:value-type="float">
            <text:p>( 859 <text:s/>)</text:p>
          </table:table-cell>
          <table:table-cell table:number-columns-repeated="8" table:style-name="ce47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6217.86666666667" calcext:value-type="float">
            <text:p><text:s/>6,218 <text:s/></text:p>
          </table:table-cell>
          <table:table-cell table:style-name="ce42" office:value-type="float" office:value="176895.456" calcext:value-type="float">
            <text:p><text:s/>176,89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13340" calcext:value-type="float">
            <text:p><text:s/>13,340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6063.86666666667" calcext:value-type="float">
            <text:p><text:s/>6,064 <text:s/></text:p>
          </table:table-cell>
          <table:table-cell table:style-name="ce42" office:value-type="float" office:value="157659.189333333" calcext:value-type="float">
            <text:p><text:s/>157,65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13340" calcext:value-type="float">
            <text:p><text:s/>13,340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style-name="ce42" office:value-type="float" office:value="154" calcext:value-type="float">
            <text:p><text:s/>154 <text:s/></text:p>
          </table:table-cell>
          <table:table-cell table:style-name="ce42" office:value-type="float" office:value="19236.2666666667" calcext:value-type="float">
            <text:p><text:s/>19,23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style-name="ce42" office:value-type="float" office:value="168" calcext:value-type="float">
            <text:p><text:s/>168 <text:s/></text:p>
          </table:table-cell>
          <table:table-cell table:style-name="ce42" office:value-type="float" office:value="43109.3333333333" calcext:value-type="float">
            <text:p><text:s/>43,10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style-name="ce46" office:value-type="float" office:value="119.466666666667" calcext:value-type="float">
            <text:p><text:s/>119 <text:s/></text:p>
          </table:table-cell>
          <table:table-cell table:style-name="ce46" office:value-type="float" office:value="5317.33333333333" calcext:value-type="float">
            <text:p><text:s/>5,317 <text:s/></text:p>
          </table:table-cell>
          <table:table-cell table:number-columns-repeated="7" table:style-name="ce46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style-name="ce42" office:value-type="float" office:value="6613.6" calcext:value-type="float">
            <text:p><text:s/>6,614 <text:s/></text:p>
          </table:table-cell>
          <table:table-cell table:style-name="ce42" office:value-type="float" office:value="45632.427226592" calcext:value-type="float">
            <text:p><text:s/>45,63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style-name="ce42" office:value-type="float" office:value="3538.26666666667" calcext:value-type="float">
            <text:p><text:s/>3,538 <text:s/></text:p>
          </table:table-cell>
          <table:table-cell table:style-name="ce42" office:value-type="float" office:value="17628.8" calcext:value-type="float">
            <text:p><text:s/>17,62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style-name="ce42" office:value-type="float" office:value="140.933333333333" calcext:value-type="float">
            <text:p><text:s/>141 <text:s/></text:p>
          </table:table-cell>
          <table:table-cell table:style-name="ce42" office:value-type="float" office:value="8749.86666666667" calcext:value-type="float">
            <text:p><text:s/>8,75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style-name="ce42" office:value-type="float" office:value="686.933333352" calcext:value-type="float">
            <text:p><text:s/>687 <text:s/></text:p>
          </table:table-cell>
          <table:table-cell table:style-name="ce42" office:value-type="float" office:value="2.98666666666667" calcext:value-type="float">
            <text:p><text:s/>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style-name="ce42" office:value-type="float" office:value="2761.73333333333" calcext:value-type="float">
            <text:p><text:s/>2,762 <text:s/></text:p>
          </table:table-cell>
          <table:table-cell table:style-name="ce42" office:value-type="float" office:value="59110.4" calcext:value-type="float">
            <text:p><text:s/>59,11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50580.7690666667" calcext:value-type="float">
            <text:p><text:s/>50,581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style-name="ce42" office:value-type="float" office:value="4436305.76666667" calcext:value-type="float">
            <text:p><text:s/>4,436,306 <text:s/></text:p>
          </table:table-cell>
          <table:table-cell table:style-name="ce42" office:value-type="float" office:value="99297.0666666667" calcext:value-type="float">
            <text:p><text:s/>99,29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style-name="ce42" office:value-type="float" office:value="4324235.76666667" calcext:value-type="float">
            <text:p><text:s/>4,324,236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style-name="ce42" office:value-type="float" office:value="18836.5333333333" calcext:value-type="float">
            <text:p><text:s/>18,837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style-name="ce42" office:value-type="float" office:value="93233.4666666667" calcext:value-type="float">
            <text:p><text:s/>93,233 <text:s/></text:p>
          </table:table-cell>
          <table:table-cell table:style-name="ce42" office:value-type="float" office:value="99297.0666666667" calcext:value-type="float">
            <text:p><text:s/>99,29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style-name="ce42" office:value-type="float" office:value="381481.566666667" calcext:value-type="float">
            <text:p><text:s/>381,482 <text:s/></text:p>
          </table:table-cell>
          <table:table-cell table:style-name="ce42" office:value-type="float" office:value="36346.6666666667" calcext:value-type="float">
            <text:p><text:s/>36,34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style-name="ce42" office:value-type="float" office:value="63377.3" calcext:value-type="float">
            <text:p><text:s/>63,377 <text:s/></text:p>
          </table:table-cell>
          <table:table-cell table:style-name="ce42" office:value-type="float" office:value="2808.53333333333" calcext:value-type="float">
            <text:p><text:s/>2,80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style-name="ce43" office:value-type="float" office:value="318104.266666667" calcext:value-type="float">
            <text:p><text:s/>318,104 <text:s/></text:p>
          </table:table-cell>
          <table:table-cell table:style-name="ce43" office:value-type="float" office:value="33538.1333333333" calcext:value-type="float">
            <text:p><text:s/>33,538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style-name="ce42" office:value-type="float" office:value="350812" calcext:value-type="float">
            <text:p><text:s/>350,812 <text:s/></text:p>
          </table:table-cell>
          <table:table-cell table:style-name="ce42" office:value-type="float" office:value="327962.666666667" calcext:value-type="float">
            <text:p><text:s/>327,96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style-name="ce42" office:value-type="float" office:value="96575.7333333333" calcext:value-type="float">
            <text:p><text:s/>96,576 <text:s/></text:p>
          </table:table-cell>
          <table:table-cell table:style-name="ce42" office:value-type="float" office:value="255384.533333333" calcext:value-type="float">
            <text:p><text:s/>255,38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style-name="ce42" office:value-type="float" office:value="299.6" calcext:value-type="float">
            <text:p><text:s/>300 <text:s/></text:p>
          </table:table-cell>
          <table:table-cell table:style-name="ce42" office:value-type="float" office:value="3097.6" calcext:value-type="float">
            <text:p><text:s/>3,09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style-name="ce42" office:value-type="float" office:value="10769.7333333333" calcext:value-type="float">
            <text:p><text:s/>10,770 <text:s/></text:p>
          </table:table-cell>
          <table:table-cell table:style-name="ce42" office:value-type="float" office:value="53.3333333333333" calcext:value-type="float">
            <text:p><text:s/>5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style-name="ce42" office:value-type="float" office:value="1960" calcext:value-type="float">
            <text:p><text:s/>1,960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style-name="ce42" office:value-type="float" office:value="206.266666666667" calcext:value-type="float">
            <text:p><text:s/>206 <text:s/></text:p>
          </table:table-cell>
          <table:table-cell table:style-name="ce42" office:value-type="float" office:value="1703.46666666667" calcext:value-type="float">
            <text:p><text:s/>1,70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style-name="ce42" office:value-type="float" office:value="179282.133333333" calcext:value-type="float">
            <text:p><text:s/>179,282 <text:s/></text:p>
          </table:table-cell>
          <table:table-cell table:style-name="ce42" office:value-type="float" office:value="3448.53333333333" calcext:value-type="float">
            <text:p><text:s/>3,44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style-name="ce43" office:value-type="float" office:value="61718.5333333333" calcext:value-type="float">
            <text:p><text:s/>61,719 <text:s/></text:p>
          </table:table-cell>
          <table:table-cell table:style-name="ce43" office:value-type="float" office:value="64275.2" calcext:value-type="float">
            <text:p><text:s/>64,275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022" calcext:value-type="float">
            <text:p><text:s/>2,022 <text:s/></text:p>
          </table:table-cell>
          <table:table-cell table:style-name="ce42" office:value-type="float" office:value="561894.4" calcext:value-type="float">
            <text:p><text:s/>561,894 <text:s/></text:p>
          </table:table-cell>
          <table:table-cell table:style-name="ce42" office:value-type="float" office:value="531064.444444444" calcext:value-type="float">
            <text:p><text:s/>531,064 <text:s/></text:p>
          </table:table-cell>
          <table:table-cell table:style-name="ce42" office:value-type="float" office:value="1152928.0038214" calcext:value-type="float">
            <text:p><text:s/>1,152,928 <text:s/></text:p>
          </table:table-cell>
          <table:table-cell table:style-name="ce42" office:value-type="float" office:value="103509" calcext:value-type="float">
            <text:p><text:s/>103,509 <text:s/></text:p>
          </table:table-cell>
          <table:table-cell table:style-name="ce42" office:value-type="float" office:value="48072.9555555556" calcext:value-type="float">
            <text:p><text:s/>48,073 <text:s/></text:p>
          </table:table-cell>
          <table:table-cell table:style-name="ce42" office:value-type="float" office:value="1203148.4" calcext:value-type="float">
            <text:p><text:s/>1,203,148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022" calcext:value-type="float">
            <text:p><text:s/>2,022 <text:s/></text:p>
          </table:table-cell>
          <table:table-cell table:style-name="ce42" office:value-type="float" office:value="561894.4" calcext:value-type="float">
            <text:p><text:s/>561,894 <text:s/></text:p>
          </table:table-cell>
          <table:table-cell table:style-name="ce42" office:value-type="float" office:value="531064.444444444" calcext:value-type="float">
            <text:p><text:s/>531,064 <text:s/></text:p>
          </table:table-cell>
          <table:table-cell table:style-name="ce42" office:value-type="float" office:value="1152928.0038214" calcext:value-type="float">
            <text:p><text:s/>1,152,928 <text:s/></text:p>
          </table:table-cell>
          <table:table-cell table:style-name="ce42" office:value-type="float" office:value="103509" calcext:value-type="float">
            <text:p><text:s/>103,509 <text:s/></text:p>
          </table:table-cell>
          <table:table-cell table:style-name="ce42" office:value-type="float" office:value="48072.9555555556" calcext:value-type="float">
            <text:p><text:s/>48,073 <text:s/></text:p>
          </table:table-cell>
          <table:table-cell table:style-name="ce42" office:value-type="float" office:value="1203148.4" calcext:value-type="float">
            <text:p><text:s/>1,203,148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517485.796342889" calcext:value-type="float">
            <text:p><text:s/>517,486 <text:s/></text:p>
          </table:table-cell>
          <table:table-cell table:style-name="ce42" office:value-type="float" office:value="11503594.1368291" calcext:value-type="float">
            <text:p><text:s/>11,503,594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65727.702379" calcext:value-type="float">
            <text:p><text:s/>265,728 <text:s/></text:p>
          </table:table-cell>
          <table:table-cell table:style-name="ce42" office:value-type="float" office:value="65307.082926" calcext:value-type="float">
            <text:p><text:s/>65,307 <text:s/></text:p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510183.280361889" calcext:value-type="float">
            <text:p><text:s/>510,183 <text:s/></text:p>
          </table:table-cell>
          <table:table-cell table:style-name="ce42" office:value-type="float" office:value="11085147.6016381" calcext:value-type="float">
            <text:p><text:s/>11,085,14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7011.300042" calcext:value-type="float">
            <text:p><text:s/>47,01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style-name="ce42" office:value-type="float" office:value="7302.515981" calcext:value-type="float">
            <text:p><text:s/>7,303 <text:s/></text:p>
          </table:table-cell>
          <table:table-cell table:style-name="ce42" office:value-type="float" office:value="371435.235149" calcext:value-type="float">
            <text:p><text:s/>371,435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65727.702379" calcext:value-type="float">
            <text:p><text:s/>265,728 <text:s/></text:p>
          </table:table-cell>
          <table:table-cell table:style-name="ce42" office:value-type="float" office:value="65307.082926" calcext:value-type="float">
            <text:p><text:s/>65,307 <text:s/></text:p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style-name="ce42" office:value-type="float" office:value="1331.179788" calcext:value-type="float">
            <text:p><text:s/>1,331 <text:s/></text:p>
          </table:table-cell>
          <table:table-cell table:style-name="ce42" office:value-type="float" office:value="91100.335385" calcext:value-type="float">
            <text:p><text:s/>91,100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00466.373388" calcext:value-type="float">
            <text:p><text:s/>300,466 <text:s/></text:p>
          </table:table-cell>
          <table:table-cell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style-name="ce43" office:value-type="float" office:value="1331.179788" calcext:value-type="float">
            <text:p><text:s/>1,331 <text:s/></text:p>
          </table:table-cell>
          <table:table-cell table:style-name="ce43" office:value-type="float" office:value="91100.335385" calcext:value-type="float">
            <text:p><text:s/>91,100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300466.373388" calcext:value-type="float">
            <text:p><text:s/>300,466 <text:s/></text:p>
          </table:table-cell>
          <table:table-cell table:style-name="ce43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3"/>
          <table:table-cell table:style-name="ce36" table:number-columns-repeated="1009"/>
        </table:table-row>
        <table:table-row table:style-name="ro7" table:number-rows-repeated="97">
          <table:table-cell table:style-name="ce13"/>
          <table:table-cell table:style-name="ce23"/>
          <table:table-cell table:style-name="ce13" table:number-columns-repeated="10"/>
          <table:table-cell table:number-columns-repeated="3"/>
          <table:table-cell table:style-name="ce13" table:number-columns-repeated="1009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Titles" table:base-cell-address="$Page1.$A$1" table:cell-range-address="$Page4.$A$1:.$AMJ$8" table:range-usable-as="repeat-column repeat-row"/>
        </table:named-expressions>
      </table:table>
      <table:table table:name="Page5" table:style-name="ta5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4" table:default-cell-style-name="ce14"/>
        <table:table-column table:style-name="co14" table:number-columns-repeated="2" table:default-cell-style-name="ce14"/>
        <table:table-column table:style-name="co4" table:number-columns-repeated="2" table:default-cell-style-name="ce14"/>
        <table:table-column table:style-name="co14" table:number-columns-repeated="4" table:default-cell-style-name="ce14"/>
        <table:table-column table:style-name="co6" table:default-cell-style-name="ce13"/>
        <table:table-column table:style-name="co15" table:default-cell-style-name="ce13"/>
        <table:table-column table:style-name="co16" table:default-cell-style-name="ce13"/>
        <table:table-column table:style-name="co9" table:number-columns-repeated="1009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油當量單位）</text:p>
            </table:table-cell>
            <table:covered-table-cell table:number-columns-repeated="11" table:style-name="ce15"/>
            <table:table-cell/>
            <table:table-cell table:style-name="ce14" table:number-columns-repeated="2"/>
            <table:table-cell table:number-columns-repeated="1009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106年(西元2017年)</text:p>
            </table:table-cell>
            <table:covered-table-cell table:number-columns-repeated="2" table:style-name="ce2"/>
            <table:table-cell table:style-name="ce36"/>
            <table:table-cell table:style-name="ce53" table:number-columns-repeated="3"/>
            <table:table-cell table:style-name="ce36"/>
            <table:table-cell table:style-name="ce49" office:value-type="string" calcext:value-type="string" table:number-columns-spanned="4" table:number-rows-spanned="1">
              <text:p>(單位：公秉油當量)(<text:span text:style-name="T1">Unit:kiloiter of oil equivalent</text:span><text:span text:style-name="T2">)</text:span></text:p>
            </table:table-cell>
            <table:covered-table-cell table:number-columns-repeated="3" table:style-name="ce49"/>
            <table:table-cell table:style-name="ce12" table:number-columns-repeated="3"/>
            <table:table-cell table:style-name="ce36" table:number-columns-repeated="1009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37" calcext:value-type="float">
              <text:p>37</text:p>
            </table:table-cell>
            <table:table-cell table:style-name="ce37" office:value-type="float" office:value="38" calcext:value-type="float">
              <text:p>38</text:p>
            </table:table-cell>
            <table:table-cell table:style-name="ce37" office:value-type="float" office:value="39" calcext:value-type="float">
              <text:p>39</text:p>
            </table:table-cell>
            <table:table-cell table:style-name="ce37" office:value-type="float" office:value="40" calcext:value-type="float">
              <text:p>40</text:p>
            </table:table-cell>
            <table:table-cell table:style-name="ce37" office:value-type="float" office:value="41" calcext:value-type="float">
              <text:p>41</text:p>
            </table:table-cell>
            <table:table-cell table:style-name="ce37" office:value-type="float" office:value="42" calcext:value-type="float">
              <text:p>42</text:p>
            </table:table-cell>
            <table:table-cell table:style-name="ce37" office:value-type="float" office:value="43" calcext:value-type="float">
              <text:p>43</text:p>
            </table:table-cell>
            <table:table-cell table:style-name="ce37" office:value-type="float" office:value="44" calcext:value-type="float">
              <text:p>44</text:p>
            </table:table-cell>
            <table:table-cell table:style-name="ce37" office:value-type="float" office:value="45" calcext:value-type="float">
              <text:p>45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天然氣合計</text:p>
            </table:table-cell>
            <table:table-cell table:style-name="ce38" office:value-type="string" calcext:value-type="string">
              <text:p>(自產)</text:p>
            </table:table-cell>
            <table:table-cell table:style-name="ce38" office:value-type="string" calcext:value-type="string">
              <text:p>(進口)</text:p>
            </table:table-cell>
            <table:table-cell table:style-name="ce38" office:value-type="string" calcext:value-type="string">
              <text:p>生質能及</text:p>
            </table:table-cell>
            <table:table-cell table:style-name="ce38" office:value-type="string" calcext:value-type="string">
              <text:p>生質能合計</text:p>
            </table:table-cell>
            <table:table-cell table:style-name="ce38" office:value-type="string" calcext:value-type="string">
              <text:p>固態生質能</text:p>
            </table:table-cell>
            <table:table-cell table:style-name="ce38" office:value-type="string" calcext:value-type="string">
              <text:p>液態生質能</text:p>
            </table:table-cell>
            <table:table-cell table:style-name="ce38" office:value-type="string" calcext:value-type="string">
              <text:p>氣態生質能</text:p>
            </table:table-cell>
            <table:table-cell table:style-name="ce38" office:value-type="string" calcext:value-type="string">
              <text:p>廢棄物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/>
            <table:table-cell table:style-name="ce38" office:value-type="string" calcext:value-type="string">
              <text:p>天然氣</text:p>
            </table:table-cell>
            <table:table-cell table:style-name="ce38" office:value-type="string" calcext:value-type="string">
              <text:p>液化天然氣</text:p>
            </table:table-cell>
            <table:table-cell table:style-name="ce38" office:value-type="string" calcext:value-type="string">
              <text:p>廢棄物合計</text:p>
            </table:table-cell>
            <table:table-cell table:style-name="ce38" table:number-columns-repeated="3"/>
            <table:table-cell table:style-name="ce51"/>
            <table:table-cell table:style-name="ce38"/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Natural Gas</text:p>
            </table:table-cell>
            <table:table-cell table:style-name="ce39" office:value-type="string" calcext:value-type="string">
              <text:p>(Indigenous)</text:p>
            </table:table-cell>
            <table:table-cell table:style-name="ce39" office:value-type="string" calcext:value-type="string">
              <text:p>(Imported)</text:p>
            </table:table-cell>
            <table:table-cell table:style-name="ce39" office:value-type="string" calcext:value-type="string">
              <text:p>Biomass and</text:p>
            </table:table-cell>
            <table:table-cell table:style-name="ce39" office:value-type="string" calcext:value-type="string">
              <text:p>Biomasss Total</text:p>
            </table:table-cell>
            <table:table-cell table:style-name="ce39" office:value-type="string" calcext:value-type="string">
              <text:p>Solid Biomass</text:p>
            </table:table-cell>
            <table:table-cell table:style-name="ce39" office:value-type="string" calcext:value-type="string">
              <text:p>Liguid Biomass</text:p>
            </table:table-cell>
            <table:table-cell table:style-name="ce39" office:value-type="string" calcext:value-type="string">
              <text:p>Biogas</text:p>
            </table:table-cell>
            <table:table-cell table:style-name="ce52" office:value-type="string" calcext:value-type="string">
              <text:p>Waste and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2" office:value-type="string" calcext:value-type="string">
              <text:p>Total</text:p>
            </table:table-cell>
            <table:table-cell table:style-name="ce39" office:value-type="string" calcext:value-type="string">
              <text:p>Natural Gas</text:p>
            </table:table-cell>
            <table:table-cell table:style-name="ce39" office:value-type="string" calcext:value-type="string">
              <text:p>LNG</text:p>
            </table:table-cell>
            <table:table-cell table:style-name="ce52" office:value-type="string" calcext:value-type="string">
              <text:p>Waste Total</text:p>
            </table:table-cell>
            <table:table-cell table:style-name="ce52" table:number-columns-repeated="3"/>
            <table:table-cell table:style-name="ce39"/>
            <table:table-cell table:style-name="ce52" office:value-type="string" calcext:value-type="string">
              <text:p>Other Non-Specified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office:value-type="string" calcext:value-type="string">
              <text:p>C38-C39</text:p>
            </table:table-cell>
            <table:table-cell table:style-name="ce40" table:number-columns-repeated="2"/>
            <table:table-cell table:style-name="ce40" office:value-type="string" calcext:value-type="string">
              <text:p>C41+C45</text:p>
            </table:table-cell>
            <table:table-cell table:style-name="ce40" office:value-type="string" calcext:value-type="string">
              <text:p>C42-C44</text:p>
            </table:table-cell>
            <table:table-cell table:style-name="ce40" table:number-columns-repeated="4"/>
            <table:table-cell table:style-name="ce4" table:number-columns-repeated="3"/>
            <table:table-cell table:style-name="ce50" table:number-columns-repeated="1009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2" table:style-name="ce41" office:value-type="float" office:value="236178.666666667" calcext:value-type="float">
            <text:p><text:s/>236,179 <text:s/></text:p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1621789.19874889" calcext:value-type="float">
            <text:p><text:s/>1,621,789 <text:s/></text:p>
          </table:table-cell>
          <table:table-cell table:style-name="ce41" office:value-type="float" office:value="178617.212304444" calcext:value-type="float">
            <text:p><text:s/>178,617 <text:s/></text:p>
          </table:table-cell>
          <table:table-cell table:style-name="ce41" office:value-type="float" office:value="166706.600777778" calcext:value-type="float">
            <text:p><text:s/>166,707 <text:s/></text:p>
          </table:table-cell>
          <table:table-cell table:style-name="ce41" office:value-type="float" office:value="4702.43916666667" calcext:value-type="float">
            <text:p><text:s/>4,702 <text:s/></text:p>
          </table:table-cell>
          <table:table-cell table:style-name="ce41" office:value-type="float" office:value="7208.17236" calcext:value-type="float">
            <text:p><text:s/>7,208 <text:s/></text:p>
          </table:table-cell>
          <table:table-cell table:style-name="ce41" office:value-type="float" office:value="1443171.98644444" calcext:value-type="float">
            <text:p><text:s/>1,443,172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21971771.4182148" calcext:value-type="float">
            <text:p><text:s/>21,971,77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1971771.4182148" calcext:value-type="float">
            <text:p><text:s/>21,971,771 <text:s/></text:p>
          </table:table-cell>
          <table:table-cell table:number-columns-repeated="2" table:style-name="ce42" office:value-type="float" office:value="82.5431666666667" calcext:value-type="float">
            <text:p><text:s/>8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82.5431666666667" calcext:value-type="float">
            <text:p><text:s/>83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5140.85322222222" calcext:value-type="float">
            <text:p><text:s/>5,14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140.85322222222" calcext:value-type="float">
            <text:p><text:s/>5,141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style-name="ce42" office:value-type="float" office:value="118373.755102452" calcext:value-type="float">
            <text:p><text:s/>118,374 <text:s/></text:p>
          </table:table-cell>
          <table:table-cell table:style-name="ce42" office:value-type="float" office:value="115230.755555556" calcext:value-type="float">
            <text:p><text:s/>115,231 <text:s/></text:p>
          </table:table-cell>
          <table:table-cell table:style-name="ce42" office:value-type="float" office:value="3142.99954689626" calcext:value-type="float">
            <text:p><text:s/>3,143 <text:s/></text:p>
          </table:table-cell>
          <table:table-cell table:number-columns-repeated="2" table:style-name="ce42" office:value-type="float" office:value="-590.299166666667" calcext:value-type="float">
            <text:p><text:s/>-59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-590.299166666667" calcext:value-type="float">
            <text:p><text:s/>-590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22089576.329779" calcext:value-type="float">
            <text:p><text:s/>22,089,576 <text:s/></text:p>
          </table:table-cell>
          <table:table-cell table:style-name="ce43" office:value-type="float" office:value="120947.911111111" calcext:value-type="float">
            <text:p><text:s/>120,948 <text:s/></text:p>
          </table:table-cell>
          <table:table-cell table:style-name="ce43" office:value-type="float" office:value="21968628.4186679" calcext:value-type="float">
            <text:p><text:s/>21,968,628 <text:s/></text:p>
          </table:table-cell>
          <table:table-cell table:style-name="ce43" office:value-type="float" office:value="1617321.18786" calcext:value-type="float">
            <text:p><text:s/>1,617,321 <text:s/></text:p>
          </table:table-cell>
          <table:table-cell table:style-name="ce43" office:value-type="float" office:value="174149.201415556" calcext:value-type="float">
            <text:p><text:s/>174,149 <text:s/></text:p>
          </table:table-cell>
          <table:table-cell table:style-name="ce43" office:value-type="float" office:value="166706.600777778" calcext:value-type="float">
            <text:p><text:s/>166,707 <text:s/></text:p>
          </table:table-cell>
          <table:table-cell table:style-name="ce43" office:value-type="float" office:value="234.428277777778" calcext:value-type="float">
            <text:p><text:s/>234 <text:s/></text:p>
          </table:table-cell>
          <table:table-cell table:style-name="ce43" office:value-type="float" office:value="7208.17236" calcext:value-type="float">
            <text:p><text:s/>7,208 <text:s/></text:p>
          </table:table-cell>
          <table:table-cell table:style-name="ce43" office:value-type="float" office:value="1443171.98644444" calcext:value-type="float">
            <text:p><text:s/>1,443,172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style-name="ce42" office:value-type="float" office:value="23361542.4186679" calcext:value-type="float">
            <text:p><text:s/>23,361,54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3361542.4186679" calcext:value-type="float">
            <text:p><text:s/>23,361,542 <text:s/></text:p>
          </table:table-cell>
          <table:table-cell table:number-columns-repeated="2" table:style-name="ce42" office:value-type="float" office:value="146.457266666667" calcext:value-type="float">
            <text:p><text:s/>14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46.457266666667" calcext:value-type="float">
            <text:p><text:s/>146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style-name="ce43" office:value-type="float" office:value="254038.036222222" calcext:value-type="float">
            <text:p><text:s/>254,038 <text:s/></text:p>
          </table:table-cell>
          <table:table-cell table:style-name="ce43" office:value-type="float" office:value="657.18222222222" calcext:value-type="float">
            <text:p><text:s/>657 <text:s/></text:p>
          </table:table-cell>
          <table:table-cell table:style-name="ce43" office:value-type="float" office:value="253380.854" calcext:value-type="float">
            <text:p><text:s/>253,381 <text:s/></text:p>
          </table:table-cell>
          <table:table-cell table:style-name="ce43" office:value-type="float" office:value="8.11523333333033" calcext:value-type="float">
            <text:p><text:s/>8 <text:s/></text:p>
          </table:table-cell>
          <table:table-cell table:style-name="ce43" office:value-type="float" office:value="8.11523333333333" calcext:value-type="float">
            <text:p><text:s/>8 <text:s/></text:p>
          </table:table-cell>
          <table:table-cell table:style-name="ce43" office:value-type="float" office:value="-0.0000000000003" calcext:value-type="float">
            <text:p><text:s/>-0 <text:s/></text:p>
          </table:table-cell>
          <table:table-cell table:style-name="ce43" office:value-type="float" office:value="8.11523333333363" calcext:value-type="float">
            <text:p><text:s/>8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-0.000000000003" calcext:value-type="float">
            <text:p><text:s/>-0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17853022.9084072" calcext:value-type="float">
            <text:p><text:s/>17,853,023 <text:s/></text:p>
          </table:table-cell>
          <table:table-cell table:style-name="ce42" office:value-type="float" office:value="1924.42409487111" calcext:value-type="float">
            <text:p><text:s/>1,924 <text:s/></text:p>
          </table:table-cell>
          <table:table-cell table:style-name="ce42" office:value-type="float" office:value="17851098.4843123" calcext:value-type="float">
            <text:p><text:s/>17,851,098 <text:s/></text:p>
          </table:table-cell>
          <table:table-cell table:style-name="ce42" office:value-type="float" office:value="1184802.21652824" calcext:value-type="float">
            <text:p><text:s/>1,184,802 <text:s/></text:p>
          </table:table-cell>
          <table:table-cell table:style-name="ce42" office:value-type="float" office:value="34154.8037165364" calcext:value-type="float">
            <text:p><text:s/>34,155 <text:s/></text:p>
          </table:table-cell>
          <table:table-cell table:style-name="ce42" office:value-type="float" office:value="28632.8932904006" calcext:value-type="float">
            <text:p><text:s/>28,63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521.91042613573" calcext:value-type="float">
            <text:p><text:s/>5,522 <text:s/></text:p>
          </table:table-cell>
          <table:table-cell table:style-name="ce42" office:value-type="float" office:value="1150647.4128117" calcext:value-type="float">
            <text:p><text:s/>1,150,647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style-name="ce42" office:value-type="float" office:value="40727" calcext:value-type="float">
            <text:p><text:s/>40,72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0727" calcext:value-type="float">
            <text:p><text:s/>40,72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17734477" calcext:value-type="float">
            <text:p><text:s/>17,734,47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7734477" calcext:value-type="float">
            <text:p><text:s/>17,734,47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2197.817739" calcext:value-type="float">
            <text:p><text:s/>2,198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197.817739" calcext:value-type="float">
            <text:p><text:s/>2,198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4416.8455555556" calcext:value-type="float">
            <text:p><text:s/>34,41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4416.8455555556" calcext:value-type="float">
            <text:p><text:s/>34,417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77818.9084071711" calcext:value-type="float">
            <text:p><text:s/>77,819 <text:s/></text:p>
          </table:table-cell>
          <table:table-cell table:style-name="ce43" office:value-type="float" office:value="1924.42409487111" calcext:value-type="float">
            <text:p><text:s/>1,924 <text:s/></text:p>
          </table:table-cell>
          <table:table-cell table:style-name="ce43" office:value-type="float" office:value="75894.4843123" calcext:value-type="float">
            <text:p><text:s/>75,894 <text:s/></text:p>
          </table:table-cell>
          <table:table-cell table:style-name="ce43" office:value-type="float" office:value="1148187.55323368" calcext:value-type="float">
            <text:p><text:s/>1,148,188 <text:s/></text:p>
          </table:table-cell>
          <table:table-cell table:style-name="ce43" office:value-type="float" office:value="31956.9859775364" calcext:value-type="float">
            <text:p><text:s/>31,957 <text:s/></text:p>
          </table:table-cell>
          <table:table-cell table:style-name="ce43" office:value-type="float" office:value="28632.8932904006" calcext:value-type="float">
            <text:p><text:s/>28,633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3324.09268713573" calcext:value-type="float">
            <text:p><text:s/>3,324 <text:s/></text:p>
          </table:table-cell>
          <table:table-cell table:style-name="ce43" office:value-type="float" office:value="1116230.56725615" calcext:value-type="float">
            <text:p><text:s/>1,116,231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23711559" calcext:value-type="float">
            <text:p><text:s/>23,711,559 <text:s/></text:p>
          </table:table-cell>
          <table:table-cell table:style-name="ce42" office:value-type="float" office:value="1392914" calcext:value-type="float">
            <text:p><text:s/>1,392,914 <text:s/></text:p>
          </table:table-cell>
          <table:table-cell table:style-name="ce42" office:value-type="float" office:value="22318645" calcext:value-type="float">
            <text:p><text:s/>22,318,64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style-name="ce43" office:value-type="float" office:value="23711559" calcext:value-type="float">
            <text:p><text:s/>23,711,559 <text:s/></text:p>
          </table:table-cell>
          <table:table-cell table:style-name="ce43" office:value-type="float" office:value="1392914" calcext:value-type="float">
            <text:p><text:s/>1,392,914 <text:s/></text:p>
          </table:table-cell>
          <table:table-cell table:style-name="ce43" office:value-type="float" office:value="22318645" calcext:value-type="float">
            <text:p><text:s/>22,318,645 <text:s/>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344598.402684928" calcext:value-type="float">
            <text:p><text:s/>344,598 <text:s/></text:p>
          </table:table-cell>
          <table:table-cell table:style-name="ce42" office:value-type="float" office:value="1134.65777777778" calcext:value-type="float">
            <text:p><text:s/>1,135 <text:s/></text:p>
          </table:table-cell>
          <table:table-cell table:style-name="ce42" office:value-type="float" office:value="343463.74490715" calcext:value-type="float">
            <text:p><text:s/>343,464 <text:s/></text:p>
          </table:table-cell>
          <table:table-cell table:number-columns-repeated="2" table:style-name="ce42" office:value-type="float" office:value="79.8557777777778" calcext:value-type="float">
            <text:p><text:s/>8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79.8557777777778" calcext:value-type="float">
            <text:p><text:s/>80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style-name="ce42" office:value-type="float" office:value="328557.644573817" calcext:value-type="float">
            <text:p><text:s/>328,558 <text:s/></text:p>
          </table:table-cell>
          <table:table-cell table:style-name="ce42" office:value-type="float" office:value="1010.66666666667" calcext:value-type="float">
            <text:p><text:s/>1,011 <text:s/></text:p>
          </table:table-cell>
          <table:table-cell table:style-name="ce42" office:value-type="float" office:value="327546.97790715" calcext:value-type="float">
            <text:p><text:s/>327,547 <text:s/></text:p>
          </table:table-cell>
          <table:table-cell table:number-columns-repeated="2" table:style-name="ce42" office:value-type="float" office:value="79.8557777777778" calcext:value-type="float">
            <text:p><text:s/>8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79.8557777777778" calcext:value-type="float">
            <text:p><text:s/>80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style-name="ce42" office:value-type="float" office:value="15861.9911111111" calcext:value-type="float">
            <text:p><text:s/>15,862 <text:s/></text:p>
          </table:table-cell>
          <table:table-cell table:style-name="ce42" office:value-type="float" office:value="123.991111111111" calcext:value-type="float">
            <text:p><text:s/>124 <text:s/></text:p>
          </table:table-cell>
          <table:table-cell table:style-name="ce42" office:value-type="float" office:value="15738" calcext:value-type="float">
            <text:p><text:s/>15,73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style-name="ce43" office:value-type="float" office:value="178.767" calcext:value-type="float">
            <text:p><text:s/>179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178.767" calcext:value-type="float">
            <text:p><text:s/>179 <text:s/>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3987933.56379679" calcext:value-type="float">
            <text:p><text:s/>3,987,934 <text:s/></text:p>
          </table:table-cell>
          <table:table-cell table:style-name="ce44" office:value-type="float" office:value="1510145.64701624" calcext:value-type="float">
            <text:p><text:s/>1,510,146 <text:s/></text:p>
          </table:table-cell>
          <table:table-cell table:style-name="ce44" office:value-type="float" office:value="2477787.91678055" calcext:value-type="float">
            <text:p><text:s/>2,477,788 <text:s/></text:p>
          </table:table-cell>
          <table:table-cell table:style-name="ce44" office:value-type="float" office:value="432284.543053982" calcext:value-type="float">
            <text:p><text:s/>432,285 <text:s/></text:p>
          </table:table-cell>
          <table:table-cell table:style-name="ce44" office:value-type="float" office:value="139759.969421241" calcext:value-type="float">
            <text:p><text:s/>139,760 <text:s/></text:p>
          </table:table-cell>
          <table:table-cell table:style-name="ce44" office:value-type="float" office:value="138073.707487377" calcext:value-type="float">
            <text:p><text:s/>138,074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1686.26193386427" calcext:value-type="float">
            <text:p><text:s/>1,686 <text:s/></text:p>
          </table:table-cell>
          <table:table-cell table:style-name="ce44" office:value-type="float" office:value="292524.573632741" calcext:value-type="float">
            <text:p><text:s/>292,525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3987933.56379679" calcext:value-type="float">
            <text:p><text:s/>3,987,934 <text:s/></text:p>
          </table:table-cell>
          <table:table-cell table:style-name="ce44" office:value-type="float" office:value="1510145.64701624" calcext:value-type="float">
            <text:p><text:s/>1,510,146 <text:s/></text:p>
          </table:table-cell>
          <table:table-cell table:style-name="ce44" office:value-type="float" office:value="2477787.91678055" calcext:value-type="float">
            <text:p><text:s/>2,477,788 <text:s/></text:p>
          </table:table-cell>
          <table:table-cell table:style-name="ce44" office:value-type="float" office:value="432284.543053982" calcext:value-type="float">
            <text:p><text:s/>432,285 <text:s/></text:p>
          </table:table-cell>
          <table:table-cell table:style-name="ce44" office:value-type="float" office:value="139759.969421241" calcext:value-type="float">
            <text:p><text:s/>139,760 <text:s/></text:p>
          </table:table-cell>
          <table:table-cell table:style-name="ce44" office:value-type="float" office:value="138073.707487377" calcext:value-type="float">
            <text:p><text:s/>138,074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1686.26193386427" calcext:value-type="float">
            <text:p><text:s/>1,686 <text:s/></text:p>
          </table:table-cell>
          <table:table-cell table:style-name="ce44" office:value-type="float" office:value="292524.573632741" calcext:value-type="float">
            <text:p><text:s/>292,52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2779987.10001901" calcext:value-type="float">
            <text:p><text:s/>2,779,987 <text:s/></text:p>
          </table:table-cell>
          <table:table-cell table:style-name="ce42" office:value-type="float" office:value="493859.085238462" calcext:value-type="float">
            <text:p><text:s/>493,859 <text:s/></text:p>
          </table:table-cell>
          <table:table-cell table:style-name="ce42" office:value-type="float" office:value="2286128.01478055" calcext:value-type="float">
            <text:p><text:s/>2,286,128 <text:s/></text:p>
          </table:table-cell>
          <table:table-cell table:style-name="ce42" office:value-type="float" office:value="432284.543053982" calcext:value-type="float">
            <text:p><text:s/>432,285 <text:s/></text:p>
          </table:table-cell>
          <table:table-cell table:style-name="ce42" office:value-type="float" office:value="139759.969421241" calcext:value-type="float">
            <text:p><text:s/>139,760 <text:s/></text:p>
          </table:table-cell>
          <table:table-cell table:style-name="ce42" office:value-type="float" office:value="138073.707487377" calcext:value-type="float">
            <text:p><text:s/>138,07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686.26193386427" calcext:value-type="float">
            <text:p><text:s/>1,686 <text:s/></text:p>
          </table:table-cell>
          <table:table-cell table:style-name="ce42" office:value-type="float" office:value="292524.573632741" calcext:value-type="float">
            <text:p><text:s/>292,52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2" table:style-name="ce42" office:value-type="float" office:value="206.222222222222" calcext:value-type="float">
            <text:p><text:s/>20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style-name="ce42" office:value-type="float" office:value="108883.811127351" calcext:value-type="float">
            <text:p><text:s/>108,884 <text:s/></text:p>
          </table:table-cell>
          <table:table-cell table:style-name="ce42" office:value-type="float" office:value="42135.8861273511" calcext:value-type="float">
            <text:p><text:s/>42,136 <text:s/></text:p>
          </table:table-cell>
          <table:table-cell table:style-name="ce42" office:value-type="float" office:value="66747.925" calcext:value-type="float">
            <text:p><text:s/>66,748 <text:s/></text:p>
          </table:table-cell>
          <table:table-cell table:number-columns-repeated="3" table:style-name="ce42" office:value-type="float" office:value="19168.8788214712" calcext:value-type="float">
            <text:p><text:s/>19,169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style-name="ce42" office:value-type="float" office:value="118853.366222222" calcext:value-type="float">
            <text:p><text:s/>118,853 <text:s/></text:p>
          </table:table-cell>
          <table:table-cell table:style-name="ce42" office:value-type="float" office:value="19729.1342222222" calcext:value-type="float">
            <text:p><text:s/>19,729 <text:s/></text:p>
          </table:table-cell>
          <table:table-cell table:style-name="ce42" office:value-type="float" office:value="99124.232" calcext:value-type="float">
            <text:p><text:s/>99,12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style-name="ce42" office:value-type="float" office:value="1301.90366666667" calcext:value-type="float">
            <text:p><text:s/>1,302 <text:s/></text:p>
          </table:table-cell>
          <table:table-cell table:style-name="ce42" office:value-type="float" office:value="1285.98666666667" calcext:value-type="float">
            <text:p><text:s/>1,286 <text:s/></text:p>
          </table:table-cell>
          <table:table-cell table:style-name="ce42" office:value-type="float" office:value="15.917" calcext:value-type="float">
            <text:p><text:s/>1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style-name="ce42" office:value-type="float" office:value="5550.28611111111" calcext:value-type="float">
            <text:p><text:s/>5,550 <text:s/></text:p>
          </table:table-cell>
          <table:table-cell table:style-name="ce42" office:value-type="float" office:value="1968.41511111111" calcext:value-type="float">
            <text:p><text:s/>1,968 <text:s/></text:p>
          </table:table-cell>
          <table:table-cell table:style-name="ce42" office:value-type="float" office:value="3581.871" calcext:value-type="float">
            <text:p><text:s/>3,58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style-name="ce42" office:value-type="float" office:value="35345.9632222222" calcext:value-type="float">
            <text:p><text:s/>35,346 <text:s/></text:p>
          </table:table-cell>
          <table:table-cell table:style-name="ce42" office:value-type="float" office:value="8922.48622222222" calcext:value-type="float">
            <text:p><text:s/>8,922 <text:s/></text:p>
          </table:table-cell>
          <table:table-cell table:style-name="ce42" office:value-type="float" office:value="26423.477" calcext:value-type="float">
            <text:p><text:s/>26,423 <text:s/></text:p>
          </table:table-cell>
          <table:table-cell table:style-name="ce42" office:value-type="float" office:value="135553.93574854" calcext:value-type="float">
            <text:p><text:s/>135,554 <text:s/></text:p>
          </table:table-cell>
          <table:table-cell table:number-columns-repeated="2" table:style-name="ce42" office:value-type="float" office:value="118904.828665906" calcext:value-type="float">
            <text:p><text:s/>118,905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6649.1070826343" calcext:value-type="float">
            <text:p><text:s/>16,64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style-name="ce42" office:value-type="float" office:value="4852.48066666667" calcext:value-type="float">
            <text:p><text:s/>4,852 <text:s/></text:p>
          </table:table-cell>
          <table:table-cell table:style-name="ce42" office:value-type="float" office:value="1127.73866666667" calcext:value-type="float">
            <text:p><text:s/>1,128 <text:s/></text:p>
          </table:table-cell>
          <table:table-cell table:style-name="ce42" office:value-type="float" office:value="3724.742" calcext:value-type="float">
            <text:p><text:s/>3,72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style-name="ce42" office:value-type="float" office:value="678650.191704783" calcext:value-type="float">
            <text:p><text:s/>678,650 <text:s/></text:p>
          </table:table-cell>
          <table:table-cell table:style-name="ce42" office:value-type="float" office:value="44312.6373333333" calcext:value-type="float">
            <text:p><text:s/>44,313 <text:s/></text:p>
          </table:table-cell>
          <table:table-cell table:style-name="ce42" office:value-type="float" office:value="634337.55437145" calcext:value-type="float">
            <text:p><text:s/>634,338 <text:s/></text:p>
          </table:table-cell>
          <table:table-cell table:style-name="ce42" office:value-type="float" office:value="927.096594950863" calcext:value-type="float">
            <text:p><text:s/>927 <text:s/></text:p>
          </table:table-cell>
          <table:table-cell table:style-name="ce42" office:value-type="float" office:value="858.91893386427" calcext:value-type="float">
            <text:p><text:s/>859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58.91893386427" calcext:value-type="float">
            <text:p><text:s/>859 <text:s/></text:p>
          </table:table-cell>
          <table:table-cell table:style-name="ce42" office:value-type="float" office:value="68.1776610865933" calcext:value-type="float">
            <text:p><text:s/>6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style-name="ce42" office:value-type="float" office:value="554159.491941955" calcext:value-type="float">
            <text:p><text:s/>554,159 <text:s/></text:p>
          </table:table-cell>
          <table:table-cell table:style-name="ce42" office:value-type="float" office:value="12111.9404444444" calcext:value-type="float">
            <text:p><text:s/>12,112 <text:s/></text:p>
          </table:table-cell>
          <table:table-cell table:style-name="ce42" office:value-type="float" office:value="542047.55149751" calcext:value-type="float">
            <text:p><text:s/>542,048 <text:s/></text:p>
          </table:table-cell>
          <table:table-cell table:number-columns-repeated="2" table:style-name="ce42" office:value-type="float" office:value="858.91893386427" calcext:value-type="float">
            <text:p><text:s/>859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58.91893386427" calcext:value-type="float">
            <text:p><text:s/>859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style-name="ce45" office:value-type="float" office:value="258594.535555556" calcext:value-type="float">
            <text:p>( 258,595 <text:s/>)</text:p>
          </table:table-cell>
          <table:table-cell table:style-name="ce45" office:value-type="float" office:value="9647.05155555556" calcext:value-type="float">
            <text:p>( 9,647 <text:s/>)</text:p>
          </table:table-cell>
          <table:table-cell table:style-name="ce45" office:value-type="float" office:value="248947.484" calcext:value-type="float">
            <text:p>( 248,947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style-name="ce45" office:value-type="float" office:value="295564.956386399" calcext:value-type="float">
            <text:p>( 295,565 <text:s/>)</text:p>
          </table:table-cell>
          <table:table-cell table:style-name="ce45" office:value-type="float" office:value="2464.88888888889" calcext:value-type="float">
            <text:p>( 2,465 <text:s/>)</text:p>
          </table:table-cell>
          <table:table-cell table:style-name="ce45" office:value-type="float" office:value="293100.06749751" calcext:value-type="float">
            <text:p>( 293,100 <text:s/>)</text:p>
          </table:table-cell>
          <table:table-cell table:number-columns-repeated="2" table:style-name="ce45" office:value-type="float" office:value="858.91893386427" calcext:value-type="float">
            <text:p>( 859 <text:s/>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858.91893386427" calcext:value-type="float">
            <text:p>( 859 <text:s/>)</text:p>
          </table:table-cell>
          <table:table-cell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style-name="ce42" office:value-type="float" office:value="33776.2222222222" calcext:value-type="float">
            <text:p><text:s/>33,776 <text:s/></text:p>
          </table:table-cell>
          <table:table-cell table:style-name="ce42" office:value-type="float" office:value="27718.2222222222" calcext:value-type="float">
            <text:p><text:s/>27,718 <text:s/></text:p>
          </table:table-cell>
          <table:table-cell table:style-name="ce42" office:value-type="float" office:value="6058" calcext:value-type="float">
            <text:p><text:s/>6,05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style-name="ce42" office:value-type="float" office:value="90714.4775406067" calcext:value-type="float">
            <text:p><text:s/>90,714 <text:s/></text:p>
          </table:table-cell>
          <table:table-cell table:style-name="ce42" office:value-type="float" office:value="4482.47466666667" calcext:value-type="float">
            <text:p><text:s/>4,482 <text:s/></text:p>
          </table:table-cell>
          <table:table-cell table:style-name="ce42" office:value-type="float" office:value="86232.00287394" calcext:value-type="float">
            <text:p><text:s/>86,232 <text:s/></text:p>
          </table:table-cell>
          <table:table-cell table:style-name="ce42" office:value-type="float" office:value="68.1776610865933" calcext:value-type="float">
            <text:p><text:s/>6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68.1776610865933" calcext:value-type="float">
            <text:p><text:s/>68 <text:s/>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style-name="ce42" office:value-type="float" office:value="87905.4711111111" calcext:value-type="float">
            <text:p><text:s/>87,905 <text:s/></text:p>
          </table:table-cell>
          <table:table-cell table:style-name="ce42" office:value-type="float" office:value="16747.2951111111" calcext:value-type="float">
            <text:p><text:s/>16,747 <text:s/></text:p>
          </table:table-cell>
          <table:table-cell table:style-name="ce42" office:value-type="float" office:value="71158.176" calcext:value-type="float">
            <text:p><text:s/>71,15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style-name="ce42" office:value-type="float" office:value="63739.9784444444" calcext:value-type="float">
            <text:p><text:s/>63,740 <text:s/></text:p>
          </table:table-cell>
          <table:table-cell table:style-name="ce42" office:value-type="float" office:value="2071.54844444444" calcext:value-type="float">
            <text:p><text:s/>2,072 <text:s/></text:p>
          </table:table-cell>
          <table:table-cell table:style-name="ce42" office:value-type="float" office:value="61668.43" calcext:value-type="float">
            <text:p><text:s/>61,66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style-name="ce46" office:value-type="float" office:value="213834.152222222" calcext:value-type="float">
            <text:p><text:s/>213,834 <text:s/></text:p>
          </table:table-cell>
          <table:table-cell table:style-name="ce46" office:value-type="float" office:value="17081.5502222222" calcext:value-type="float">
            <text:p><text:s/>17,082 <text:s/></text:p>
          </table:table-cell>
          <table:table-cell table:style-name="ce46" office:value-type="float" office:value="196752.602" calcext:value-type="float">
            <text:p><text:s/>196,753 <text:s/></text:p>
          </table:table-cell>
          <table:table-cell table:number-columns-repeated="6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style-name="ce42" office:value-type="float" office:value="228162.153666667" calcext:value-type="float">
            <text:p><text:s/>228,162 <text:s/></text:p>
          </table:table-cell>
          <table:table-cell table:style-name="ce42" office:value-type="float" office:value="148433.226666667" calcext:value-type="float">
            <text:p><text:s/>148,433 <text:s/></text:p>
          </table:table-cell>
          <table:table-cell table:style-name="ce42" office:value-type="float" office:value="79728.927" calcext:value-type="float">
            <text:p><text:s/>79,72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style-name="ce42" office:value-type="float" office:value="21165.1197777778" calcext:value-type="float">
            <text:p><text:s/>21,165 <text:s/></text:p>
          </table:table-cell>
          <table:table-cell table:style-name="ce42" office:value-type="float" office:value="1676.45777777778" calcext:value-type="float">
            <text:p><text:s/>1,676 <text:s/></text:p>
          </table:table-cell>
          <table:table-cell table:style-name="ce42" office:value-type="float" office:value="19488.662" calcext:value-type="float">
            <text:p><text:s/>19,48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style-name="ce42" office:value-type="float" office:value="206997.033888889" calcext:value-type="float">
            <text:p><text:s/>206,997 <text:s/></text:p>
          </table:table-cell>
          <table:table-cell table:style-name="ce42" office:value-type="float" office:value="146756.768888889" calcext:value-type="float">
            <text:p><text:s/>146,757 <text:s/></text:p>
          </table:table-cell>
          <table:table-cell table:style-name="ce42" office:value-type="float" office:value="60240.265" calcext:value-type="float">
            <text:p><text:s/>60,24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style-name="ce45" office:value-type="float" office:value="69490.9132222222" calcext:value-type="float">
            <text:p>( 69,491 <text:s/>)</text:p>
          </table:table-cell>
          <table:table-cell table:style-name="ce45" office:value-type="float" office:value="60578.1022222222" calcext:value-type="float">
            <text:p>( 60,578 <text:s/>)</text:p>
          </table:table-cell>
          <table:table-cell table:style-name="ce45" office:value-type="float" office:value="8912.811" calcext:value-type="float">
            <text:p>( 8,913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style-name="ce47" office:value-type="float" office:value="56824.8521111111" calcext:value-type="float">
            <text:p>( 56,825 <text:s/>)</text:p>
          </table:table-cell>
          <table:table-cell table:style-name="ce47" office:value-type="float" office:value="32927.1111111111" calcext:value-type="float">
            <text:p>( 32,927 <text:s/>)</text:p>
          </table:table-cell>
          <table:table-cell table:style-name="ce47" office:value-type="float" office:value="23897.741" calcext:value-type="float">
            <text:p>( 23,898 <text:s/>)</text:p>
          </table:table-cell>
          <table:table-cell table:number-columns-repeated="6" table:style-name="ce47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531847.806964656" calcext:value-type="float">
            <text:p><text:s/>531,848 <text:s/></text:p>
          </table:table-cell>
          <table:table-cell table:style-name="ce42" office:value-type="float" office:value="24485.5155555556" calcext:value-type="float">
            <text:p><text:s/>24,486 <text:s/></text:p>
          </table:table-cell>
          <table:table-cell table:style-name="ce42" office:value-type="float" office:value="507362.2914091" calcext:value-type="float">
            <text:p><text:s/>507,36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467120.282297989" calcext:value-type="float">
            <text:p><text:s/>467,120 <text:s/></text:p>
          </table:table-cell>
          <table:table-cell table:style-name="ce42" office:value-type="float" office:value="17699.0568888889" calcext:value-type="float">
            <text:p><text:s/>17,699 <text:s/></text:p>
          </table:table-cell>
          <table:table-cell table:style-name="ce42" office:value-type="float" office:value="449421.2254091" calcext:value-type="float">
            <text:p><text:s/>449,42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style-name="ce42" office:value-type="float" office:value="64727.5246666667" calcext:value-type="float">
            <text:p><text:s/>64,728 <text:s/></text:p>
          </table:table-cell>
          <table:table-cell table:style-name="ce42" office:value-type="float" office:value="6786.45866666667" calcext:value-type="float">
            <text:p><text:s/>6,786 <text:s/></text:p>
          </table:table-cell>
          <table:table-cell table:style-name="ce42" office:value-type="float" office:value="57941.066" calcext:value-type="float">
            <text:p><text:s/>57,94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style-name="ce45" office:value-type="float" office:value="43479.5121111111" calcext:value-type="float">
            <text:p>( 43,480 <text:s/>)</text:p>
          </table:table-cell>
          <table:table-cell table:style-name="ce45" office:value-type="float" office:value="1638.90311111111" calcext:value-type="float">
            <text:p>( 1,639 <text:s/>)</text:p>
          </table:table-cell>
          <table:table-cell table:style-name="ce45" office:value-type="float" office:value="41840.609" calcext:value-type="float">
            <text:p>( 41,841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style-name="ce42" office:value-type="float" office:value="167508.902444444" calcext:value-type="float">
            <text:p><text:s/>167,509 <text:s/></text:p>
          </table:table-cell>
          <table:table-cell table:style-name="ce42" office:value-type="float" office:value="25058.6524444444" calcext:value-type="float">
            <text:p><text:s/>25,059 <text:s/></text:p>
          </table:table-cell>
          <table:table-cell table:style-name="ce42" office:value-type="float" office:value="142450.25" calcext:value-type="float">
            <text:p><text:s/>142,45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style-name="ce46" office:value-type="float" office:value="8935.35022222222" calcext:value-type="float">
            <text:p><text:s/>8,935 <text:s/></text:p>
          </table:table-cell>
          <table:table-cell table:style-name="ce46" office:value-type="float" office:value="6283.62222222222" calcext:value-type="float">
            <text:p><text:s/>6,284 <text:s/></text:p>
          </table:table-cell>
          <table:table-cell table:style-name="ce46" office:value-type="float" office:value="2651.728" calcext:value-type="float">
            <text:p><text:s/>2,652 <text:s/></text:p>
          </table:table-cell>
          <table:table-cell table:number-columns-repeated="6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style-name="ce42" office:value-type="float" office:value="292571.298777778" calcext:value-type="float">
            <text:p><text:s/>292,571 <text:s/></text:p>
          </table:table-cell>
          <table:table-cell table:style-name="ce42" office:value-type="float" office:value="106515.737777778" calcext:value-type="float">
            <text:p><text:s/>106,516 <text:s/></text:p>
          </table:table-cell>
          <table:table-cell table:style-name="ce42" office:value-type="float" office:value="186055.561" calcext:value-type="float">
            <text:p><text:s/>186,05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style-name="ce42" office:value-type="float" office:value="105733.684" calcext:value-type="float">
            <text:p><text:s/>105,734 <text:s/></text:p>
          </table:table-cell>
          <table:table-cell table:style-name="ce42" office:value-type="float" office:value="25213.344" calcext:value-type="float">
            <text:p><text:s/>25,213 <text:s/></text:p>
          </table:table-cell>
          <table:table-cell table:style-name="ce42" office:value-type="float" office:value="80520.34" calcext:value-type="float">
            <text:p><text:s/>80,52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style-name="ce42" office:value-type="float" office:value="38314.9334444444" calcext:value-type="float">
            <text:p><text:s/>38,315 <text:s/></text:p>
          </table:table-cell>
          <table:table-cell table:style-name="ce42" office:value-type="float" office:value="20383.7164444444" calcext:value-type="float">
            <text:p><text:s/>20,384 <text:s/></text:p>
          </table:table-cell>
          <table:table-cell table:style-name="ce42" office:value-type="float" office:value="17931.217" calcext:value-type="float">
            <text:p><text:s/>17,93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style-name="ce42" office:value-type="float" office:value="133139.584222222" calcext:value-type="float">
            <text:p><text:s/>133,140 <text:s/></text:p>
          </table:table-cell>
          <table:table-cell table:style-name="ce42" office:value-type="float" office:value="4158.22222222222" calcext:value-type="float">
            <text:p><text:s/>4,158 <text:s/></text:p>
          </table:table-cell>
          <table:table-cell table:style-name="ce42" office:value-type="float" office:value="128981.362" calcext:value-type="float">
            <text:p><text:s/>128,98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76634.63188902" calcext:value-type="float">
            <text:p><text:s/>276,635 <text:s/></text:p>
          </table:table-cell>
          <table:table-cell table:style-name="ce42" office:value-type="float" office:value="827.343" calcext:value-type="float">
            <text:p><text:s/>827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27.343" calcext:value-type="float">
            <text:p><text:s/>827 <text:s/></text:p>
          </table:table-cell>
          <table:table-cell table:style-name="ce42" office:value-type="float" office:value="275807.28888902" calcext:value-type="float">
            <text:p><text:s/>275,80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style-name="ce43" office:value-type="float" office:value="60383.2435555556" calcext:value-type="float">
            <text:p><text:s/>60,383 <text:s/></text:p>
          </table:table-cell>
          <table:table-cell table:style-name="ce43" office:value-type="float" office:value="2951.49155555555" calcext:value-type="float">
            <text:p><text:s/>2,951 <text:s/></text:p>
          </table:table-cell>
          <table:table-cell table:style-name="ce43" office:value-type="float" office:value="57431.752" calcext:value-type="float">
            <text:p><text:s/>57,432 <text:s/>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style-name="ce42" office:value-type="float" office:value="3684.153" calcext:value-type="float">
            <text:p><text:s/>3,68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684.153" calcext:value-type="float">
            <text:p><text:s/>3,68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style-name="ce42" office:value-type="float" office:value="3684.153" calcext:value-type="float">
            <text:p><text:s/>3,68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684.153" calcext:value-type="float">
            <text:p><text:s/>3,68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style-name="ce42" office:value-type="float" office:value="484788.542222222" calcext:value-type="float">
            <text:p><text:s/>484,789 <text:s/></text:p>
          </table:table-cell>
          <table:table-cell table:style-name="ce42" office:value-type="float" office:value="351487.342222222" calcext:value-type="float">
            <text:p><text:s/>351,487 <text:s/></text:p>
          </table:table-cell>
          <table:table-cell table:style-name="ce42" office:value-type="float" office:value="133301.2" calcext:value-type="float">
            <text:p><text:s/>133,30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style-name="ce42" office:value-type="float" office:value="421967.121777778" calcext:value-type="float">
            <text:p><text:s/>421,967 <text:s/></text:p>
          </table:table-cell>
          <table:table-cell table:style-name="ce42" office:value-type="float" office:value="301135.433777778" calcext:value-type="float">
            <text:p><text:s/>301,135 <text:s/></text:p>
          </table:table-cell>
          <table:table-cell table:style-name="ce42" office:value-type="float" office:value="120831.688" calcext:value-type="float">
            <text:p><text:s/>120,83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2" table:style-name="ce42" office:value-type="float" office:value="802.327111111111" calcext:value-type="float">
            <text:p><text:s/>80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style-name="ce42" office:value-type="float" office:value="394.198777777778" calcext:value-type="float">
            <text:p><text:s/>394 <text:s/></text:p>
          </table:table-cell>
          <table:table-cell table:style-name="ce42" office:value-type="float" office:value="379.513777777778" calcext:value-type="float">
            <text:p><text:s/>380 <text:s/></text:p>
          </table:table-cell>
          <table:table-cell table:style-name="ce42" office:value-type="float" office:value="14.685" calcext:value-type="float">
            <text:p><text:s/>1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style-name="ce42" office:value-type="float" office:value="33914.084" calcext:value-type="float">
            <text:p><text:s/>33,914 <text:s/></text:p>
          </table:table-cell>
          <table:table-cell table:style-name="ce42" office:value-type="float" office:value="28054.752" calcext:value-type="float">
            <text:p><text:s/>28,055 <text:s/></text:p>
          </table:table-cell>
          <table:table-cell table:style-name="ce42" office:value-type="float" office:value="5859.332" calcext:value-type="float">
            <text:p><text:s/>5,85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style-name="ce42" office:value-type="float" office:value="16984.5651111111" calcext:value-type="float">
            <text:p><text:s/>16,985 <text:s/></text:p>
          </table:table-cell>
          <table:table-cell table:style-name="ce42" office:value-type="float" office:value="14599.4551111111" calcext:value-type="float">
            <text:p><text:s/>14,599 <text:s/></text:p>
          </table:table-cell>
          <table:table-cell table:style-name="ce42" office:value-type="float" office:value="2385.11" calcext:value-type="float">
            <text:p><text:s/>2,38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style-name="ce43" office:value-type="float" office:value="10726.2454444444" calcext:value-type="float">
            <text:p><text:s/>10,726 <text:s/></text:p>
          </table:table-cell>
          <table:table-cell table:style-name="ce43" office:value-type="float" office:value="6515.86044444445" calcext:value-type="float">
            <text:p><text:s/>6,516 <text:s/></text:p>
          </table:table-cell>
          <table:table-cell table:style-name="ce43" office:value-type="float" office:value="4210.385" calcext:value-type="float">
            <text:p><text:s/>4,210 <text:s/>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style-name="ce44" office:value-type="float" office:value="719473.768555555" calcext:value-type="float">
            <text:p><text:s/>719,474 <text:s/></text:p>
          </table:table-cell>
          <table:table-cell table:style-name="ce44" office:value-type="float" office:value="664799.219555556" calcext:value-type="float">
            <text:p><text:s/>664,799 <text:s/></text:p>
          </table:table-cell>
          <table:table-cell table:style-name="ce44" office:value-type="float" office:value="54674.549" calcext:value-type="float">
            <text:p><text:s/>54,675 <text:s/></text:p>
          </table:table-cell>
          <table:table-cell table:number-columns-repeated="6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91428026.213145" calcext:value-type="float">
            <text:p><text:s/>91,428,026 <text:s/></text:p>
          </table:table-cell>
          <table:table-cell table:style-name="ce42" office:value-type="float" office:value="21006" calcext:value-type="float">
            <text:p><text:s/>21,006 <text:s/></text:p>
          </table:table-cell>
          <table:table-cell table:style-name="ce42" office:value-type="float" office:value="91407020.213145" calcext:value-type="float">
            <text:p><text:s/>91,407,020 <text:s/></text:p>
          </table:table-cell>
          <table:table-cell table:style-name="ce42" office:value-type="float" office:value="3528706.937385" calcext:value-type="float">
            <text:p><text:s/>3,528,707 <text:s/></text:p>
          </table:table-cell>
          <table:table-cell table:style-name="ce42" office:value-type="float" office:value="187700.592504" calcext:value-type="float">
            <text:p><text:s/>187,701 <text:s/></text:p>
          </table:table-cell>
          <table:table-cell table:style-name="ce42" office:value-type="float" office:value="169450.963913" calcext:value-type="float">
            <text:p><text:s/>169,45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8249.628591" calcext:value-type="float">
            <text:p><text:s/>18,250 <text:s/></text:p>
          </table:table-cell>
          <table:table-cell table:style-name="ce42" office:value-type="float" office:value="3341006.344881" calcext:value-type="float">
            <text:p><text:s/>3,341,00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90961777.625" calcext:value-type="float">
            <text:p><text:s/>90,961,77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90961777.625" calcext:value-type="float">
            <text:p><text:s/>90,961,77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5070.13" calcext:value-type="float">
            <text:p><text:s/>5,070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070.13" calcext:value-type="float">
            <text:p><text:s/>5,070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2144.70316" calcext:value-type="float">
            <text:p><text:s/>92,14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92144.70316" calcext:value-type="float">
            <text:p><text:s/>92,14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style-name="ce42" office:value-type="float" office:value="466248.588145" calcext:value-type="float">
            <text:p><text:s/>466,249 <text:s/></text:p>
          </table:table-cell>
          <table:table-cell table:style-name="ce42" office:value-type="float" office:value="21006" calcext:value-type="float">
            <text:p><text:s/>21,006 <text:s/></text:p>
          </table:table-cell>
          <table:table-cell table:style-name="ce42" office:value-type="float" office:value="445242.588145" calcext:value-type="float">
            <text:p><text:s/>445,243 <text:s/></text:p>
          </table:table-cell>
          <table:table-cell table:style-name="ce42" office:value-type="float" office:value="3431492.104225" calcext:value-type="float">
            <text:p><text:s/>3,431,492 <text:s/></text:p>
          </table:table-cell>
          <table:table-cell table:style-name="ce42" office:value-type="float" office:value="182630.462504" calcext:value-type="float">
            <text:p><text:s/>182,630 <text:s/></text:p>
          </table:table-cell>
          <table:table-cell table:style-name="ce42" office:value-type="float" office:value="169450.963913" calcext:value-type="float">
            <text:p><text:s/>169,45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3179.498591" calcext:value-type="float">
            <text:p><text:s/>13,179 <text:s/></text:p>
          </table:table-cell>
          <table:table-cell table:style-name="ce42" office:value-type="float" office:value="3248861.641721" calcext:value-type="float">
            <text:p><text:s/>3,248,86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8712.707095" calcext:value-type="float">
            <text:p><text:s/>98,71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98712.707095" calcext:value-type="float">
            <text:p><text:s/>98,713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98712.707095" calcext:value-type="float">
            <text:p><text:s/>98,713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43" office:value-type="float" office:value="98712.707095" calcext:value-type="float">
            <text:p><text:s/>98,713 <text:s/></text:p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3"/>
          <table:table-cell table:style-name="ce36" table:number-columns-repeated="1009"/>
        </table:table-row>
        <table:table-row table:style-name="ro7" table:number-rows-repeated="97">
          <table:table-cell table:style-name="ce13"/>
          <table:table-cell table:style-name="ce23"/>
          <table:table-cell table:style-name="ce13" table:number-columns-repeated="10"/>
          <table:table-cell table:number-columns-repeated="3"/>
          <table:table-cell table:style-name="ce13" table:number-columns-repeated="1009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Titles" table:base-cell-address="$Page1.$A$1" table:cell-range-address="$Page5.$A$1:.$AMJ$8" table:range-usable-as="repeat-column repeat-row"/>
        </table:named-expressions>
      </table:table>
      <table:table table:name="Page6" table:style-name="ta6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17" table:number-columns-repeated="6" table:default-cell-style-name="ce14"/>
        <table:table-column table:style-name="co6" table:default-cell-style-name="ce14"/>
        <table:table-column table:style-name="co18" table:default-cell-style-name="ce14"/>
        <table:table-column table:style-name="co9" table:number-columns-repeated="6" table:default-cell-style-name="ce14"/>
        <table:table-column table:style-name="co19" table:default-cell-style-name="ce14"/>
        <table:table-column table:style-name="co9" table:number-columns-repeated="1006" table:default-cell-style-name="ce14"/>
        <table:table-header-rows>
          <table:table-row table:style-name="ro1">
            <table:table-cell table:style-name="ce1" office:value-type="string" calcext:value-type="string" table:number-columns-spanned="9" table:number-rows-spanned="1">
              <text:p>能源平衡表－OECD能源統計格式（油當量單位）</text:p>
            </table:table-cell>
            <table:covered-table-cell table:number-columns-repeated="8" table:style-name="ce15"/>
            <table:table-cell table:style-name="ce15" table:number-columns-repeated="2"/>
            <table:table-cell table:number-columns-repeated="1013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106年(西元2017年)</text:p>
            </table:table-cell>
            <table:covered-table-cell table:number-columns-repeated="2" table:style-name="ce2"/>
            <table:table-cell table:style-name="ce36" table:number-columns-repeated="2"/>
            <table:table-cell table:style-name="ce53"/>
            <table:table-cell table:style-name="ce49" office:value-type="string" calcext:value-type="string" table:number-columns-spanned="3" table:number-rows-spanned="1">
              <text:p>(單位：公秉油當量)(<text:span text:style-name="T1">Unit:kiloiter of oil equivalent</text:span><text:span text:style-name="T2">)</text:span></text:p>
            </table:table-cell>
            <table:covered-table-cell table:number-columns-repeated="2" table:style-name="ce49"/>
            <table:table-cell table:style-name="ce60" table:number-columns-repeated="2"/>
            <table:table-cell table:style-name="ce36" table:number-columns-repeated="1013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55" office:value-type="float" office:value="46" calcext:value-type="float">
              <text:p>46</text:p>
            </table:table-cell>
            <table:table-cell table:style-name="ce55" office:value-type="float" office:value="47" calcext:value-type="float">
              <text:p>47</text:p>
            </table:table-cell>
            <table:table-cell table:style-name="ce55" office:value-type="float" office:value="48" calcext:value-type="float">
              <text:p>48</text:p>
            </table:table-cell>
            <table:table-cell table:style-name="ce55" office:value-type="float" office:value="49" calcext:value-type="float">
              <text:p>49</text:p>
            </table:table-cell>
            <table:table-cell table:style-name="ce55" office:value-type="float" office:value="50" calcext:value-type="float">
              <text:p>50</text:p>
            </table:table-cell>
            <table:table-cell table:style-name="ce55" office:value-type="float" office:value="51" calcext:value-type="float">
              <text:p>51</text:p>
            </table:table-cell>
            <table:table-cell table:style-name="ce18" table:number-columns-repeated="2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6" office:value-type="string" calcext:value-type="string">
              <text:p>核能</text:p>
            </table:table-cell>
            <table:table-cell table:style-name="ce56" office:value-type="string" calcext:value-type="string">
              <text:p>水力</text:p>
            </table:table-cell>
            <table:table-cell table:style-name="ce59" office:value-type="string" calcext:value-type="string">
              <text:p>地熱</text:p>
            </table:table-cell>
            <table:table-cell table:style-name="ce59" office:value-type="string" calcext:value-type="string">
              <text:p>太陽光電</text:p>
            </table:table-cell>
            <table:table-cell table:style-name="ce56" office:value-type="string" calcext:value-type="string">
              <text:p>風力</text:p>
            </table:table-cell>
            <table:table-cell table:style-name="ce56" office:value-type="string" calcext:value-type="string">
              <text:p>電力</text:p>
            </table:table-cell>
            <table:table-cell table:style-name="ce4" table:number-columns-repeated="2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6" table:number-columns-repeated="2"/>
            <table:table-cell table:style-name="ce59" table:number-columns-repeated="2"/>
            <table:table-cell table:style-name="ce56" table:number-columns-repeated="2"/>
            <table:table-cell table:style-name="ce4" table:number-columns-repeated="2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7" office:value-type="string" calcext:value-type="string">
              <text:p>Nuclear</text:p>
            </table:table-cell>
            <table:table-cell table:style-name="ce57" office:value-type="string" calcext:value-type="string">
              <text:p>Hydro</text:p>
            </table:table-cell>
            <table:table-cell table:style-name="ce59" office:value-type="string" calcext:value-type="string">
              <text:p>Geothermal</text:p>
            </table:table-cell>
            <table:table-cell table:style-name="ce59" office:value-type="string" calcext:value-type="string">
              <text:p>Solar PV</text:p>
            </table:table-cell>
            <table:table-cell table:style-name="ce57" office:value-type="string" calcext:value-type="string">
              <text:p>Wind</text:p>
            </table:table-cell>
            <table:table-cell table:style-name="ce57" office:value-type="string" calcext:value-type="string">
              <text:p>Electricity</text:p>
            </table:table-cell>
            <table:table-cell table:style-name="ce61" table:number-columns-repeated="2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8"/>
            <table:table-cell table:style-name="ce59"/>
            <table:table-cell table:style-name="ce58" table:number-columns-repeated="4"/>
            <table:table-cell table:style-name="ce61" table:number-columns-repeated="2"/>
            <table:table-cell table:style-name="ce50" table:number-columns-repeated="1013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6"/>
            <table:table-cell table:style-name="ce18" table:number-columns-repeated="2"/>
            <table:table-cell table:style-name="ce50" table:number-columns-repeated="1013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520473.41298" calcext:value-type="float">
            <text:p><text:s/>520,473 <text:s/></text:p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159334.392904444" calcext:value-type="float">
            <text:p><text:s/>159,334 <text:s/></text:p>
          </table:table-cell>
          <table:table-cell table:style-name="ce41" office:value-type="float" office:value="164590.490737778" calcext:value-type="float">
            <text:p><text:s/>164,590 <text:s/></text:p>
          </table:table-cell>
          <table:table-cell table:style-name="ce41" office:value-type="float" office:value="0" calcext:value-type="float">
            <text:p/>
          </table:table-cell>
          <table:table-cell table:style-name="ce62" table:number-columns-repeated="2"/>
          <table:table-cell table:style-name="ce36" table:number-columns-repeated="1013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6499228.14053333" calcext:value-type="float">
            <text:p><text:s/>6,499,228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6499228.14053333" calcext:value-type="float">
            <text:p><text:s/>6,499,228 <text:s/></text:p>
          </table:table-cell>
          <table:table-cell table:style-name="ce43" office:value-type="float" office:value="520473.41298" calcext:value-type="float">
            <text:p><text:s/>520,473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159334.392904444" calcext:value-type="float">
            <text:p><text:s/>159,334 <text:s/></text:p>
          </table:table-cell>
          <table:table-cell table:style-name="ce43" office:value-type="float" office:value="164590.490737778" calcext:value-type="float">
            <text:p><text:s/>164,590 <text:s/></text:p>
          </table:table-cell>
          <table:table-cell table:style-name="ce43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0.000000000006" calcext:value-type="float">
            <text:p><text:s/>0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0.000000000002" calcext:value-type="float">
            <text:p><text:s/>0 <text:s/></text:p>
          </table:table-cell>
          <table:table-cell table:style-name="ce43" office:value-type="float" office:value="-0.000000000003" calcext:value-type="float">
            <text:p><text:s/>-0 <text:s/></text:p>
          </table:table-cell>
          <table:table-cell table:style-name="ce43" office:value-type="float" office:value="3292.52681777982" calcext:value-type="float">
            <text:p><text:s/>3,293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6499228.14053333" calcext:value-type="float">
            <text:p><text:s/>6,499,228 <text:s/></text:p>
          </table:table-cell>
          <table:table-cell table:style-name="ce42" office:value-type="float" office:value="839024.770757778" calcext:value-type="float">
            <text:p><text:s/>839,02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59334.392904444" calcext:value-type="float">
            <text:p><text:s/>159,334 <text:s/></text:p>
          </table:table-cell>
          <table:table-cell table:style-name="ce42" office:value-type="float" office:value="164590.490737778" calcext:value-type="float">
            <text:p><text:s/>164,590 <text:s/></text:p>
          </table:table-cell>
          <table:table-cell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6499228.14053333" calcext:value-type="float">
            <text:p><text:s/>6,499,228 <text:s/></text:p>
          </table:table-cell>
          <table:table-cell table:style-name="ce42" office:value-type="float" office:value="839024.770757778" calcext:value-type="float">
            <text:p><text:s/>839,02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8973.82766666667" calcext:value-type="float">
            <text:p><text:s/>8,974 <text:s/></text:p>
          </table:table-cell>
          <table:table-cell table:style-name="ce42" office:value-type="float" office:value="163782.534115556" calcext:value-type="float">
            <text:p><text:s/>163,783 <text:s/></text:p>
          </table:table-cell>
          <table:table-cell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50360.565237778" calcext:value-type="float">
            <text:p><text:s/>150,361 <text:s/></text:p>
          </table:table-cell>
          <table:table-cell table:style-name="ce42" office:value-type="float" office:value="807.956622222222" calcext:value-type="float">
            <text:p><text:s/>808 <text:s/></text:p>
          </table:table-cell>
          <table:table-cell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18551.357777778" calcext:value-type="float">
            <text:p><text:s/>318,551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5824501.0796022" calcext:value-type="float">
            <text:p><text:s/>25,824,501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18551.357777778" calcext:value-type="float">
            <text:p><text:s/>318,551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5824501.0796022" calcext:value-type="float">
            <text:p><text:s/>25,824,501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897026.64505556" calcext:value-type="float">
            <text:p><text:s/>1,897,027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15.557053333333" calcext:value-type="float">
            <text:p><text:s/>116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912.35486222222" calcext:value-type="float">
            <text:p><text:s/>1,912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09381.045528889" calcext:value-type="float">
            <text:p><text:s/>309,381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904171.475851111" calcext:value-type="float">
            <text:p><text:s/>904,171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99241.144444444" calcext:value-type="float">
            <text:p><text:s/>399,241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23982.583135556" calcext:value-type="float">
            <text:p><text:s/>223,983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58222.48418" calcext:value-type="float">
            <text:p><text:s/>58,222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843497.787564444" calcext:value-type="float">
            <text:p><text:s/>843,498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23080684.1201644" calcext:value-type="float">
            <text:p><text:s/>23,080,684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23080684.1201644" calcext:value-type="float">
            <text:p><text:s/>23,080,684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3483996.4419911" calcext:value-type="float">
            <text:p><text:s/>13,483,996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0773.9036644444" calcext:value-type="float">
            <text:p><text:s/>40,774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99176.648171111" calcext:value-type="float">
            <text:p><text:s/>399,177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70488.10254" calcext:value-type="float">
            <text:p><text:s/>470,488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8926.1599888889" calcext:value-type="float">
            <text:p><text:s/>18,926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6357.8916711111" calcext:value-type="float">
            <text:p><text:s/>36,358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24022.998462222" calcext:value-type="float">
            <text:p><text:s/>324,023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3375.3004844444" calcext:value-type="float">
            <text:p><text:s/>53,375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635058.86582" calcext:value-type="float">
            <text:p><text:s/>2,635,059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906950.87114444" calcext:value-type="float">
            <text:p><text:s/>1,906,951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28985.4128622222" calcext:value-type="float">
            <text:p>( 28,985 <text:s/>)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1708493.09708667" calcext:value-type="float">
            <text:p>( 1,708,493 <text:s/>)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08551.496035556" calcext:value-type="float">
            <text:p><text:s/>408,551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26665.079464444" calcext:value-type="float">
            <text:p><text:s/>226,665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5" table:style-name="ce46" office:value-type="float" office:value="0" calcext:value-type="float">
            <text:p/>
          </table:table-cell>
          <table:table-cell table:style-name="ce46" office:value-type="float" office:value="92891.4191755556" calcext:value-type="float">
            <text:p><text:s/>92,891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55052.215562222" calcext:value-type="float">
            <text:p><text:s/>355,052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15615.933997778" calcext:value-type="float">
            <text:p><text:s/>115,616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5" table:style-name="ce46" office:value-type="float" office:value="0" calcext:value-type="float">
            <text:p/>
          </table:table-cell>
          <table:table-cell table:style-name="ce46" office:value-type="float" office:value="488471.380411111" calcext:value-type="float">
            <text:p><text:s/>488,471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10801.387528889" calcext:value-type="float">
            <text:p><text:s/>510,801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60032.740137778" calcext:value-type="float">
            <text:p><text:s/>160,033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50768.647391111" calcext:value-type="float">
            <text:p><text:s/>350,769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30154.4412488889" calcext:value-type="float">
            <text:p>( 30,154 <text:s/>)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5" table:style-name="ce47" office:value-type="float" office:value="0" calcext:value-type="float">
            <text:p/>
          </table:table-cell>
          <table:table-cell table:style-name="ce47" office:value-type="float" office:value="256022.97094" calcext:value-type="float">
            <text:p>( 256,023 <text:s/>)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611670.36640889" calcext:value-type="float">
            <text:p><text:s/>1,611,670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494330.84114667" calcext:value-type="float">
            <text:p><text:s/>1,494,331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17339.525262222" calcext:value-type="float">
            <text:p><text:s/>117,340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61541.0873444445" calcext:value-type="float">
            <text:p>( 61,541 <text:s/>)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717750.331453333" calcext:value-type="float">
            <text:p><text:s/>717,750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5" table:style-name="ce46" office:value-type="float" office:value="0" calcext:value-type="float">
            <text:p/>
          </table:table-cell>
          <table:table-cell table:style-name="ce46" office:value-type="float" office:value="222199.349246667" calcext:value-type="float">
            <text:p><text:s/>222,199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684120.35622" calcext:value-type="float">
            <text:p><text:s/>4,684,120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310895.92528444" calcext:value-type="float">
            <text:p><text:s/>3,310,896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44481.668026667" calcext:value-type="float">
            <text:p><text:s/>244,482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67065.552582222" calcext:value-type="float">
            <text:p><text:s/>167,066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99344.4833555555" calcext:value-type="float">
            <text:p><text:s/>99,344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35302.729022222" calcext:value-type="float">
            <text:p><text:s/>235,303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3940.8173733333" calcext:value-type="float">
            <text:p><text:s/>53,941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39870.361682222" calcext:value-type="float">
            <text:p><text:s/>139,870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36260.058271111" calcext:value-type="float">
            <text:p><text:s/>136,260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610.30341111111" calcext:value-type="float">
            <text:p><text:s/>3,610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90200.626635556" calcext:value-type="float">
            <text:p><text:s/>290,201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94728.945733333" calcext:value-type="float">
            <text:p><text:s/>194,729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95471.6809022222" calcext:value-type="float">
            <text:p><text:s/>95,472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616999.64737467" calcext:value-type="float">
            <text:p><text:s/>4,617,000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93774.431664444" calcext:value-type="float">
            <text:p><text:s/>493,774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06959.976968889" calcext:value-type="float">
            <text:p><text:s/>306,960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46791.468344444" calcext:value-type="float">
            <text:p><text:s/>146,791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83775.9306844445" calcext:value-type="float">
            <text:p><text:s/>83,776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30478.996275556" calcext:value-type="float">
            <text:p><text:s/>130,479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92399.0545555556" calcext:value-type="float">
            <text:p><text:s/>92,399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61332.706486667" calcext:value-type="float">
            <text:p><text:s/>161,333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815186.123546667" calcext:value-type="float">
            <text:p><text:s/>815,186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83062.791314667" calcext:value-type="float">
            <text:p><text:s/>483,063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1903238.16753333" calcext:value-type="float">
            <text:p><text:s/>1,903,238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4549617.04248089" calcext:value-type="float">
            <text:p><text:s/>4,549,617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6"/>
          <table:table-cell table:style-name="ce12" table:number-columns-repeated="1015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22445530.8" calcext:value-type="float">
            <text:p><text:s/>22,445,531 <text:s/></text:p>
          </table:table-cell>
          <table:table-cell table:style-name="ce42" office:value-type="float" office:value="8780491.787" calcext:value-type="float">
            <text:p><text:s/>8,780,49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667452.949" calcext:value-type="float">
            <text:p><text:s/>1,667,453 <text:s/></text:p>
          </table:table-cell>
          <table:table-cell table:style-name="ce42" office:value-type="float" office:value="1722458.624" calcext:value-type="float">
            <text:p><text:s/>1,722,459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22445530.8" calcext:value-type="float">
            <text:p><text:s/>22,445,531 <text:s/></text:p>
          </table:table-cell>
          <table:table-cell table:style-name="ce42" office:value-type="float" office:value="8780491.787" calcext:value-type="float">
            <text:p><text:s/>8,780,49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93912.15" calcext:value-type="float">
            <text:p><text:s/>93,912 <text:s/></text:p>
          </table:table-cell>
          <table:table-cell table:style-name="ce42" office:value-type="float" office:value="1714003.264" calcext:value-type="float">
            <text:p><text:s/>1,714,003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573540.799" calcext:value-type="float">
            <text:p><text:s/>1,573,541 <text:s/></text:p>
          </table:table-cell>
          <table:table-cell table:style-name="ce42" office:value-type="float" office:value="8455.36" calcext:value-type="float">
            <text:p><text:s/>8,455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7"/>
          <table:table-cell table:style-name="ce36" table:number-columns-repeated="1015"/>
        </table:table-row>
        <table:table-row table:style-name="ro7" table:number-rows-repeated="97">
          <table:table-cell table:style-name="ce13"/>
          <table:table-cell table:style-name="ce23"/>
          <table:table-cell table:style-name="ce13" table:number-columns-repeated="1022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Titles" table:base-cell-address="$Page1.$A$1" table:cell-range-address="$Page6.$A$1:.$AMJ$8" table:range-usable-as="repeat-column repeat-row"/>
        </table:named-expressions>
      </table:table>
      <table:table table:name="Page7" table:style-name="ta7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20" table:number-columns-repeated="3" table:default-cell-style-name="ce14"/>
        <table:table-column table:style-name="co21" table:default-cell-style-name="ce14"/>
        <table:table-column table:style-name="co2" table:default-cell-style-name="ce14"/>
        <table:table-column table:style-name="co22" table:default-cell-style-name="ce98"/>
        <table:table-column table:style-name="co2" table:default-cell-style-name="ce13"/>
        <table:table-column table:style-name="co23" table:default-cell-style-name="ce12"/>
        <table:table-column table:style-name="co6" table:default-cell-style-name="ce14"/>
        <table:table-column table:style-name="co7" table:default-cell-style-name="ce14"/>
        <table:table-column table:style-name="co9" table:number-columns-repeated="1011" table:default-cell-style-name="ce14"/>
        <table:table-header-rows>
          <table:table-row table:style-name="ro1">
            <table:table-cell table:style-name="ce1" office:value-type="string" calcext:value-type="string" table:number-columns-spanned="11" table:number-rows-spanned="1">
              <text:p>能源平衡表－OECD能源統計格式（油當量單位）</text:p>
            </table:table-cell>
            <table:covered-table-cell table:number-columns-repeated="10" table:style-name="ce15"/>
            <table:table-cell table:number-columns-repeated="1013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106年(西元2017年)</text:p>
            </table:table-cell>
            <table:covered-table-cell table:number-columns-repeated="2" table:style-name="ce2"/>
            <table:table-cell table:style-name="ce53" table:number-columns-repeated="3"/>
            <table:table-cell table:style-name="ce12" table:number-columns-repeated="2"/>
            <table:table-cell table:style-name="ce83"/>
            <table:table-cell table:style-name="ce51"/>
            <table:table-cell table:style-name="ce106" office:value-type="string" calcext:value-type="string">
              <text:p>(單位：公秉油當量)(<text:span text:style-name="T1">Unit:kiloiter of oil equivalent</text:span><text:span text:style-name="T2">)</text:span></text:p>
            </table:table-cell>
            <table:table-cell table:style-name="ce36" table:number-columns-repeated="1013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55" office:value-type="float" office:value="52" calcext:value-type="float">
              <text:p>52</text:p>
            </table:table-cell>
            <table:table-cell table:style-name="ce55" office:value-type="float" office:value="53" calcext:value-type="float">
              <text:p>53</text:p>
            </table:table-cell>
            <table:table-cell table:style-name="ce65" office:value-type="float" office:value="54" calcext:value-type="float">
              <text:p>54</text:p>
            </table:table-cell>
            <table:table-cell table:style-name="ce65"/>
            <table:table-cell table:style-name="ce16"/>
            <table:table-cell table:style-name="ce84" office:value-type="string" calcext:value-type="string" table:number-columns-spanned="3" table:number-rows-spanned="6">
              <text:p>Item</text:p>
            </table:table-cell>
            <table:covered-table-cell table:number-columns-repeated="2" table:style-name="ce37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6" office:value-type="string" calcext:value-type="string">
              <text:p>太陽熱能</text:p>
            </table:table-cell>
            <table:table-cell table:style-name="ce56" office:value-type="string" calcext:value-type="string">
              <text:p>熱能</text:p>
            </table:table-cell>
            <table:table-cell table:style-name="ce66" office:value-type="string" calcext:value-type="string">
              <text:p>總計</text:p>
            </table:table-cell>
            <table:table-cell table:style-name="ce66"/>
            <table:table-cell table:style-name="ce4"/>
            <table:covered-table-cell table:style-name="ce85"/>
            <table:covered-table-cell table:number-columns-repeated="2" table:style-name="ce99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64" table:number-columns-repeated="2"/>
            <table:table-cell table:style-name="ce67" table:number-columns-repeated="2"/>
            <table:table-cell table:style-name="ce4"/>
            <table:covered-table-cell table:style-name="ce85"/>
            <table:covered-table-cell table:number-columns-repeated="2" table:style-name="ce99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8" office:value-type="string" calcext:value-type="string">
              <text:p>Solar Thermal</text:p>
            </table:table-cell>
            <table:table-cell table:style-name="ce58" office:value-type="string" calcext:value-type="string">
              <text:p>Heat</text:p>
            </table:table-cell>
            <table:table-cell table:style-name="ce68" office:value-type="string" calcext:value-type="string">
              <text:p>Grand Total</text:p>
            </table:table-cell>
            <table:table-cell table:style-name="ce68" table:number-columns-repeated="2"/>
            <table:covered-table-cell table:style-name="ce85"/>
            <table:covered-table-cell table:number-columns-repeated="2" table:style-name="ce99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8" table:number-columns-repeated="2"/>
            <table:table-cell table:style-name="ce69" table:number-columns-repeated="3"/>
            <table:covered-table-cell table:style-name="ce85"/>
            <table:covered-table-cell table:number-columns-repeated="2" table:style-name="ce99"/>
            <table:table-cell table:style-name="ce50" table:number-columns-repeated="1013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2"/>
            <table:table-cell table:style-name="ce70" table:number-columns-repeated="3"/>
            <table:covered-table-cell table:style-name="ce86"/>
            <table:covered-table-cell table:number-columns-repeated="2" table:style-name="ce40"/>
            <table:table-cell table:style-name="ce50" table:number-columns-repeated="1013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style-name="ce41" office:value-type="float" office:value="113116" calcext:value-type="float">
            <text:p><text:s/>113,116 <text:s/></text:p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2904393.8975461" calcext:value-type="float">
            <text:p><text:s/>2,904,394 <text:s/></text:p>
          </table:table-cell>
          <table:table-cell table:style-name="ce62" table:number-columns-repeated="2"/>
          <table:table-cell table:style-name="ce87" office:value-type="float" office:value="1" calcext:value-type="float">
            <text:p>1</text:p>
          </table:table-cell>
          <table:table-cell table:style-name="ce37"/>
          <table:table-cell table:style-name="ce107" office:value-type="string" calcext:value-type="string">
            <text:p>Indigenous Production</text:p>
          </table:table-cell>
          <table:table-cell table:style-name="ce36" table:number-columns-repeated="1013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43668055.135363" calcext:value-type="float">
            <text:p><text:s/>143,668,055 <text:s/></text:p>
          </table:table-cell>
          <table:table-cell table:style-name="ce63" table:number-columns-repeated="2"/>
          <table:table-cell table:style-name="ce88" office:value-type="float" office:value="2" calcext:value-type="float">
            <text:p>2</text:p>
          </table:table-cell>
          <table:table-cell table:style-name="ce100" office:value-type="string" calcext:value-type="string">
            <text:p>+</text:p>
          </table:table-cell>
          <table:table-cell table:style-name="ce108" office:value-type="string" calcext:value-type="string">
            <text:p>Import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9238052.5434556" calcext:value-type="float">
            <text:p><text:s/>19,238,053 <text:s/></text:p>
          </table:table-cell>
          <table:table-cell table:style-name="ce63" table:number-columns-repeated="2"/>
          <table:table-cell table:style-name="ce88" office:value-type="float" office:value="3" calcext:value-type="float">
            <text:p>3</text:p>
          </table:table-cell>
          <table:table-cell table:style-name="ce100" office:value-type="string" calcext:value-type="string">
            <text:p>-</text:p>
          </table:table-cell>
          <table:table-cell table:style-name="ce108" office:value-type="string" calcext:value-type="string">
            <text:p>Expor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345578.4" calcext:value-type="float">
            <text:p><text:s/>1,345,578 <text:s/></text:p>
          </table:table-cell>
          <table:table-cell table:style-name="ce63" table:number-columns-repeated="2"/>
          <table:table-cell table:style-name="ce88" office:value-type="float" office:value="4" calcext:value-type="float">
            <text:p>4</text:p>
          </table:table-cell>
          <table:table-cell table:style-name="ce100" office:value-type="string" calcext:value-type="string">
            <text:p>-</text:p>
          </table:table-cell>
          <table:table-cell table:style-name="ce108" office:value-type="string" calcext:value-type="string">
            <text:p>International Marine Bunker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164634.66666667" calcext:value-type="float">
            <text:p><text:s/>3,164,635 <text:s/></text:p>
          </table:table-cell>
          <table:table-cell table:style-name="ce63" table:number-columns-repeated="2"/>
          <table:table-cell table:style-name="ce88" office:value-type="float" office:value="5" calcext:value-type="float">
            <text:p>5</text:p>
          </table:table-cell>
          <table:table-cell table:style-name="ce100" office:value-type="string" calcext:value-type="string">
            <text:p>-</text:p>
          </table:table-cell>
          <table:table-cell table:style-name="ce108" office:value-type="string" calcext:value-type="string">
            <text:p>International Civil Aviation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-121691.168192484" calcext:value-type="float">
            <text:p><text:s/>-121,691 <text:s/></text:p>
          </table:table-cell>
          <table:table-cell table:style-name="ce63" table:number-columns-repeated="2"/>
          <table:table-cell table:style-name="ce88" office:value-type="float" office:value="6" calcext:value-type="float">
            <text:p>6</text:p>
          </table:table-cell>
          <table:table-cell table:style-name="ce100" office:value-type="string" calcext:value-type="string">
            <text:p>-</text:p>
          </table:table-cell>
          <table:table-cell table:style-name="ce108" office:value-type="string" calcext:value-type="string">
            <text:p>Stock Changes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113116" calcext:value-type="float">
            <text:p><text:s/>113,116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122945874.590979" calcext:value-type="float">
            <text:p><text:s/>122,945,875 <text:s/></text:p>
          </table:table-cell>
          <table:table-cell table:style-name="ce72" table:number-columns-repeated="2"/>
          <table:table-cell table:style-name="ce89" office:value-type="float" office:value="7" calcext:value-type="float">
            <text:p>7</text:p>
          </table:table-cell>
          <table:table-cell table:style-name="ce40" office:value-type="string" calcext:value-type="string">
            <text:p>=</text:p>
          </table:table-cell>
          <table:table-cell table:style-name="ce109" office:value-type="string" calcext:value-type="string">
            <text:p>Total Primary Energy Supply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7580862.4703579" calcext:value-type="float">
            <text:p><text:s/>27,580,862 <text:s/></text:p>
          </table:table-cell>
          <table:table-cell table:style-name="ce63" table:number-columns-repeated="2"/>
          <table:table-cell table:style-name="ce87" office:value-type="float" office:value="8" calcext:value-type="float">
            <text:p>8</text:p>
          </table:table-cell>
          <table:table-cell table:style-name="ce37" office:value-type="string" calcext:value-type="string">
            <text:p>-</text:p>
          </table:table-cell>
          <table:table-cell table:style-name="ce107" office:value-type="string" calcext:value-type="string">
            <text:p>Transfers(Intput)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0.000000000001" calcext:value-type="float">
            <text:p><text:s/>0 <text:s/></text:p>
          </table:table-cell>
          <table:table-cell table:style-name="ce43" office:value-type="float" office:value="-28690.2175704688" calcext:value-type="float">
            <text:p><text:s/>-28,690 <text:s/></text:p>
          </table:table-cell>
          <table:table-cell table:style-name="ce72" table:number-columns-repeated="2"/>
          <table:table-cell table:style-name="ce89" office:value-type="float" office:value="9" calcext:value-type="float">
            <text:p>9</text:p>
          </table:table-cell>
          <table:table-cell table:style-name="ce40" office:value-type="string" calcext:value-type="string">
            <text:p>-</text:p>
          </table:table-cell>
          <table:table-cell table:style-name="ce109" office:value-type="string" calcext:value-type="string">
            <text:p>Statistical Differenc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23573606.351301" calcext:value-type="float">
            <text:p><text:s/>123,573,606 <text:s/></text:p>
          </table:table-cell>
          <table:table-cell table:style-name="ce63" table:number-columns-repeated="2"/>
          <table:table-cell table:style-name="ce88" office:value-type="float" office:value="10" calcext:value-type="float">
            <text:p>10</text:p>
          </table:table-cell>
          <table:table-cell table:style-name="ce100" office:value-type="string" calcext:value-type="string">
            <text:p>-</text:p>
          </table:table-cell>
          <table:table-cell table:style-name="ce108" office:value-type="string" calcext:value-type="string">
            <text:p>Transformation Input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758939.80379" calcext:value-type="float">
            <text:p><text:s/>6,758,940 <text:s/></text:p>
          </table:table-cell>
          <table:table-cell table:style-name="ce63" table:number-columns-repeated="2"/>
          <table:table-cell table:style-name="ce88" office:value-type="float" office:value="11" calcext:value-type="float">
            <text:p>11</text:p>
          </table:table-cell>
          <table:table-cell table:style-name="ce100"/>
          <table:table-cell table:style-name="ce108" office:value-type="string" calcext:value-type="string">
            <text:p><text:s text:c="4"/>Coke Oven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422395.39777778" calcext:value-type="float">
            <text:p><text:s/>5,422,395 <text:s/></text:p>
          </table:table-cell>
          <table:table-cell table:style-name="ce63" table:number-columns-repeated="2"/>
          <table:table-cell table:style-name="ce88" office:value-type="float" office:value="12" calcext:value-type="float">
            <text:p>12</text:p>
          </table:table-cell>
          <table:table-cell table:style-name="ce100"/>
          <table:table-cell table:style-name="ce108" office:value-type="string" calcext:value-type="string">
            <text:p><text:s text:c="4"/>Blast Furnac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9634692.9505694" calcext:value-type="float">
            <text:p><text:s/>49,634,693 <text:s/></text:p>
          </table:table-cell>
          <table:table-cell table:style-name="ce63" table:number-columns-repeated="2"/>
          <table:table-cell table:style-name="ce88" office:value-type="float" office:value="13" calcext:value-type="float">
            <text:p>13</text:p>
          </table:table-cell>
          <table:table-cell table:style-name="ce100"/>
          <table:table-cell table:style-name="ce108" office:value-type="string" calcext:value-type="string">
            <text:p><text:s text:c="4"/>Petroleum Refineri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88" office:value-type="float" office:value="14" calcext:value-type="float">
            <text:p>14</text:p>
          </table:table-cell>
          <table:table-cell table:style-name="ce100"/>
          <table:table-cell table:style-name="ce108" office:value-type="string" calcext:value-type="string">
            <text:p><text:s text:c="4"/>Petrochemical Industry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0736828.6730733" calcext:value-type="float">
            <text:p><text:s/>50,736,829 <text:s/></text:p>
          </table:table-cell>
          <table:table-cell table:style-name="ce63" table:number-columns-repeated="2"/>
          <table:table-cell table:style-name="ce88" office:value-type="float" office:value="15" calcext:value-type="float">
            <text:p>15</text:p>
          </table:table-cell>
          <table:table-cell table:style-name="ce100"/>
          <table:table-cell table:style-name="ce108" office:value-type="string" calcext:value-type="string">
            <text:p><text:s text:c="4"/>Public Electricity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53366.339599" calcext:value-type="float">
            <text:p><text:s/>153,366 <text:s/></text:p>
          </table:table-cell>
          <table:table-cell table:style-name="ce63" table:number-columns-repeated="2"/>
          <table:table-cell table:style-name="ce88" office:value-type="float" office:value="16" calcext:value-type="float">
            <text:p>16</text:p>
          </table:table-cell>
          <table:table-cell table:style-name="ce100"/>
          <table:table-cell table:style-name="ce108" office:value-type="string" calcext:value-type="string">
            <text:p><text:s text:c="4"/>Autoproducer Electricity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05849.77" calcext:value-type="float">
            <text:p><text:s/>905,850 <text:s/></text:p>
          </table:table-cell>
          <table:table-cell table:style-name="ce63" table:number-columns-repeated="2"/>
          <table:table-cell table:style-name="ce88" office:value-type="float" office:value="17" calcext:value-type="float">
            <text:p>17</text:p>
          </table:table-cell>
          <table:table-cell table:style-name="ce100"/>
          <table:table-cell table:style-name="ce108" office:value-type="string" calcext:value-type="string">
            <text:p><text:s text:c="4"/>Public Cogeneration Plants <text:s/>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9961533.41649118" calcext:value-type="float">
            <text:p><text:s/>9,961,533 <text:s/></text:p>
          </table:table-cell>
          <table:table-cell table:style-name="ce72" table:number-columns-repeated="2"/>
          <table:table-cell table:style-name="ce88" office:value-type="float" office:value="18" calcext:value-type="float">
            <text:p>18</text:p>
          </table:table-cell>
          <table:table-cell table:style-name="ce100"/>
          <table:table-cell table:style-name="ce108" office:value-type="string" calcext:value-type="string">
            <text:p><text:s text:c="4"/>Autoproducer Cogeneration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701905.84488889" calcext:value-type="float">
            <text:p><text:s/>1,701,906 <text:s/></text:p>
          </table:table-cell>
          <table:table-cell table:style-name="ce42" office:value-type="float" office:value="115160570.567823" calcext:value-type="float">
            <text:p><text:s/>115,160,571 <text:s/></text:p>
          </table:table-cell>
          <table:table-cell table:style-name="ce63" table:number-columns-repeated="2"/>
          <table:table-cell table:style-name="ce87" office:value-type="float" office:value="19" calcext:value-type="float">
            <text:p>19</text:p>
          </table:table-cell>
          <table:table-cell table:style-name="ce37" office:value-type="string" calcext:value-type="string">
            <text:p>+</text:p>
          </table:table-cell>
          <table:table-cell table:style-name="ce107" office:value-type="string" calcext:value-type="string">
            <text:p>Transformation Output Total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701905.84488889" calcext:value-type="float">
            <text:p><text:s/>1,701,906 <text:s/></text:p>
          </table:table-cell>
          <table:table-cell table:style-name="ce42" office:value-type="float" office:value="87812998.9828475" calcext:value-type="float">
            <text:p><text:s/>87,812,999 <text:s/></text:p>
          </table:table-cell>
          <table:table-cell table:style-name="ce63" table:number-columns-repeated="2"/>
          <table:table-cell table:style-name="ce88" office:value-type="float" office:value="20" calcext:value-type="float">
            <text:p>20</text:p>
          </table:table-cell>
          <table:table-cell table:style-name="ce100"/>
          <table:table-cell table:style-name="ce108" office:value-type="string" calcext:value-type="string">
            <text:p>Transformation Output 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27347571.584976" calcext:value-type="float">
            <text:p><text:s/>27,347,572 <text:s/></text:p>
          </table:table-cell>
          <table:table-cell table:style-name="ce72" table:number-columns-repeated="2"/>
          <table:table-cell table:style-name="ce89" office:value-type="float" office:value="21" calcext:value-type="float">
            <text:p>21</text:p>
          </table:table-cell>
          <table:table-cell table:style-name="ce40"/>
          <table:table-cell table:style-name="ce109" office:value-type="string" calcext:value-type="string">
            <text:p>Transfers(Output)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26538.244022222" calcext:value-type="float">
            <text:p><text:s/>426,538 <text:s/></text:p>
          </table:table-cell>
          <table:table-cell table:style-name="ce42" office:value-type="float" office:value="7058917.67970236" calcext:value-type="float">
            <text:p><text:s/>7,058,918 <text:s/></text:p>
          </table:table-cell>
          <table:table-cell table:style-name="ce63" table:number-columns-repeated="2"/>
          <table:table-cell table:style-name="ce88" office:value-type="float" office:value="22" calcext:value-type="float">
            <text:p>22</text:p>
          </table:table-cell>
          <table:table-cell table:style-name="ce100" office:value-type="string" calcext:value-type="string">
            <text:p>-</text:p>
          </table:table-cell>
          <table:table-cell table:style-name="ce108" office:value-type="string" calcext:value-type="string">
            <text:p>Energy Sector Own Use 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997.15705333333" calcext:value-type="float">
            <text:p><text:s/>1,997 <text:s/></text:p>
          </table:table-cell>
          <table:table-cell table:style-name="ce63" table:number-columns-repeated="2"/>
          <table:table-cell table:style-name="ce88" office:value-type="float" office:value="23" calcext:value-type="float">
            <text:p>23</text:p>
          </table:table-cell>
          <table:table-cell table:style-name="ce100"/>
          <table:table-cell table:style-name="ce108" office:value-type="string" calcext:value-type="string">
            <text:p><text:s text:c="4"/>Coal Min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19789.268333333" calcext:value-type="float">
            <text:p><text:s/>619,789 <text:s/></text:p>
          </table:table-cell>
          <table:table-cell table:style-name="ce63" table:number-columns-repeated="2"/>
          <table:table-cell table:style-name="ce88" office:value-type="float" office:value="24" calcext:value-type="float">
            <text:p>24</text:p>
          </table:table-cell>
          <table:table-cell table:style-name="ce100"/>
          <table:table-cell table:style-name="ce108" office:value-type="string" calcext:value-type="string">
            <text:p><text:s text:c="4"/>Coke Oven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63105.258666667" calcext:value-type="float">
            <text:p><text:s/>663,105 <text:s/></text:p>
          </table:table-cell>
          <table:table-cell table:style-name="ce63" table:number-columns-repeated="2"/>
          <table:table-cell table:style-name="ce88" office:value-type="float" office:value="25" calcext:value-type="float">
            <text:p>25</text:p>
          </table:table-cell>
          <table:table-cell table:style-name="ce100"/>
          <table:table-cell table:style-name="ce108" office:value-type="string" calcext:value-type="string">
            <text:p><text:s text:c="4"/>Blast Furnaces 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912.35486222222" calcext:value-type="float">
            <text:p><text:s/>1,912 <text:s/></text:p>
          </table:table-cell>
          <table:table-cell table:style-name="ce63" table:number-columns-repeated="2"/>
          <table:table-cell table:style-name="ce88" office:value-type="float" office:value="26" calcext:value-type="float">
            <text:p>26</text:p>
          </table:table-cell>
          <table:table-cell table:style-name="ce100"/>
          <table:table-cell table:style-name="ce108" office:value-type="string" calcext:value-type="string">
            <text:p><text:s text:c="4"/>Oil and Gas Extraction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26538.076466667" calcext:value-type="float">
            <text:p><text:s/>426,538 <text:s/></text:p>
          </table:table-cell>
          <table:table-cell table:style-name="ce42" office:value-type="float" office:value="4167276.84729004" calcext:value-type="float">
            <text:p><text:s/>4,167,277 <text:s/></text:p>
          </table:table-cell>
          <table:table-cell table:style-name="ce63" table:number-columns-repeated="2"/>
          <table:table-cell table:style-name="ce88" office:value-type="float" office:value="27" calcext:value-type="float">
            <text:p>27</text:p>
          </table:table-cell>
          <table:table-cell table:style-name="ce100"/>
          <table:table-cell table:style-name="ce108" office:value-type="string" calcext:value-type="string">
            <text:p><text:s text:c="4"/>Petroleum Refineri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21664.533628889" calcext:value-type="float">
            <text:p><text:s/>921,665 <text:s/></text:p>
          </table:table-cell>
          <table:table-cell table:style-name="ce63" table:number-columns-repeated="2"/>
          <table:table-cell table:style-name="ce88" office:value-type="float" office:value="28" calcext:value-type="float">
            <text:p>28</text:p>
          </table:table-cell>
          <table:table-cell table:style-name="ce100"/>
          <table:table-cell table:style-name="ce108" office:value-type="string" calcext:value-type="string">
            <text:p><text:s text:c="4"/>Electricity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99241.144444444" calcext:value-type="float">
            <text:p><text:s/>399,241 <text:s/></text:p>
          </table:table-cell>
          <table:table-cell table:style-name="ce63" table:number-columns-repeated="2"/>
          <table:table-cell table:style-name="ce88" office:value-type="float" office:value="29" calcext:value-type="float">
            <text:p>29</text:p>
          </table:table-cell>
          <table:table-cell table:style-name="ce100"/>
          <table:table-cell table:style-name="ce108" office:value-type="string" calcext:value-type="string">
            <text:p><text:s text:c="4"/>Electricity to Pump Up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0.167555555555" calcext:value-type="float">
            <text:p><text:s/>0 <text:s/></text:p>
          </table:table-cell>
          <table:table-cell table:style-name="ce42" office:value-type="float" office:value="223982.750691111" calcext:value-type="float">
            <text:p><text:s/>223,983 <text:s/></text:p>
          </table:table-cell>
          <table:table-cell table:style-name="ce63" table:number-columns-repeated="2"/>
          <table:table-cell table:style-name="ce88" office:value-type="float" office:value="30" calcext:value-type="float">
            <text:p>30</text:p>
          </table:table-cell>
          <table:table-cell table:style-name="ce100"/>
          <table:table-cell table:style-name="ce108" office:value-type="string" calcext:value-type="string">
            <text:p><text:s text:c="4"/>Cogeneration Plants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59948.3647323196" calcext:value-type="float">
            <text:p><text:s/>59,948 <text:s/></text:p>
          </table:table-cell>
          <table:table-cell table:style-name="ce72" table:number-columns-repeated="2"/>
          <table:table-cell table:style-name="ce89" office:value-type="float" office:value="31" calcext:value-type="float">
            <text:p>31</text:p>
          </table:table-cell>
          <table:table-cell table:style-name="ce40"/>
          <table:table-cell table:style-name="ce109" office:value-type="string" calcext:value-type="string">
            <text:p><text:s text:c="4"/>Gas Companies</text:p>
          </table:table-cell>
          <table:table-cell table:style-name="ce12" table:number-columns-repeated="1013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942275.83212" calcext:value-type="float">
            <text:p><text:s/>942,276 <text:s/></text:p>
          </table:table-cell>
          <table:table-cell table:style-name="ce73" table:number-columns-repeated="2"/>
          <table:table-cell table:style-name="ce90" office:value-type="float" office:value="32" calcext:value-type="float">
            <text:p>32</text:p>
          </table:table-cell>
          <table:table-cell table:style-name="ce101" office:value-type="string" calcext:value-type="string">
            <text:p>-</text:p>
          </table:table-cell>
          <table:table-cell table:style-name="ce110" office:value-type="string" calcext:value-type="string">
            <text:p><text:s/>Losses</text:p>
          </table:table-cell>
          <table:table-cell table:style-name="ce12" table:number-columns-repeated="1013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113116" calcext:value-type="float">
            <text:p><text:s/>113,116 <text:s/></text:p>
          </table:table-cell>
          <table:table-cell table:style-name="ce44" office:value-type="float" office:value="1275367.60086667" calcext:value-type="float">
            <text:p><text:s/>1,275,368 <text:s/></text:p>
          </table:table-cell>
          <table:table-cell table:style-name="ce44" office:value-type="float" office:value="78979473.0428922" calcext:value-type="float">
            <text:p><text:s/>78,979,473 <text:s/></text:p>
          </table:table-cell>
          <table:table-cell table:style-name="ce73" table:number-columns-repeated="2"/>
          <table:table-cell table:style-name="ce89" office:value-type="float" office:value="33" calcext:value-type="float">
            <text:p>33</text:p>
          </table:table-cell>
          <table:table-cell table:style-name="ce40" office:value-type="string" calcext:value-type="string">
            <text:p>=</text:p>
          </table:table-cell>
          <table:table-cell table:style-name="ce109" office:value-type="string" calcext:value-type="string">
            <text:p>Total Final Consumption</text:p>
          </table:table-cell>
          <table:table-cell table:style-name="ce12" table:number-columns-repeated="1013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113116" calcext:value-type="float">
            <text:p><text:s/>113,116 <text:s/></text:p>
          </table:table-cell>
          <table:table-cell table:style-name="ce44" office:value-type="float" office:value="1275367.60086667" calcext:value-type="float">
            <text:p><text:s/>1,275,368 <text:s/></text:p>
          </table:table-cell>
          <table:table-cell table:style-name="ce44" office:value-type="float" office:value="53734564.6039786" calcext:value-type="float">
            <text:p><text:s/>53,734,565 <text:s/></text:p>
          </table:table-cell>
          <table:table-cell table:style-name="ce73" table:number-columns-repeated="2"/>
          <table:table-cell table:style-name="ce90" office:value-type="float" office:value="34" calcext:value-type="float">
            <text:p>34</text:p>
          </table:table-cell>
          <table:table-cell table:style-name="ce101"/>
          <table:table-cell table:style-name="ce110" office:value-type="string" calcext:value-type="string">
            <text:p>Energy Consumption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275367.60086667" calcext:value-type="float">
            <text:p><text:s/>1,275,368 <text:s/></text:p>
          </table:table-cell>
          <table:table-cell table:style-name="ce42" office:value-type="float" office:value="26633911.7460221" calcext:value-type="float">
            <text:p><text:s/>26,633,912 <text:s/></text:p>
          </table:table-cell>
          <table:table-cell table:style-name="ce63" table:number-columns-repeated="2"/>
          <table:table-cell table:style-name="ce88" office:value-type="float" office:value="35" calcext:value-type="float">
            <text:p>35</text:p>
          </table:table-cell>
          <table:table-cell table:style-name="ce100"/>
          <table:table-cell table:style-name="ce108" office:value-type="string" calcext:value-type="string">
            <text:p><text:s text:c="4"/>Industrial Sector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6094.4582033333" calcext:value-type="float">
            <text:p><text:s/>76,094 <text:s/></text:p>
          </table:table-cell>
          <table:table-cell table:style-name="ce63" table:number-columns-repeated="2"/>
          <table:table-cell table:style-name="ce88" office:value-type="float" office:value="36" calcext:value-type="float">
            <text:p>36</text:p>
          </table:table-cell>
          <table:table-cell table:style-name="ce100"/>
          <table:table-cell table:style-name="ce108" office:value-type="string" calcext:value-type="string">
            <text:p><text:s text:c="8"/>Mining and Quarrying(excluding coal,oil and gas)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6366.6032592593" calcext:value-type="float">
            <text:p><text:s/>16,367 <text:s/></text:p>
          </table:table-cell>
          <table:table-cell table:style-name="ce42" office:value-type="float" office:value="778554.05879531" calcext:value-type="float">
            <text:p><text:s/>778,554 <text:s/></text:p>
          </table:table-cell>
          <table:table-cell table:style-name="ce63" table:number-columns-repeated="2"/>
          <table:table-cell table:style-name="ce88" office:value-type="float" office:value="37" calcext:value-type="float">
            <text:p>37</text:p>
          </table:table-cell>
          <table:table-cell table:style-name="ce100"/>
          <table:table-cell table:style-name="ce108" office:value-type="string" calcext:value-type="string">
            <text:p><text:s text:c="8"/>Food, Beverage and Tobacco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4385.8576296296" calcext:value-type="float">
            <text:p><text:s/>44,386 <text:s/></text:p>
          </table:table-cell>
          <table:table-cell table:style-name="ce42" office:value-type="float" office:value="1195289.23838678" calcext:value-type="float">
            <text:p><text:s/>1,195,289 <text:s/></text:p>
          </table:table-cell>
          <table:table-cell table:style-name="ce63" table:number-columns-repeated="2"/>
          <table:table-cell table:style-name="ce88" office:value-type="float" office:value="38" calcext:value-type="float">
            <text:p>38</text:p>
          </table:table-cell>
          <table:table-cell table:style-name="ce100"/>
          <table:table-cell table:style-name="ce108" office:value-type="string" calcext:value-type="string">
            <text:p><text:s text:c="8"/>Textile,Wearing Apparel and Accessor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8693.6996055556" calcext:value-type="float">
            <text:p><text:s/>38,694 <text:s/></text:p>
          </table:table-cell>
          <table:table-cell table:style-name="ce63" table:number-columns-repeated="2"/>
          <table:table-cell table:style-name="ce88" office:value-type="float" office:value="39" calcext:value-type="float">
            <text:p>39</text:p>
          </table:table-cell>
          <table:table-cell table:style-name="ce100"/>
          <table:table-cell table:style-name="ce108" office:value-type="string" calcext:value-type="string">
            <text:p><text:s text:c="8"/>Leather and Fu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7185.1165155556" calcext:value-type="float">
            <text:p><text:s/>47,185 <text:s/></text:p>
          </table:table-cell>
          <table:table-cell table:style-name="ce63" table:number-columns-repeated="2"/>
          <table:table-cell table:style-name="ce88" office:value-type="float" office:value="40" calcext:value-type="float">
            <text:p>40</text:p>
          </table:table-cell>
          <table:table-cell table:style-name="ce100"/>
          <table:table-cell table:style-name="ce108" office:value-type="string" calcext:value-type="string">
            <text:p><text:s text:c="8"/>Wood, Bamboo and Furnitur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7583.5313333333" calcext:value-type="float">
            <text:p><text:s/>17,584 <text:s/></text:p>
          </table:table-cell>
          <table:table-cell table:style-name="ce42" office:value-type="float" office:value="1029701.49079337" calcext:value-type="float">
            <text:p><text:s/>1,029,701 <text:s/></text:p>
          </table:table-cell>
          <table:table-cell table:style-name="ce63" table:number-columns-repeated="2"/>
          <table:table-cell table:style-name="ce88" office:value-type="float" office:value="41" calcext:value-type="float">
            <text:p>41</text:p>
          </table:table-cell>
          <table:table-cell table:style-name="ce100"/>
          <table:table-cell table:style-name="ce108" office:value-type="string" calcext:value-type="string">
            <text:p><text:s text:c="8"/>Pulp, Paper and Paper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1481.7584911111" calcext:value-type="float">
            <text:p><text:s/>61,482 <text:s/></text:p>
          </table:table-cell>
          <table:table-cell table:style-name="ce63" table:number-columns-repeated="2"/>
          <table:table-cell table:style-name="ce88" office:value-type="float" office:value="42" calcext:value-type="float">
            <text:p>42</text:p>
          </table:table-cell>
          <table:table-cell table:style-name="ce100"/>
          <table:table-cell table:style-name="ce108" office:value-type="string" calcext:value-type="string">
            <text:p><text:s text:c="8"/>Printing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129179.49632222" calcext:value-type="float">
            <text:p><text:s/>1,129,179 <text:s/></text:p>
          </table:table-cell>
          <table:table-cell table:style-name="ce42" office:value-type="float" office:value="7458817.8762958" calcext:value-type="float">
            <text:p><text:s/>7,458,818 <text:s/></text:p>
          </table:table-cell>
          <table:table-cell table:style-name="ce63" table:number-columns-repeated="2"/>
          <table:table-cell table:style-name="ce88" office:value-type="float" office:value="43" calcext:value-type="float">
            <text:p>43</text:p>
          </table:table-cell>
          <table:table-cell table:style-name="ce100"/>
          <table:table-cell table:style-name="ce108" office:value-type="string" calcext:value-type="string">
            <text:p><text:s text:c="8"/>Chemical Material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129179.49632222" calcext:value-type="float">
            <text:p><text:s/>1,129,179 <text:s/></text:p>
          </table:table-cell>
          <table:table-cell table:style-name="ce42" office:value-type="float" office:value="5552412.06445715" calcext:value-type="float">
            <text:p><text:s/>5,552,412 <text:s/></text:p>
          </table:table-cell>
          <table:table-cell table:style-name="ce63" table:number-columns-repeated="2"/>
          <table:table-cell table:style-name="ce88" office:value-type="float" office:value="44" calcext:value-type="float">
            <text:p>44</text:p>
          </table:table-cell>
          <table:table-cell table:style-name="ce100"/>
          <table:table-cell table:style-name="ce108" office:value-type="string" calcext:value-type="string">
            <text:p><text:s text:c="12"/>Basic Chemical Material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12687.53538" calcext:value-type="float">
            <text:p>( 12,688 <text:s/>)</text:p>
          </table:table-cell>
          <table:table-cell table:style-name="ce45" office:value-type="float" office:value="590926.707785374" calcext:value-type="float">
            <text:p>( 590,927 <text:s/>)</text:p>
          </table:table-cell>
          <table:table-cell table:style-name="ce74"/>
          <table:table-cell table:style-name="ce63"/>
          <table:table-cell table:style-name="ce88" office:value-type="float" office:value="45" calcext:value-type="float">
            <text:p>45</text:p>
          </table:table-cell>
          <table:table-cell table:style-name="ce100"/>
          <table:table-cell table:style-name="ce108" office:value-type="string" calcext:value-type="string">
            <text:p><text:s text:c="16"/>(Basic Industrial Chemical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1116491.96094222" calcext:value-type="float">
            <text:p>( 1,116,492 <text:s/>)</text:p>
          </table:table-cell>
          <table:table-cell table:style-name="ce45" office:value-type="float" office:value="4792012.99547622" calcext:value-type="float">
            <text:p>( 4,792,013 <text:s/>)</text:p>
          </table:table-cell>
          <table:table-cell table:style-name="ce74"/>
          <table:table-cell table:style-name="ce63"/>
          <table:table-cell table:style-name="ce88" office:value-type="float" office:value="46" calcext:value-type="float">
            <text:p>46</text:p>
          </table:table-cell>
          <table:table-cell table:style-name="ce100"/>
          <table:table-cell table:style-name="ce108" office:value-type="string" calcext:value-type="string">
            <text:p><text:s text:c="16"/>(Petrochemical Material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74"/>
          <table:table-cell table:style-name="ce63"/>
          <table:table-cell table:style-name="ce88" office:value-type="float" office:value="47" calcext:value-type="float">
            <text:p>47</text:p>
          </table:table-cell>
          <table:table-cell table:style-name="ce100"/>
          <table:table-cell table:style-name="ce108" office:value-type="string" calcext:value-type="string">
            <text:p><text:s text:c="16"/>(Chemical Fertilizer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217263.19474838" calcext:value-type="float">
            <text:p><text:s/>1,217,263 <text:s/></text:p>
          </table:table-cell>
          <table:table-cell table:style-name="ce63" table:number-columns-repeated="2"/>
          <table:table-cell table:style-name="ce88" office:value-type="float" office:value="48" calcext:value-type="float">
            <text:p>48</text:p>
          </table:table-cell>
          <table:table-cell table:style-name="ce100"/>
          <table:table-cell table:style-name="ce108" office:value-type="string" calcext:value-type="string">
            <text:p><text:s text:c="12"/>Artificial Fiber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96634.177708048" calcext:value-type="float">
            <text:p><text:s/>496,634 <text:s/></text:p>
          </table:table-cell>
          <table:table-cell table:style-name="ce63" table:number-columns-repeated="2"/>
          <table:table-cell table:style-name="ce88" office:value-type="float" office:value="49" calcext:value-type="float">
            <text:p>49</text:p>
          </table:table-cell>
          <table:table-cell table:style-name="ce100"/>
          <table:table-cell table:style-name="ce108" office:value-type="string" calcext:value-type="string">
            <text:p><text:s text:c="12"/>Resin, Plastics and Rubber 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2" table:style-name="ce46" office:value-type="float" office:value="0" calcext:value-type="float">
            <text:p/>
          </table:table-cell>
          <table:table-cell table:style-name="ce46" office:value-type="float" office:value="192508.439382222" calcext:value-type="float">
            <text:p><text:s/>192,508 <text:s/></text:p>
          </table:table-cell>
          <table:table-cell table:style-name="ce75"/>
          <table:table-cell table:style-name="ce79"/>
          <table:table-cell table:style-name="ce91" office:value-type="float" office:value="50" calcext:value-type="float">
            <text:p>50</text:p>
          </table:table-cell>
          <table:table-cell table:style-name="ce102"/>
          <table:table-cell table:style-name="ce111" office:value-type="string" calcext:value-type="string">
            <text:p><text:s text:c="12"/>Other Chemical Material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24340.136458889" calcext:value-type="float">
            <text:p><text:s/>524,340 <text:s/></text:p>
          </table:table-cell>
          <table:table-cell table:style-name="ce63"/>
          <table:table-cell table:style-name="ce80"/>
          <table:table-cell table:style-name="ce92" office:value-type="float" office:value="51" calcext:value-type="float">
            <text:p>51</text:p>
          </table:table-cell>
          <table:table-cell table:style-name="ce100"/>
          <table:table-cell table:style-name="ce108" office:value-type="string" calcext:value-type="string">
            <text:p><text:s text:c="8"/>Chemical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20391.998448889" calcext:value-type="float">
            <text:p><text:s/>220,392 <text:s/></text:p>
          </table:table-cell>
          <table:table-cell table:style-name="ce63"/>
          <table:table-cell table:style-name="ce80"/>
          <table:table-cell table:style-name="ce92" office:value-type="float" office:value="52" calcext:value-type="float">
            <text:p>52</text:p>
          </table:table-cell>
          <table:table-cell table:style-name="ce100"/>
          <table:table-cell table:style-name="ce108" office:value-type="string" calcext:value-type="string">
            <text:p><text:s text:c="8"/>Rubber Products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2" table:style-name="ce46" office:value-type="float" office:value="0" calcext:value-type="float">
            <text:p/>
          </table:table-cell>
          <table:table-cell table:style-name="ce46" office:value-type="float" office:value="754553.818298889" calcext:value-type="float">
            <text:p><text:s/>754,554 <text:s/></text:p>
          </table:table-cell>
          <table:table-cell table:style-name="ce75"/>
          <table:table-cell table:style-name="ce79"/>
          <table:table-cell table:style-name="ce91" office:value-type="float" office:value="53" calcext:value-type="float">
            <text:p>53</text:p>
          </table:table-cell>
          <table:table-cell table:style-name="ce102"/>
          <table:table-cell table:style-name="ce111" office:value-type="string" calcext:value-type="string">
            <text:p><text:s text:c="8"/>Plastic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295713.39000111" calcext:value-type="float">
            <text:p><text:s/>2,295,713 <text:s/></text:p>
          </table:table-cell>
          <table:table-cell table:style-name="ce63"/>
          <table:table-cell table:style-name="ce80"/>
          <table:table-cell table:style-name="ce92" office:value-type="float" office:value="54" calcext:value-type="float">
            <text:p>54</text:p>
          </table:table-cell>
          <table:table-cell table:style-name="ce100"/>
          <table:table-cell table:style-name="ce108" office:value-type="string" calcext:value-type="string">
            <text:p><text:s text:c="8"/>Non-metallic Mineral Product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208367.03253778" calcext:value-type="float">
            <text:p><text:s/>1,208,367 <text:s/></text:p>
          </table:table-cell>
          <table:table-cell table:style-name="ce63"/>
          <table:table-cell table:style-name="ce80"/>
          <table:table-cell table:style-name="ce92" office:value-type="float" office:value="55" calcext:value-type="float">
            <text:p>55</text:p>
          </table:table-cell>
          <table:table-cell table:style-name="ce100"/>
          <table:table-cell table:style-name="ce108" office:value-type="string" calcext:value-type="string">
            <text:p><text:s text:c="12"/>Cement and Cement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87346.35746333" calcext:value-type="float">
            <text:p><text:s/>1,087,346 <text:s/></text:p>
          </table:table-cell>
          <table:table-cell table:style-name="ce63"/>
          <table:table-cell table:style-name="ce80"/>
          <table:table-cell table:style-name="ce92" office:value-type="float" office:value="56" calcext:value-type="float">
            <text:p>56</text:p>
          </table:table-cell>
          <table:table-cell table:style-name="ce100"/>
          <table:table-cell table:style-name="ce108" office:value-type="string" calcext:value-type="string">
            <text:p><text:s text:c="12"/>Other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106010.019981111" calcext:value-type="float">
            <text:p>( 106,010 <text:s/>)</text:p>
          </table:table-cell>
          <table:table-cell table:style-name="ce74"/>
          <table:table-cell table:style-name="ce80"/>
          <table:table-cell table:style-name="ce92" office:value-type="float" office:value="57" calcext:value-type="float">
            <text:p>57</text:p>
          </table:table-cell>
          <table:table-cell table:style-name="ce100"/>
          <table:table-cell table:style-name="ce108" office:value-type="string" calcext:value-type="string">
            <text:p><text:s text:c="16"/>(Pottery, China and Earthware)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2" table:style-name="ce47" office:value-type="float" office:value="0" calcext:value-type="float">
            <text:p/>
          </table:table-cell>
          <table:table-cell table:style-name="ce47" office:value-type="float" office:value="316282.166497778" calcext:value-type="float">
            <text:p>( 316,282 <text:s/>)</text:p>
          </table:table-cell>
          <table:table-cell table:style-name="ce76"/>
          <table:table-cell table:style-name="ce79"/>
          <table:table-cell table:style-name="ce91" office:value-type="float" office:value="58" calcext:value-type="float">
            <text:p>58</text:p>
          </table:table-cell>
          <table:table-cell table:style-name="ce102"/>
          <table:table-cell table:style-name="ce111" office:value-type="string" calcext:value-type="string">
            <text:p><text:s text:c="16"/>(Glass and Glass Product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7048.63076666667" calcext:value-type="float">
            <text:p><text:s/>7,049 <text:s/></text:p>
          </table:table-cell>
          <table:table-cell table:style-name="ce42" office:value-type="float" office:value="4182805.47928211" calcext:value-type="float">
            <text:p><text:s/>4,182,805 <text:s/></text:p>
          </table:table-cell>
          <table:table-cell table:style-name="ce63"/>
          <table:table-cell table:style-name="ce80"/>
          <table:table-cell table:style-name="ce92" office:value-type="float" office:value="59" calcext:value-type="float">
            <text:p>59</text:p>
          </table:table-cell>
          <table:table-cell table:style-name="ce100"/>
          <table:table-cell table:style-name="ce108" office:value-type="string" calcext:value-type="string">
            <text:p><text:s text:c="8"/>Basic Metal Industr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229.17846" calcext:value-type="float">
            <text:p><text:s/>4,229 <text:s/></text:p>
          </table:table-cell>
          <table:table-cell table:style-name="ce42" office:value-type="float" office:value="3967718.09255989" calcext:value-type="float">
            <text:p><text:s/>3,967,718 <text:s/></text:p>
          </table:table-cell>
          <table:table-cell table:style-name="ce63"/>
          <table:table-cell table:style-name="ce80"/>
          <table:table-cell table:style-name="ce92" office:value-type="float" office:value="60" calcext:value-type="float">
            <text:p>60</text:p>
          </table:table-cell>
          <table:table-cell table:style-name="ce100"/>
          <table:table-cell table:style-name="ce108" office:value-type="string" calcext:value-type="string">
            <text:p><text:s text:c="12"/>Iron and Steel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819.45230666667" calcext:value-type="float">
            <text:p><text:s/>2,819 <text:s/></text:p>
          </table:table-cell>
          <table:table-cell table:style-name="ce42" office:value-type="float" office:value="215087.386722222" calcext:value-type="float">
            <text:p><text:s/>215,087 <text:s/></text:p>
          </table:table-cell>
          <table:table-cell table:style-name="ce63"/>
          <table:table-cell table:style-name="ce80"/>
          <table:table-cell table:style-name="ce92" office:value-type="float" office:value="61" calcext:value-type="float">
            <text:p>61</text:p>
          </table:table-cell>
          <table:table-cell table:style-name="ce100"/>
          <table:table-cell table:style-name="ce108" office:value-type="string" calcext:value-type="string">
            <text:p><text:s text:c="12"/>Other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2819.45230666667" calcext:value-type="float">
            <text:p>( 2,819 <text:s/>)</text:p>
          </table:table-cell>
          <table:table-cell table:style-name="ce45" office:value-type="float" office:value="116860.068862222" calcext:value-type="float">
            <text:p>( 116,860 <text:s/>)</text:p>
          </table:table-cell>
          <table:table-cell table:style-name="ce74"/>
          <table:table-cell table:style-name="ce80"/>
          <table:table-cell table:style-name="ce92" office:value-type="float" office:value="62" calcext:value-type="float">
            <text:p>62</text:p>
          </table:table-cell>
          <table:table-cell table:style-name="ce100"/>
          <table:table-cell table:style-name="ce108" office:value-type="string" calcext:value-type="string">
            <text:p><text:s text:c="16"/>(Aluminum)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36109.092731111" calcext:value-type="float">
            <text:p><text:s/>936,109 <text:s/></text:p>
          </table:table-cell>
          <table:table-cell table:style-name="ce63"/>
          <table:table-cell table:style-name="ce80"/>
          <table:table-cell table:style-name="ce92" office:value-type="float" office:value="63" calcext:value-type="float">
            <text:p>63</text:p>
          </table:table-cell>
          <table:table-cell table:style-name="ce100"/>
          <table:table-cell table:style-name="ce108" office:value-type="string" calcext:value-type="string">
            <text:p><text:s text:c="8"/>Fabricated Metal Products 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2" table:style-name="ce46" office:value-type="float" office:value="0" calcext:value-type="float">
            <text:p/>
          </table:table-cell>
          <table:table-cell table:style-name="ce46" office:value-type="float" office:value="239333.767028889" calcext:value-type="float">
            <text:p><text:s/>239,334 <text:s/></text:p>
          </table:table-cell>
          <table:table-cell table:style-name="ce75"/>
          <table:table-cell table:style-name="ce79"/>
          <table:table-cell table:style-name="ce91" office:value-type="float" office:value="64" calcext:value-type="float">
            <text:p>64</text:p>
          </table:table-cell>
          <table:table-cell table:style-name="ce102"/>
          <table:table-cell table:style-name="ce111" office:value-type="string" calcext:value-type="string">
            <text:p><text:s text:c="8"/>Machinery and Equipment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60803.4815555556" calcext:value-type="float">
            <text:p><text:s/>60,803 <text:s/></text:p>
          </table:table-cell>
          <table:table-cell table:style-name="ce42" office:value-type="float" office:value="5249950.86425971" calcext:value-type="float">
            <text:p><text:s/>5,249,951 <text:s/></text:p>
          </table:table-cell>
          <table:table-cell table:style-name="ce63"/>
          <table:table-cell table:style-name="ce80"/>
          <table:table-cell table:style-name="ce92" office:value-type="float" office:value="65" calcext:value-type="float">
            <text:p>65</text:p>
          </table:table-cell>
          <table:table-cell table:style-name="ce100"/>
          <table:table-cell table:style-name="ce108" office:value-type="string" calcext:value-type="string">
            <text:p><text:s text:c="8"/>Electrical and Electronic Machinery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60803.4815555556" calcext:value-type="float">
            <text:p><text:s/>60,803 <text:s/></text:p>
          </table:table-cell>
          <table:table-cell table:style-name="ce42" office:value-type="float" office:value="3477433.09084" calcext:value-type="float">
            <text:p><text:s/>3,477,433 <text:s/></text:p>
          </table:table-cell>
          <table:table-cell table:style-name="ce74"/>
          <table:table-cell table:style-name="ce80"/>
          <table:table-cell table:style-name="ce92" office:value-type="float" office:value="66" calcext:value-type="float">
            <text:p>66</text:p>
          </table:table-cell>
          <table:table-cell table:style-name="ce100"/>
          <table:table-cell table:style-name="ce108" office:value-type="string" calcext:value-type="string">
            <text:p><text:s text:c="8"/>(Electronic Part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13338.204358889" calcext:value-type="float">
            <text:p><text:s/>313,338 <text:s/></text:p>
          </table:table-cell>
          <table:table-cell table:style-name="ce63"/>
          <table:table-cell table:style-name="ce80"/>
          <table:table-cell table:style-name="ce92" office:value-type="float" office:value="67" calcext:value-type="float">
            <text:p>67</text:p>
          </table:table-cell>
          <table:table-cell table:style-name="ce100"/>
          <table:table-cell table:style-name="ce108" office:value-type="string" calcext:value-type="string">
            <text:p><text:s text:c="8"/>Transport Equipme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67065.552582222" calcext:value-type="float">
            <text:p><text:s/>167,066 <text:s/></text:p>
          </table:table-cell>
          <table:table-cell table:style-name="ce63"/>
          <table:table-cell table:style-name="ce80"/>
          <table:table-cell table:style-name="ce92" office:value-type="float" office:value="68" calcext:value-type="float">
            <text:p>68</text:p>
          </table:table-cell>
          <table:table-cell table:style-name="ce100"/>
          <table:table-cell table:style-name="ce108" office:value-type="string" calcext:value-type="string">
            <text:p><text:s text:c="8"/>Precision Instrume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24554.704317778" calcext:value-type="float">
            <text:p><text:s/>324,555 <text:s/></text:p>
          </table:table-cell>
          <table:table-cell table:style-name="ce63"/>
          <table:table-cell table:style-name="ce80"/>
          <table:table-cell table:style-name="ce92" office:value-type="float" office:value="69" calcext:value-type="float">
            <text:p>69</text:p>
          </table:table-cell>
          <table:table-cell table:style-name="ce100"/>
          <table:table-cell table:style-name="ce108" office:value-type="string" calcext:value-type="string">
            <text:p><text:s text:c="8"/>Miscellaneous Industr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13079.680911261" calcext:value-type="float">
            <text:p><text:s/>513,080 <text:s/></text:p>
          </table:table-cell>
          <table:table-cell table:style-name="ce63" table:number-columns-repeated="2"/>
          <table:table-cell table:style-name="ce88" office:value-type="float" office:value="70" calcext:value-type="float">
            <text:p>70</text:p>
          </table:table-cell>
          <table:table-cell table:style-name="ce100"/>
          <table:table-cell table:style-name="ce108" office:value-type="string" calcext:value-type="string">
            <text:p><text:s text:c="8"/>Water Supply and Remediation Activit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15893.347633333" calcext:value-type="float">
            <text:p><text:s/>115,893 <text:s/></text:p>
          </table:table-cell>
          <table:table-cell table:style-name="ce63" table:number-columns-repeated="2"/>
          <table:table-cell table:style-name="ce88" office:value-type="float" office:value="71" calcext:value-type="float">
            <text:p>71</text:p>
          </table:table-cell>
          <table:table-cell table:style-name="ce100"/>
          <table:table-cell table:style-name="ce108" office:value-type="string" calcext:value-type="string">
            <text:p><text:s text:c="8"/>Construction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110964.012622222" calcext:value-type="float">
            <text:p><text:s/>110,964 <text:s/></text:p>
          </table:table-cell>
          <table:table-cell table:style-name="ce72" table:number-columns-repeated="2"/>
          <table:table-cell table:style-name="ce89" office:value-type="float" office:value="72" calcext:value-type="float">
            <text:p>72</text:p>
          </table:table-cell>
          <table:table-cell table:style-name="ce40"/>
          <table:table-cell table:style-name="ce109" office:value-type="string" calcext:value-type="string">
            <text:p><text:s text:c="8"/>Non-Specified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3688220.3105817" calcext:value-type="float">
            <text:p><text:s/>13,688,220 <text:s/></text:p>
          </table:table-cell>
          <table:table-cell table:style-name="ce63" table:number-columns-repeated="2"/>
          <table:table-cell table:style-name="ce87" office:value-type="float" office:value="73" calcext:value-type="float">
            <text:p>73</text:p>
          </table:table-cell>
          <table:table-cell table:style-name="ce37"/>
          <table:table-cell table:style-name="ce107" office:value-type="string" calcext:value-type="string">
            <text:p><text:s text:c="4"/>Transport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8576.888888889" calcext:value-type="float">
            <text:p><text:s/>108,577 <text:s/></text:p>
          </table:table-cell>
          <table:table-cell table:style-name="ce63" table:number-columns-repeated="2"/>
          <table:table-cell table:style-name="ce88" office:value-type="float" office:value="74" calcext:value-type="float">
            <text:p>74</text:p>
          </table:table-cell>
          <table:table-cell table:style-name="ce100"/>
          <table:table-cell table:style-name="ce108" office:value-type="string" calcext:value-type="string">
            <text:p><text:s text:c="8"/>Domestic Ai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3228405.9933439" calcext:value-type="float">
            <text:p><text:s/>13,228,406 <text:s/></text:p>
          </table:table-cell>
          <table:table-cell table:style-name="ce63" table:number-columns-repeated="2"/>
          <table:table-cell table:style-name="ce88" office:value-type="float" office:value="75" calcext:value-type="float">
            <text:p>75</text:p>
          </table:table-cell>
          <table:table-cell table:style-name="ce100"/>
          <table:table-cell table:style-name="ce108" office:value-type="string" calcext:value-type="string">
            <text:p><text:s text:c="8"/>Road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55096.591604444" calcext:value-type="float">
            <text:p><text:s/>155,097 <text:s/></text:p>
          </table:table-cell>
          <table:table-cell table:style-name="ce63" table:number-columns-repeated="2"/>
          <table:table-cell table:style-name="ce88" office:value-type="float" office:value="76" calcext:value-type="float">
            <text:p>76</text:p>
          </table:table-cell>
          <table:table-cell table:style-name="ce100"/>
          <table:table-cell table:style-name="ce108" office:value-type="string" calcext:value-type="string">
            <text:p><text:s text:c="8"/>Rail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610.30341111111" calcext:value-type="float">
            <text:p><text:s/>3,610 <text:s/></text:p>
          </table:table-cell>
          <table:table-cell table:style-name="ce63" table:number-columns-repeated="2"/>
          <table:table-cell table:style-name="ce88" office:value-type="float" office:value="77" calcext:value-type="float">
            <text:p>77</text:p>
          </table:table-cell>
          <table:table-cell table:style-name="ce100"/>
          <table:table-cell table:style-name="ce108" office:value-type="string" calcext:value-type="string">
            <text:p><text:s text:c="8"/>Pipeline Transport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92530.533333333" calcext:value-type="float">
            <text:p><text:s/>192,531 <text:s/></text:p>
          </table:table-cell>
          <table:table-cell table:style-name="ce63" table:number-columns-repeated="2"/>
          <table:table-cell table:style-name="ce88" office:value-type="float" office:value="78" calcext:value-type="float">
            <text:p>78</text:p>
          </table:table-cell>
          <table:table-cell table:style-name="ce100"/>
          <table:table-cell table:style-name="ce108" office:value-type="string" calcext:value-type="string">
            <text:p><text:s text:c="8"/>Internal Navigation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72" table:number-columns-repeated="2"/>
          <table:table-cell table:style-name="ce89" office:value-type="float" office:value="79" calcext:value-type="float">
            <text:p>79</text:p>
          </table:table-cell>
          <table:table-cell table:style-name="ce40"/>
          <table:table-cell table:style-name="ce109" office:value-type="string" calcext:value-type="string">
            <text:p><text:s text:c="8"/>Non-Specified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21269.169678889" calcext:value-type="float">
            <text:p><text:s/>721,269 <text:s/></text:p>
          </table:table-cell>
          <table:table-cell table:style-name="ce63" table:number-columns-repeated="2"/>
          <table:table-cell table:style-name="ce87" office:value-type="float" office:value="80" calcext:value-type="float">
            <text:p>80</text:p>
          </table:table-cell>
          <table:table-cell table:style-name="ce37"/>
          <table:table-cell table:style-name="ce107" office:value-type="string" calcext:value-type="string">
            <text:p><text:s text:c="4"/>Agriculture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74155.088776667" calcext:value-type="float">
            <text:p><text:s/>274,155 <text:s/></text:p>
          </table:table-cell>
          <table:table-cell table:style-name="ce63" table:number-columns-repeated="2"/>
          <table:table-cell table:style-name="ce88" office:value-type="float" office:value="81" calcext:value-type="float">
            <text:p>81</text:p>
          </table:table-cell>
          <table:table-cell table:style-name="ce100"/>
          <table:table-cell table:style-name="ce108" office:value-type="string" calcext:value-type="string">
            <text:p><text:s text:c="8"/>Agriculture, Animal Husbandry and Forestry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447114.080902222" calcext:value-type="float">
            <text:p><text:s/>447,114 <text:s/></text:p>
          </table:table-cell>
          <table:table-cell table:style-name="ce72" table:number-columns-repeated="2"/>
          <table:table-cell table:style-name="ce89" office:value-type="float" office:value="82" calcext:value-type="float">
            <text:p>82</text:p>
          </table:table-cell>
          <table:table-cell table:style-name="ce40"/>
          <table:table-cell table:style-name="ce109" office:value-type="string" calcext:value-type="string">
            <text:p><text:s text:c="8"/>Fishing and Aquacultur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style-name="ce42" office:value-type="float" office:value="3393.48" calcext:value-type="float">
            <text:p><text:s/>3,39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6100544.95798325" calcext:value-type="float">
            <text:p><text:s/>6,100,545 <text:s/></text:p>
          </table:table-cell>
          <table:table-cell table:style-name="ce63" table:number-columns-repeated="2"/>
          <table:table-cell table:style-name="ce88" office:value-type="float" office:value="83" calcext:value-type="float">
            <text:p>83</text:p>
          </table:table-cell>
          <table:table-cell table:style-name="ce100"/>
          <table:table-cell table:style-name="ce108" office:value-type="string" calcext:value-type="string">
            <text:p><text:s text:c="4"/>Service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93774.431664444" calcext:value-type="float">
            <text:p><text:s/>493,774 <text:s/></text:p>
          </table:table-cell>
          <table:table-cell table:style-name="ce63" table:number-columns-repeated="2"/>
          <table:table-cell table:style-name="ce88" office:value-type="float" office:value="84" calcext:value-type="float">
            <text:p>84</text:p>
          </table:table-cell>
          <table:table-cell table:style-name="ce100"/>
          <table:table-cell table:style-name="ce108" office:value-type="string" calcext:value-type="string">
            <text:p><text:s text:c="8"/>Wholesale and Retail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180979.88972747" calcext:value-type="float">
            <text:p><text:s/>1,180,980 <text:s/></text:p>
          </table:table-cell>
          <table:table-cell table:style-name="ce63" table:number-columns-repeated="2"/>
          <table:table-cell table:style-name="ce88" office:value-type="float" office:value="85" calcext:value-type="float">
            <text:p>85</text:p>
          </table:table-cell>
          <table:table-cell table:style-name="ce100"/>
          <table:table-cell table:style-name="ce108" office:value-type="string" calcext:value-type="string">
            <text:p><text:s text:c="8"/>Hotels and Restaur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50990.995455556" calcext:value-type="float">
            <text:p><text:s/>150,991 <text:s/></text:p>
          </table:table-cell>
          <table:table-cell table:style-name="ce63" table:number-columns-repeated="2"/>
          <table:table-cell table:style-name="ce88" office:value-type="float" office:value="86" calcext:value-type="float">
            <text:p>86</text:p>
          </table:table-cell>
          <table:table-cell table:style-name="ce100"/>
          <table:table-cell table:style-name="ce108" office:value-type="string" calcext:value-type="string">
            <text:p><text:s text:c="8"/>Transport Servic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4598.9973511111" calcext:value-type="float">
            <text:p><text:s/>94,599 <text:s/></text:p>
          </table:table-cell>
          <table:table-cell table:style-name="ce63" table:number-columns-repeated="2"/>
          <table:table-cell table:style-name="ce88" office:value-type="float" office:value="87" calcext:value-type="float">
            <text:p>87</text:p>
          </table:table-cell>
          <table:table-cell table:style-name="ce100"/>
          <table:table-cell table:style-name="ce108" office:value-type="string" calcext:value-type="string">
            <text:p><text:s text:c="8"/>Storage and Warehousing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40054.396275556" calcext:value-type="float">
            <text:p><text:s/>140,054 <text:s/></text:p>
          </table:table-cell>
          <table:table-cell table:style-name="ce63" table:number-columns-repeated="2"/>
          <table:table-cell table:style-name="ce88" office:value-type="float" office:value="88" calcext:value-type="float">
            <text:p>88</text:p>
          </table:table-cell>
          <table:table-cell table:style-name="ce100"/>
          <table:table-cell table:style-name="ce108" office:value-type="string" calcext:value-type="string">
            <text:p><text:s text:c="8"/>Communication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7757.7227" calcext:value-type="float">
            <text:p><text:s/>97,758 <text:s/></text:p>
          </table:table-cell>
          <table:table-cell table:style-name="ce63" table:number-columns-repeated="2"/>
          <table:table-cell table:style-name="ce88" office:value-type="float" office:value="89" calcext:value-type="float">
            <text:p>89</text:p>
          </table:table-cell>
          <table:table-cell table:style-name="ce100"/>
          <table:table-cell table:style-name="ce108" office:value-type="string" calcext:value-type="string">
            <text:p><text:s text:c="8"/>Finance, Insurance and Real Estat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61332.706486667" calcext:value-type="float">
            <text:p><text:s/>161,333 <text:s/></text:p>
          </table:table-cell>
          <table:table-cell table:style-name="ce63" table:number-columns-repeated="2"/>
          <table:table-cell table:style-name="ce88" office:value-type="float" office:value="90" calcext:value-type="float">
            <text:p>90</text:p>
          </table:table-cell>
          <table:table-cell table:style-name="ce100"/>
          <table:table-cell table:style-name="ce108" office:value-type="string" calcext:value-type="string">
            <text:p><text:s text:c="8"/>Business Servic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49100.207546667" calcext:value-type="float">
            <text:p><text:s/>849,100 <text:s/></text:p>
          </table:table-cell>
          <table:table-cell table:style-name="ce63" table:number-columns-repeated="2"/>
          <table:table-cell table:style-name="ce88" office:value-type="float" office:value="91" calcext:value-type="float">
            <text:p>91</text:p>
          </table:table-cell>
          <table:table-cell table:style-name="ce100"/>
          <table:table-cell table:style-name="ce108" office:value-type="string" calcext:value-type="string">
            <text:p><text:s text:c="8"/>Social and Personal Servic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style-name="ce42" office:value-type="float" office:value="3393.48" calcext:value-type="float">
            <text:p><text:s/>3,39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887461.790444667" calcext:value-type="float">
            <text:p><text:s/>887,462 <text:s/></text:p>
          </table:table-cell>
          <table:table-cell table:style-name="ce63" table:number-columns-repeated="2"/>
          <table:table-cell table:style-name="ce88" office:value-type="float" office:value="92" calcext:value-type="float">
            <text:p>92</text:p>
          </table:table-cell>
          <table:table-cell table:style-name="ce100"/>
          <table:table-cell table:style-name="ce108" office:value-type="string" calcext:value-type="string">
            <text:p><text:s text:c="8"/>Public Administration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2044493.82033111" calcext:value-type="float">
            <text:p><text:s/>2,044,494 <text:s/></text:p>
          </table:table-cell>
          <table:table-cell table:style-name="ce72" table:number-columns-repeated="2"/>
          <table:table-cell table:style-name="ce89" office:value-type="float" office:value="93" calcext:value-type="float">
            <text:p>93</text:p>
          </table:table-cell>
          <table:table-cell table:style-name="ce40"/>
          <table:table-cell table:style-name="ce109" office:value-type="string" calcext:value-type="string">
            <text:p><text:s text:c="8"/>Activities Not Adequately Defined </text:p>
          </table:table-cell>
          <table:table-cell table:style-name="ce12" table:number-columns-repeated="1013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style-name="ce44" office:value-type="float" office:value="109722.52" calcext:value-type="float">
            <text:p><text:s/>109,723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6590618.41971268" calcext:value-type="float">
            <text:p><text:s/>6,590,618 <text:s/></text:p>
          </table:table-cell>
          <table:table-cell table:style-name="ce73" table:number-columns-repeated="2"/>
          <table:table-cell table:style-name="ce89" office:value-type="float" office:value="94" calcext:value-type="float">
            <text:p>94</text:p>
          </table:table-cell>
          <table:table-cell table:style-name="ce40"/>
          <table:table-cell table:style-name="ce109" office:value-type="string" calcext:value-type="string">
            <text:p><text:s text:c="4"/>Residential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5244908.4389136" calcext:value-type="float">
            <text:p><text:s/>25,244,908 <text:s/></text:p>
          </table:table-cell>
          <table:table-cell table:style-name="ce63" table:number-columns-repeated="2"/>
          <table:table-cell table:style-name="ce87" office:value-type="float" office:value="95" calcext:value-type="float">
            <text:p>95</text:p>
          </table:table-cell>
          <table:table-cell table:style-name="ce37"/>
          <table:table-cell table:style-name="ce107" office:value-type="string" calcext:value-type="string">
            <text:p>Non-Energy Us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5244908.4389136" calcext:value-type="float">
            <text:p><text:s/>25,244,908 <text:s/></text:p>
          </table:table-cell>
          <table:table-cell table:style-name="ce63" table:number-columns-repeated="2"/>
          <table:table-cell table:style-name="ce88" office:value-type="float" office:value="96" calcext:value-type="float">
            <text:p>96</text:p>
          </table:table-cell>
          <table:table-cell table:style-name="ce100"/>
          <table:table-cell table:style-name="ce108" office:value-type="string" calcext:value-type="string">
            <text:p><text:s text:c="4"/>in Industry/Transf./Energy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21260400.3795367" calcext:value-type="float">
            <text:p>( 21,260,400 <text:s/>)</text:p>
          </table:table-cell>
          <table:table-cell table:style-name="ce74"/>
          <table:table-cell table:style-name="ce63"/>
          <table:table-cell table:style-name="ce88" office:value-type="float" office:value="97" calcext:value-type="float">
            <text:p>97</text:p>
          </table:table-cell>
          <table:table-cell table:style-name="ce100"/>
          <table:table-cell table:style-name="ce108" office:value-type="string" calcext:value-type="string">
            <text:p><text:s text:c="8"/>(Feedstock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88" office:value-type="float" office:value="98" calcext:value-type="float">
            <text:p>98</text:p>
          </table:table-cell>
          <table:table-cell table:style-name="ce100"/>
          <table:table-cell table:style-name="ce108" office:value-type="string" calcext:value-type="string">
            <text:p><text:s text:c="4"/>in Transport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72" table:number-columns-repeated="2"/>
          <table:table-cell table:style-name="ce89" office:value-type="float" office:value="99" calcext:value-type="float">
            <text:p>99</text:p>
          </table:table-cell>
          <table:table-cell table:style-name="ce40"/>
          <table:table-cell table:style-name="ce109" office:value-type="string" calcext:value-type="string">
            <text:p><text:s text:c="4"/>in Other Sectors</text:p>
          </table:table-cell>
          <table:table-cell table:style-name="ce12" table:number-columns-repeated="1013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2"/>
          <table:table-cell table:style-name="ce71" table:number-columns-repeated="2"/>
          <table:table-cell table:style-name="ce48" office:value-type="float" office:value="0" calcext:value-type="float">
            <text:p><text:s/></text:p>
          </table:table-cell>
          <table:table-cell table:style-name="ce93" office:value-type="float" office:value="0" calcext:value-type="float">
            <text:p><text:s/></text:p>
          </table:table-cell>
          <table:table-cell table:style-name="ce48" office:value-type="float" office:value="0" calcext:value-type="float">
            <text:p><text:s/></text:p>
          </table:table-cell>
          <table:table-cell table:style-name="ce112" office:value-type="string" calcext:value-type="string">
            <text:p>Electricity and Heat Output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70256421.305958" calcext:value-type="float">
            <text:p><text:s/>270,256,421 <text:s/></text:p>
          </table:table-cell>
          <table:table-cell table:style-name="ce77"/>
          <table:table-cell table:style-name="ce81"/>
          <table:table-cell table:style-name="ce94" office:value-type="float" office:value="1" calcext:value-type="float">
            <text:p>1</text:p>
          </table:table-cell>
          <table:table-cell table:style-name="ce103" office:value-type="string" calcext:value-type="string">
            <text:p><text:s/></text:p>
          </table:table-cell>
          <table:table-cell table:style-name="ce113" office:value-type="string" calcext:value-type="string">
            <text:p>Electricity Generated (MWh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31410966.017" calcext:value-type="float">
            <text:p><text:s/>231,410,966 <text:s/></text:p>
          </table:table-cell>
          <table:table-cell table:style-name="ce77"/>
          <table:table-cell table:style-name="ce81"/>
          <table:table-cell table:style-name="ce94" office:value-type="float" office:value="2" calcext:value-type="float">
            <text:p>2</text:p>
          </table:table-cell>
          <table:table-cell table:style-name="ce103"/>
          <table:table-cell table:style-name="ce113" office:value-type="string" calcext:value-type="string">
            <text:p><text:s text:c="4"/>Public Electricity Pl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587066.289" calcext:value-type="float">
            <text:p><text:s/>1,587,066 <text:s/></text:p>
          </table:table-cell>
          <table:table-cell table:style-name="ce77"/>
          <table:table-cell table:style-name="ce81"/>
          <table:table-cell table:style-name="ce94" office:value-type="float" office:value="3" calcext:value-type="float">
            <text:p>3</text:p>
          </table:table-cell>
          <table:table-cell table:style-name="ce103"/>
          <table:table-cell table:style-name="ce113" office:value-type="string" calcext:value-type="string">
            <text:p><text:s text:c="4"/>Autoproducer Electricity Pl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830392.999997" calcext:value-type="float">
            <text:p><text:s/>2,830,393 <text:s/></text:p>
          </table:table-cell>
          <table:table-cell table:style-name="ce77"/>
          <table:table-cell table:style-name="ce81"/>
          <table:table-cell table:style-name="ce95" office:value-type="float" office:value="4" calcext:value-type="float">
            <text:p>4</text:p>
          </table:table-cell>
          <table:table-cell table:style-name="ce104"/>
          <table:table-cell table:style-name="ce113" office:value-type="string" calcext:value-type="string">
            <text:p><text:s text:c="4"/>Public Cogeneration Plants <text:s/>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4427995.999961" calcext:value-type="float">
            <text:p><text:s/>34,427,996 <text:s/></text:p>
          </table:table-cell>
          <table:table-cell table:style-name="ce77"/>
          <table:table-cell table:style-name="ce81"/>
          <table:table-cell table:style-name="ce94" office:value-type="float" office:value="5" calcext:value-type="float">
            <text:p>5</text:p>
          </table:table-cell>
          <table:table-cell table:style-name="ce103"/>
          <table:table-cell table:style-name="ce113" office:value-type="string" calcext:value-type="string">
            <text:p><text:s text:c="4"/>Autoproducer Cogeneration Pl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0314523.999964" calcext:value-type="float">
            <text:p><text:s/>20,314,524 <text:s/></text:p>
          </table:table-cell>
          <table:table-cell table:style-name="ce77"/>
          <table:table-cell table:style-name="ce81"/>
          <table:table-cell table:style-name="ce94" office:value-type="float" office:value="6" calcext:value-type="float">
            <text:p>6</text:p>
          </table:table-cell>
          <table:table-cell table:style-name="ce103"/>
          <table:table-cell table:style-name="ce113" office:value-type="string" calcext:value-type="string">
            <text:p>Heat Generated (MT)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20314523.999964" calcext:value-type="float">
            <text:p><text:s/>20,314,524 <text:s/></text:p>
          </table:table-cell>
          <table:table-cell table:style-name="ce78"/>
          <table:table-cell table:style-name="ce82"/>
          <table:table-cell table:style-name="ce96" office:value-type="float" office:value="7" calcext:value-type="float">
            <text:p>7</text:p>
          </table:table-cell>
          <table:table-cell table:style-name="ce105"/>
          <table:table-cell table:style-name="ce114" office:value-type="string" calcext:value-type="string">
            <text:p><text:s text:c="4"/>Cogeneration Plants</text:p>
          </table:table-cell>
          <table:table-cell table:style-name="ce12" table:number-columns-repeated="1013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6"/>
          <table:table-cell table:style-name="ce60"/>
          <table:table-cell table:style-name="ce12"/>
          <table:table-cell/>
          <table:table-cell table:style-name="ce36" table:number-columns-repeated="1013"/>
        </table:table-row>
        <table:table-row table:style-name="ro7" table:number-rows-repeated="97">
          <table:table-cell table:style-name="ce13"/>
          <table:table-cell table:style-name="ce23"/>
          <table:table-cell table:style-name="ce13" table:number-columns-repeated="6"/>
          <table:table-cell table:style-name="ce97"/>
          <table:table-cell table:number-columns-repeated="2"/>
          <table:table-cell table:style-name="ce13" table:number-columns-repeated="1013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Titles" table:base-cell-address="$Page1.$A$1" table:cell-range-address="$Page7.$A$1:.$AMJ$8" table:range-usable-as="repeat-column repeat-row"/>
        </table:named-expressions>
      </table:table>
      <table:named-expressions>
        <table:named-range table:name="ReportTimeCell" table:base-cell-address="$Page1.$A$1" table:cell-range-address="$Page1.$A$2"/>
        <table:named-range table:name="RowStartCell" table:base-cell-address="$Page1.$A$1" table:cell-range-address="$Page1.$D$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/>
      <number:text>.</number:text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1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41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41">
      <number:text> </number:text>
      <style:map style:condition="value()&gt;0" style:apply-style-name="N141P0"/>
      <style:map style:condition="value()&lt;0" style:apply-style-name="N141P1"/>
    </number:number-style>
    <number:number-style style:name="N142P0" style:volatile="true">
      <loext:text>( </loext:text>
      <loext:fill-character> </loext:fill-character>
      <number:number number:decimal-places="0" loext:min-decimal-places="0" number:min-integer-digits="1" number:grouping="true"/>
      <number:text>  )</number:text>
    </number:number-style>
    <number:number-style style:name="N142P1" style:volatile="true">
      <loext:text>( </loext:text>
      <loext:fill-character> </loext:fill-character>
      <number:text>-</number:text>
      <number:number number:decimal-places="0" loext:min-decimal-places="0" number:min-integer-digits="1" number:grouping="true"/>
      <number:text>  )</number:text>
    </number:number-style>
    <number:number-style style:name="N142">
      <number:text> </number:text>
      <style:map style:condition="value()&gt;0" style:apply-style-name="N142P0"/>
      <style:map style:condition="value()&lt;0" style:apply-style-name="N142P1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43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43P2" style:volatile="true">
      <number:text/>
    </number:number-style>
    <number:text-style style:name="N143">
      <number:text/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loext:text>( </loext:text>
      <loext:fill-character> </loext:fill-character>
      <number:number number:decimal-places="0" loext:min-decimal-places="0" number:min-integer-digits="1" number:grouping="true"/>
      <number:text>  )</number:text>
    </number:number-style>
    <number:number-style style:name="N144P1" style:volatile="true">
      <loext:text>( </loext:text>
      <loext:fill-character> </loext:fill-character>
      <number:text>-</number:text>
      <number:number number:decimal-places="0" loext:min-decimal-places="0" number:min-integer-digits="1" number:grouping="true"/>
      <number:text>  )</number:text>
    </number:number-style>
    <number:number-style style:name="N144P2" style:volatile="true">
      <number:text/>
    </number:number-style>
    <number:text-style style:name="N144">
      <number:text/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0137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7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37P0"/>
    </number:currency-style>
    <number:currency-style style:name="N10138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8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38P0"/>
    </number:currency-style>
    <number:currency-style style:name="N10139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39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39P0"/>
    </number:currency-style>
    <number:currency-style style:name="N10140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40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40P0"/>
    </number:currency-style>
    <number:date-style style:name="N10141" number:language="zh" number:country="TW">
      <number:day/>
      <number:text>-</number:text>
      <number:month number:textual="true"/>
      <number:text>-</number:text>
      <number:year/>
    </number:date-style>
    <number:date-style style:name="N10142" number:language="zh" number:country="TW">
      <number:day/>
      <number:text>-</number:text>
      <number:month number:textual="true"/>
    </number:date-style>
    <number:date-style style:name="N10143" number:language="zh" number:country="TW">
      <number:month number:textual="true"/>
      <number:text>-</number:text>
      <number:year/>
    </number:date-style>
    <number:time-style style:name="N10144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5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6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6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6P0"/>
    </number:number-style>
    <number:number-style style:name="N10147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7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7P0"/>
    </number:number-style>
    <number:number-style style:name="N10148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8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9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9P0"/>
    </number:number-style>
    <number:date-style style:name="N10150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1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2" number:language="zh" number:country="TW">
      <number:year/>
      <number:text>/</number:text>
      <number:month/>
      <number:text>/</number:text>
      <number:day/>
    </number:date-style>
    <number:date-style style:name="N10153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4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5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56P0" style:volatile="true" number:language="zh" number:country="TW">
      <number:number number:decimal-places="0" loext:min-decimal-places="0" number:min-integer-digits="1" number:grouping="true"/>
    </number:number-style>
    <number:number-style style:name="N10156" number:language="zh" number:country="TW">
      <number:text>-</number:text>
      <number:number number:decimal-places="0" loext:min-decimal-places="0" number:min-integer-digits="1" number:grouping="true"/>
      <style:map style:condition="value()&gt;=0" style:apply-style-name="N10156P0"/>
    </number:number-style>
    <number:number-style style:name="N10157P0" style:volatile="true" number:language="zh" number:country="TW">
      <number:number number:decimal-places="0" loext:min-decimal-places="0" number:min-integer-digits="1" number:grouping="true"/>
    </number:number-style>
    <number:number-style style:name="N10157" number:language="zh" number:country="TW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57P0"/>
    </number:number-style>
    <number:number-style style:name="N10158P0" style:volatile="true" number:language="zh" number:country="TW">
      <number:number number:decimal-places="2" loext:min-decimal-places="2" number:min-integer-digits="1" number:grouping="true"/>
    </number:number-style>
    <number:number-style style:name="N10158" number:language="zh" number:country="TW">
      <number:text>-</number:text>
      <number:number number:decimal-places="2" loext:min-decimal-places="2" number:min-integer-digits="1" number:grouping="true"/>
      <style:map style:condition="value()&gt;=0" style:apply-style-name="N10158P0"/>
    </number:number-style>
    <number:number-style style:name="N10159P0" style:volatile="true" number:language="zh" number:country="TW">
      <number:number number:decimal-places="2" loext:min-decimal-places="2" number:min-integer-digits="1" number:grouping="true"/>
    </number:number-style>
    <number:number-style style:name="N10159" number:language="zh" number:country="TW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59P0"/>
    </number:number-style>
    <number:number-style style:name="N10160P0" style:volatile="true" number:language="zh" number:country="TW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1" style:volatile="true" number:language="zh" number:country="TW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2" style:volatile="true" number:language="zh" number:country="TW">
      <loext:text> </loext:text>
      <loext:fill-character> </loext:fill-character>
      <number:text>- </number:text>
    </number:number-style>
    <number:text-style style:name="N10160" number:language="zh" number:country="TW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currency-style style:name="N10161P0" style:volatile="true" number:language="zh" number:country="TW">
      <loext:text> 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1" style:volatile="true" number:language="zh" number:country="TW">
      <loext:text>-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2" style:volatile="true" number:language="zh" number:country="TW">
      <loext:text> $</loext:text>
      <loext:fill-character> </loext:fill-character>
      <number:text>- </number:text>
    </number:currency-style>
    <number:text-style style:name="N10161" number:language="zh" number:country="TW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number-style style:name="N10162P0" style:volatile="true" number:language="zh" number:country="TW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1" style:volatile="true" number:language="zh" number:country="TW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2" style:volatile="true" number:language="zh" number:country="TW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2" number:language="zh" number:country="TW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zh" number:country="TW">
      <loext:text> 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1" style:volatile="true" number:language="zh" number:country="TW">
      <loext:text>-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2" style:volatile="true" number:language="zh" number:country="TW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3" number:language="zh" number:country="TW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style:font-name="新細明體" fo:font-family="新細明體" style:font-family-generic="roman" fo:font-size="12pt" style:font-name-asian="新細明體" style:font-family-asian="新細明體" style:font-family-generic-asian="roman" style:font-size-asian="12pt" style:font-name-complex="Lucida Sans" style:font-family-complex="'Lucida Sans'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一般_5f_WESRB001" style:display-name="一般_WESRB00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  <style:style style:name="一般_5f_WESRB002" style:display-name="一般_WESRB00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  <style:style style:name="一般_5f_WESRB003" style:display-name="一般_WESRB00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10mm" fo:margin-left="10mm" fo:margin-right="4.9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4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Page2" style:display-name="PageStyle_Page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3" style:display-name="PageStyle_Page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4" style:display-name="PageStyle_Page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1" style:display-name="PageStyle_Page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5" style:display-name="PageStyle_Page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6" style:display-name="PageStyle_Page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7" style:display-name="PageStyle_Page7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06T03:14:01</meta:creation-date>
    <meta:initial-creator>國際合作與能源統計科</meta:initial-creator>
    <dc:description>能源平衡表OECD能源統計格式(油當量單位)</dc:description>
    <meta:keyword>台灣能源平衡表</meta:keyword>
    <dc:creator>kenice</dc:creator>
    <meta:print-date>2018-05-11T02:27:10</meta:print-date>
    <dc:date>2020-03-02T03:54:33</dc:date>
    <dc:subject>能源平衡表OECD能源統計格式(油當量單位)</dc:subject>
    <dc:title>能源平衡表OECD能源統計格式(油當量單位)</dc:title>
    <meta:generator>LibreOffice/5.4.1.2$Windows_x86 LibreOffice_project/ea7cb86e6eeb2bf3a5af73a8f7777ac570321527</meta:generator>
    <meta:document-statistic meta:table-count="7" meta:cell-count="7763" meta:object-count="0"/>
    <meta:user-defined meta:name="AppVersion">15.0300</meta:user-defined>
    <meta:user-defined meta:name="Company">經濟部能源局</meta:user-defined>
    <meta:user-defined meta:name="DocSecurity" meta:value-type="float">0</meta:user-defined>
    <meta:user-defined meta:name="EDOID" meta:value-type="float">133786</meta:user-defined>
    <meta:user-defined meta:name="HyperlinksChanged" meta:value-type="boolean">false</meta:user-defined>
    <meta:user-defined meta:name="LinksUpToDate" meta:value-type="boolean">false</meta:user-defined>
    <meta:user-defined meta:name="Manager" meta:value-type="string">經濟部能源局國際合作與能源統計科</meta:user-defined>
    <meta:user-defined meta:name="ScaleCrop" meta:value-type="boolean">false</meta:user-defined>
    <meta:user-defined meta:name="ShareDoc" meta:value-type="boolean">false</meta:user-defined>
    <meta:user-defined meta:name="category" meta:value-type="string">I21</meta:user-defined>
  </office:meta>
</office:document-meta>
</file>